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37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1.5291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3" table:number-columns-repeated="3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default-cell-style-name="ce13"/>
        <table:table-column table:style-name="co8" table:default-cell-style-name="ce13"/>
        <table:table-column table:style-name="co9" table:default-cell-style-name="ce13"/>
        <table:table-column table:style-name="co3" table:default-cell-style-name="ce25"/>
        <table:table-column table:style-name="co3" table:number-columns-repeated="3" table:default-cell-style-name="ce13"/>
        <table:table-column table:style-name="co3" table:number-columns-repeated="10" table:default-cell-style-name="ce25"/>
        <table:table-column table:style-name="co3" table:number-columns-repeated="996" table:default-cell-style-name="ce13"/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8-16-37-5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8-16-37-5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5263" calcext:value-type="float">
            <text:p>0.7652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15549" calcext:value-type="float">
            <text:p>1.815549</text:p>
          </table:table-cell>
          <table:table-cell office:value-type="float" office:value="1.303824" calcext:value-type="float">
            <text:p>1.303824</text:p>
          </table:table-cell>
          <table:table-cell office:value-type="float" office:value="1.105508" calcext:value-type="float">
            <text:p>1.105508</text:p>
          </table:table-cell>
          <table:table-cell office:value-type="float" office:value="1.064936" calcext:value-type="float">
            <text:p>1.064936</text:p>
          </table:table-cell>
          <table:table-cell office:value-type="float" office:value="0.954737" calcext:value-type="float">
            <text:p>0.954737</text:p>
          </table:table-cell>
          <table:table-cell office:value-type="float" office:value="0.894895" calcext:value-type="float">
            <text:p>0.894895</text:p>
          </table:table-cell>
          <table:table-cell office:value-type="float" office:value="0.856534" calcext:value-type="float">
            <text:p>0.856534</text:p>
          </table:table-cell>
          <table:table-cell office:value-type="float" office:value="0.816079" calcext:value-type="float">
            <text:p>0.816079</text:p>
          </table:table-cell>
          <table:table-cell office:value-type="float" office:value="0.769581" calcext:value-type="float">
            <text:p>0.769581</text:p>
          </table:table-cell>
          <table:table-cell office:value-type="float" office:value="0.765263" calcext:value-type="float">
            <text:p>0.76526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9-12-10-0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9-12-10-0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54366" calcext:value-type="float">
            <text:p>0.7543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6232" calcext:value-type="float">
            <text:p>1.736232</text:p>
          </table:table-cell>
          <table:table-cell office:value-type="float" office:value="1.312054" calcext:value-type="float">
            <text:p>1.312054</text:p>
          </table:table-cell>
          <table:table-cell office:value-type="float" office:value="1.150249" calcext:value-type="float">
            <text:p>1.150249</text:p>
          </table:table-cell>
          <table:table-cell office:value-type="float" office:value="1.091319" calcext:value-type="float">
            <text:p>1.091319</text:p>
          </table:table-cell>
          <table:table-cell office:value-type="float" office:value="0.949312" calcext:value-type="float">
            <text:p>0.949312</text:p>
          </table:table-cell>
          <table:table-cell office:value-type="float" office:value="0.881072" calcext:value-type="float">
            <text:p>0.881072</text:p>
          </table:table-cell>
          <table:table-cell office:value-type="float" office:value="0.851629" calcext:value-type="float">
            <text:p>0.851629</text:p>
          </table:table-cell>
          <table:table-cell office:value-type="float" office:value="0.824766" calcext:value-type="float">
            <text:p>0.824766</text:p>
          </table:table-cell>
          <table:table-cell office:value-type="float" office:value="0.782693" calcext:value-type="float">
            <text:p>0.782693</text:p>
          </table:table-cell>
          <table:table-cell office:value-type="float" office:value="0.754366" calcext:value-type="float">
            <text:p>0.75436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20-07-24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4-20-07-24-2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395" calcext:value-type="float">
            <text:p>0.7639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71296" calcext:value-type="float">
            <text:p>1.871296</text:p>
          </table:table-cell>
          <table:table-cell office:value-type="float" office:value="1.324933" calcext:value-type="float">
            <text:p>1.324933</text:p>
          </table:table-cell>
          <table:table-cell office:value-type="float" office:value="1.114435" calcext:value-type="float">
            <text:p>1.114435</text:p>
          </table:table-cell>
          <table:table-cell office:value-type="float" office:value="1.068775" calcext:value-type="float">
            <text:p>1.068775</text:p>
          </table:table-cell>
          <table:table-cell office:value-type="float" office:value="0.973653" calcext:value-type="float">
            <text:p>0.973653</text:p>
          </table:table-cell>
          <table:table-cell office:value-type="float" office:value="0.884797" calcext:value-type="float">
            <text:p>0.884797</text:p>
          </table:table-cell>
          <table:table-cell office:value-type="float" office:value="0.849338" calcext:value-type="float">
            <text:p>0.849338</text:p>
          </table:table-cell>
          <table:table-cell office:value-type="float" office:value="0.836727" calcext:value-type="float">
            <text:p>0.836727</text:p>
          </table:table-cell>
          <table:table-cell office:value-type="float" office:value="0.764421" calcext:value-type="float">
            <text:p>0.764421</text:p>
          </table:table-cell>
          <table:table-cell office:value-type="float" office:value="0.76395" calcext:value-type="float">
            <text:p>0.76395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1-02-38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1-02-38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49517" calcext:value-type="float">
            <text:p>0.7495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14791" calcext:value-type="float">
            <text:p>1.814791</text:p>
          </table:table-cell>
          <table:table-cell office:value-type="float" office:value="1.32571" calcext:value-type="float">
            <text:p>1.325710</text:p>
          </table:table-cell>
          <table:table-cell office:value-type="float" office:value="1.150271" calcext:value-type="float">
            <text:p>1.150271</text:p>
          </table:table-cell>
          <table:table-cell office:value-type="float" office:value="1.688223" calcext:value-type="float">
            <text:p>1.688223</text:p>
          </table:table-cell>
          <table:table-cell office:value-type="float" office:value="0.993209" calcext:value-type="float">
            <text:p>0.993209</text:p>
          </table:table-cell>
          <table:table-cell office:value-type="float" office:value="0.914069" calcext:value-type="float">
            <text:p>0.914069</text:p>
          </table:table-cell>
          <table:table-cell office:value-type="float" office:value="0.875095" calcext:value-type="float">
            <text:p>0.875095</text:p>
          </table:table-cell>
          <table:table-cell office:value-type="float" office:value="0.831961" calcext:value-type="float">
            <text:p>0.831961</text:p>
          </table:table-cell>
          <table:table-cell office:value-type="float" office:value="0.765055" calcext:value-type="float">
            <text:p>0.765055</text:p>
          </table:table-cell>
          <table:table-cell office:value-type="float" office:value="0.749517" calcext:value-type="float">
            <text:p>0.7495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 * 128 dim GPU large dr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2-06-40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2-06-40-5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8558" calcext:value-type="float">
            <text:p>0.7685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26107" calcext:value-type="float">
            <text:p>1.826107</text:p>
          </table:table-cell>
          <table:table-cell office:value-type="float" office:value="1.352752" calcext:value-type="float">
            <text:p>1.352752</text:p>
          </table:table-cell>
          <table:table-cell office:value-type="float" office:value="1.143958" calcext:value-type="float">
            <text:p>1.143958</text:p>
          </table:table-cell>
          <table:table-cell office:value-type="float" office:value="1.080899" calcext:value-type="float">
            <text:p>1.080899</text:p>
          </table:table-cell>
          <table:table-cell office:value-type="float" office:value="0.93553" calcext:value-type="float">
            <text:p>0.935530</text:p>
          </table:table-cell>
          <table:table-cell office:value-type="float" office:value="0.917578" calcext:value-type="float">
            <text:p>0.917578</text:p>
          </table:table-cell>
          <table:table-cell office:value-type="float" office:value="0.83896" calcext:value-type="float">
            <text:p>0.838960</text:p>
          </table:table-cell>
          <table:table-cell office:value-type="float" office:value="0.816752" calcext:value-type="float">
            <text:p>0.816752</text:p>
          </table:table-cell>
          <table:table-cell office:value-type="float" office:value="0.781789" calcext:value-type="float">
            <text:p>0.781789</text:p>
          </table:table-cell>
          <table:table-cell office:value-type="float" office:value="0.768558" calcext:value-type="float">
            <text:p>0.768558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3-02-00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3-02-00-4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1256" calcext:value-type="float">
            <text:p>0.801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29824" calcext:value-type="float">
            <text:p>1.729824</text:p>
          </table:table-cell>
          <table:table-cell office:value-type="float" office:value="0.384782" calcext:value-type="float">
            <text:p>0.384782</text:p>
          </table:table-cell>
          <table:table-cell office:value-type="float" office:value="0.149304" calcext:value-type="float">
            <text:p>0.149304</text:p>
          </table:table-cell>
          <table:table-cell office:value-type="float" office:value="1.101174" calcext:value-type="float">
            <text:p>1.101174</text:p>
          </table:table-cell>
          <table:table-cell office:value-type="float" office:value="0.970933" calcext:value-type="float">
            <text:p>0.970933</text:p>
          </table:table-cell>
          <table:table-cell office:value-type="float" office:value="0.967269" calcext:value-type="float">
            <text:p>0.967269</text:p>
          </table:table-cell>
          <table:table-cell office:value-type="float" office:value="0.851588" calcext:value-type="float">
            <text:p>0.851588</text:p>
          </table:table-cell>
          <table:table-cell office:value-type="float" office:value="0.835542" calcext:value-type="float">
            <text:p>0.835542</text:p>
          </table:table-cell>
          <table:table-cell office:value-type="float" office:value="0.821545" calcext:value-type="float">
            <text:p>0.821545</text:p>
          </table:table-cell>
          <table:table-cell office:value-type="float" office:value="0.801256" calcext:value-type="float">
            <text:p>0.80125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3-20-1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3-20-13-1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55948" calcext:value-type="float">
            <text:p>1.4559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90915" calcext:value-type="float">
            <text:p>1.790915</text:p>
          </table:table-cell>
          <table:table-cell office:value-type="float" office:value="1.780916" calcext:value-type="float">
            <text:p>1.780916</text:p>
          </table:table-cell>
          <table:table-cell office:value-type="float" office:value="1.646665" calcext:value-type="float">
            <text:p>1.646665</text:p>
          </table:table-cell>
          <table:table-cell office:value-type="float" office:value="1.505" calcext:value-type="float">
            <text:p>1.505000</text:p>
          </table:table-cell>
          <table:table-cell office:value-type="float" office:value="1.564371" calcext:value-type="float">
            <text:p>1.564371</text:p>
          </table:table-cell>
          <table:table-cell office:value-type="float" office:value="1.466407" calcext:value-type="float">
            <text:p>1.466407</text:p>
          </table:table-cell>
          <table:table-cell office:value-type="float" office:value="1.498837" calcext:value-type="float">
            <text:p>1.498837</text:p>
          </table:table-cell>
          <table:table-cell office:value-type="float" office:value="1.445516" calcext:value-type="float">
            <text:p>1.445516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455948" calcext:value-type="float">
            <text:p>1.4559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349" calcext:value-type="float">
            <text:p>2.822349</text:p>
          </table:table-cell>
          <table:table-cell table:number-columns-repeated="3"/>
          <table:table-cell office:value-type="float" office:value="3.277218" calcext:value-type="float">
            <text:p>3.277218</text:p>
          </table:table-cell>
          <table:table-cell office:value-type="float" office:value="2.996308" calcext:value-type="float">
            <text:p>2.996308</text:p>
          </table:table-cell>
          <table:table-cell office:value-type="float" office:value="3.001418" calcext:value-type="float">
            <text:p>3.001418</text:p>
          </table:table-cell>
          <table:table-cell office:value-type="float" office:value="2.908182" calcext:value-type="float">
            <text:p>2.908182</text:p>
          </table:table-cell>
          <table:table-cell office:value-type="float" office:value="2.986845" calcext:value-type="float">
            <text:p>2.986845</text:p>
          </table:table-cell>
          <table:table-cell office:value-type="float" office:value="2.795664" calcext:value-type="float">
            <text:p>2.795664</text:p>
          </table:table-cell>
          <table:table-cell office:value-type="float" office:value="2.780715" calcext:value-type="float">
            <text:p>2.780715</text:p>
          </table:table-cell>
          <table:table-cell office:value-type="float" office:value="2.732671" calcext:value-type="float">
            <text:p>2.732671</text:p>
          </table:table-cell>
          <table:table-cell office:value-type="float" office:value="2.815238" calcext:value-type="float">
            <text:p>2.815238</text:p>
          </table:table-cell>
          <table:table-cell office:value-type="float" office:value="2.822349" calcext:value-type="float">
            <text:p>2.8223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5-03-20-4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5-03-20-4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50648" calcext:value-type="float">
            <text:p>1.4506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3187" calcext:value-type="float">
            <text:p>1.733187</text:p>
          </table:table-cell>
          <table:table-cell office:value-type="float" office:value="1.701924" calcext:value-type="float">
            <text:p>1.701924</text:p>
          </table:table-cell>
          <table:table-cell office:value-type="float" office:value="1.617549" calcext:value-type="float">
            <text:p>1.617549</text:p>
          </table:table-cell>
          <table:table-cell office:value-type="float" office:value="1.566973" calcext:value-type="float">
            <text:p>1.566973</text:p>
          </table:table-cell>
          <table:table-cell office:value-type="float" office:value="1.548532" calcext:value-type="float">
            <text:p>1.548532</text:p>
          </table:table-cell>
          <table:table-cell office:value-type="float" office:value="1.485742" calcext:value-type="float">
            <text:p>1.485742</text:p>
          </table:table-cell>
          <table:table-cell office:value-type="float" office:value="1.558552" calcext:value-type="float">
            <text:p>1.558552</text:p>
          </table:table-cell>
          <table:table-cell office:value-type="float" office:value="1.474618" calcext:value-type="float">
            <text:p>1.474618</text:p>
          </table:table-cell>
          <table:table-cell office:value-type="float" office:value="1.453524" calcext:value-type="float">
            <text:p>1.453524</text:p>
          </table:table-cell>
          <table:table-cell office:value-type="float" office:value="1.450648" calcext:value-type="float">
            <text:p>1.4506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7373" calcext:value-type="float">
            <text:p>2.773730</text:p>
          </table:table-cell>
          <table:table-cell table:number-columns-repeated="3"/>
          <table:table-cell office:value-type="float" office:value="3.24942" calcext:value-type="float">
            <text:p>3.249420</text:p>
          </table:table-cell>
          <table:table-cell office:value-type="float" office:value="3.012324" calcext:value-type="float">
            <text:p>3.012324</text:p>
          </table:table-cell>
          <table:table-cell office:value-type="float" office:value="2.950223" calcext:value-type="float">
            <text:p>2.950223</text:p>
          </table:table-cell>
          <table:table-cell office:value-type="float" office:value="2.936602" calcext:value-type="float">
            <text:p>2.936602</text:p>
          </table:table-cell>
          <table:table-cell office:value-type="float" office:value="3.017723" calcext:value-type="float">
            <text:p>3.017723</text:p>
          </table:table-cell>
          <table:table-cell office:value-type="float" office:value="2.779552" calcext:value-type="float">
            <text:p>2.779552</text:p>
          </table:table-cell>
          <table:table-cell office:value-type="float" office:value="2.865802" calcext:value-type="float">
            <text:p>2.865802</text:p>
          </table:table-cell>
          <table:table-cell office:value-type="float" office:value="2.768121" calcext:value-type="float">
            <text:p>2.768121</text:p>
          </table:table-cell>
          <table:table-cell office:value-type="float" office:value="3.021553" calcext:value-type="float">
            <text:p>3.021553</text:p>
          </table:table-cell>
          <table:table-cell office:value-type="float" office:value="2.77373" calcext:value-type="float">
            <text:p>2.77373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6-11-22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6-11-22-4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49839" calcext:value-type="float">
            <text:p>1.4498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3152" calcext:value-type="float">
            <text:p>1.773152</text:p>
          </table:table-cell>
          <table:table-cell office:value-type="float" office:value="1.708034" calcext:value-type="float">
            <text:p>1.708034</text:p>
          </table:table-cell>
          <table:table-cell office:value-type="float" office:value="1.640595" calcext:value-type="float">
            <text:p>1.640595</text:p>
          </table:table-cell>
          <table:table-cell office:value-type="float" office:value="1.604269" calcext:value-type="float">
            <text:p>1.604269</text:p>
          </table:table-cell>
          <table:table-cell office:value-type="float" office:value="1.509417" calcext:value-type="float">
            <text:p>1.509417</text:p>
          </table:table-cell>
          <table:table-cell office:value-type="float" office:value="1.472348" calcext:value-type="float">
            <text:p>1.472348</text:p>
          </table:table-cell>
          <table:table-cell office:value-type="float" office:value="1.668878" calcext:value-type="float">
            <text:p>1.668878</text:p>
          </table:table-cell>
          <table:table-cell office:value-type="float" office:value="1.434371" calcext:value-type="float">
            <text:p>1.434371</text:p>
          </table:table-cell>
          <table:table-cell office:value-type="float" office:value="1.446364" calcext:value-type="float">
            <text:p>1.446364</text:p>
          </table:table-cell>
          <table:table-cell office:value-type="float" office:value="1.449839" calcext:value-type="float">
            <text:p>1.44983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11274" calcext:value-type="float">
            <text:p>2.811274</text:p>
          </table:table-cell>
          <table:table-cell table:number-columns-repeated="3"/>
          <table:table-cell office:value-type="float" office:value="3.375705" calcext:value-type="float">
            <text:p>3.375705</text:p>
          </table:table-cell>
          <table:table-cell office:value-type="float" office:value="3.07137" calcext:value-type="float">
            <text:p>3.071370</text:p>
          </table:table-cell>
          <table:table-cell office:value-type="float" office:value="2.983602" calcext:value-type="float">
            <text:p>2.983602</text:p>
          </table:table-cell>
          <table:table-cell office:value-type="float" office:value="2.946472" calcext:value-type="float">
            <text:p>2.946472</text:p>
          </table:table-cell>
          <table:table-cell office:value-type="float" office:value="3.04687" calcext:value-type="float">
            <text:p>3.046870</text:p>
          </table:table-cell>
          <table:table-cell office:value-type="float" office:value="2.793638" calcext:value-type="float">
            <text:p>2.793638</text:p>
          </table:table-cell>
          <table:table-cell office:value-type="float" office:value="2.837403" calcext:value-type="float">
            <text:p>2.837403</text:p>
          </table:table-cell>
          <table:table-cell office:value-type="float" office:value="2.684289" calcext:value-type="float">
            <text:p>2.684289</text:p>
          </table:table-cell>
          <table:table-cell office:value-type="float" office:value="2.785003" calcext:value-type="float">
            <text:p>2.785003</text:p>
          </table:table-cell>
          <table:table-cell office:value-type="float" office:value="2.811274" calcext:value-type="float">
            <text:p>2.81127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7-17-51-1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7-17-51-19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2514" calcext:value-type="float">
            <text:p>1.102514</text:p>
          </table:table-cell>
          <table:table-cell office:value-type="float" office:value="0.9597" calcext:value-type="float">
            <text:p>0.959700</text:p>
          </table:table-cell>
          <table:table-cell office:value-type="float" office:value="0.856168" calcext:value-type="float">
            <text:p>0.856168</text:p>
          </table:table-cell>
          <table:table-cell office:value-type="float" office:value="1" calcext:value-type="float">
            <text:p>1.000000</text:p>
          </table:table-cell>
          <table:table-cell office:value-type="float" office:value="0.77721" calcext:value-type="float">
            <text:p>0.777210</text:p>
          </table:table-cell>
          <table:table-cell office:value-type="float" office:value="0.757414" calcext:value-type="float">
            <text:p>0.757414</text:p>
          </table:table-cell>
          <table:table-cell office:value-type="float" office:value="0.747016" calcext:value-type="float">
            <text:p>0.747016</text:p>
          </table:table-cell>
          <table:table-cell office:value-type="float" office:value="0.717988" calcext:value-type="float">
            <text:p>0.717988</text:p>
          </table:table-cell>
          <table:table-cell office:value-type="float" office:value="0.685538" calcext:value-type="float">
            <text:p>0.685538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4319" calcext:value-type="float">
            <text:p>1.104319</text:p>
          </table:table-cell>
          <table:table-cell table:number-columns-repeated="3"/>
          <table:table-cell office:value-type="float" office:value="1.8694" calcext:value-type="float">
            <text:p>1.869400</text:p>
          </table:table-cell>
          <table:table-cell office:value-type="float" office:value="1.598454" calcext:value-type="float">
            <text:p>1.598454</text:p>
          </table:table-cell>
          <table:table-cell office:value-type="float" office:value="1.544187" calcext:value-type="float">
            <text:p>1.544187</text:p>
          </table:table-cell>
          <table:table-cell office:value-type="float" office:value="1.719697" calcext:value-type="float">
            <text:p>1.719697</text:p>
          </table:table-cell>
          <table:table-cell office:value-type="float" office:value="1.304039" calcext:value-type="float">
            <text:p>1.304039</text:p>
          </table:table-cell>
          <table:table-cell office:value-type="float" office:value="1.332257" calcext:value-type="float">
            <text:p>1.332257</text:p>
          </table:table-cell>
          <table:table-cell office:value-type="float" office:value="1.231512" calcext:value-type="float">
            <text:p>1.231512</text:p>
          </table:table-cell>
          <table:table-cell office:value-type="float" office:value="1.195377" calcext:value-type="float">
            <text:p>1.195377</text:p>
          </table:table-cell>
          <table:table-cell office:value-type="float" office:value="1.153541" calcext:value-type="float">
            <text:p>1.153541</text:p>
          </table:table-cell>
          <table:table-cell table:style-name="ce12" office:value-type="float" office:value="1.104319" calcext:value-type="float">
            <text:p>1.10431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8-23-53-3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8-23-53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19503" calcext:value-type="float">
            <text:p>1.119503</text:p>
          </table:table-cell>
          <table:table-cell office:value-type="float" office:value="0.95818" calcext:value-type="float">
            <text:p>0.958180</text:p>
          </table:table-cell>
          <table:table-cell office:value-type="float" office:value="0.867916" calcext:value-type="float">
            <text:p>0.867916</text:p>
          </table:table-cell>
          <table:table-cell office:value-type="float" office:value="0.867664" calcext:value-type="float">
            <text:p>0.867664</text:p>
          </table:table-cell>
          <table:table-cell office:value-type="float" office:value="0.78145" calcext:value-type="float">
            <text:p>0.781450</text:p>
          </table:table-cell>
          <table:table-cell office:value-type="float" office:value="0.753941" calcext:value-type="float">
            <text:p>0.753941</text:p>
          </table:table-cell>
          <table:table-cell office:value-type="float" office:value="0.772942" calcext:value-type="float">
            <text:p>0.772942</text:p>
          </table:table-cell>
          <table:table-cell office:value-type="float" office:value="0.712452" calcext:value-type="float">
            <text:p>0.712452</text:p>
          </table:table-cell>
          <table:table-cell office:value-type="float" office:value="0.684702" calcext:value-type="float">
            <text:p>0.684702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0181" calcext:value-type="float">
            <text:p>1.090181</text:p>
          </table:table-cell>
          <table:table-cell table:number-columns-repeated="3"/>
          <table:table-cell office:value-type="float" office:value="1.859364" calcext:value-type="float">
            <text:p>1.859364</text:p>
          </table:table-cell>
          <table:table-cell office:value-type="float" office:value="1.604655" calcext:value-type="float">
            <text:p>1.604655</text:p>
          </table:table-cell>
          <table:table-cell office:value-type="float" office:value="1.462703" calcext:value-type="float">
            <text:p>1.462703</text:p>
          </table:table-cell>
          <table:table-cell office:value-type="float" office:value="1.428917" calcext:value-type="float">
            <text:p>1.428917</text:p>
          </table:table-cell>
          <table:table-cell office:value-type="float" office:value="1.275462" calcext:value-type="float">
            <text:p>1.275462</text:p>
          </table:table-cell>
          <table:table-cell office:value-type="float" office:value="1.326359" calcext:value-type="float">
            <text:p>1.326359</text:p>
          </table:table-cell>
          <table:table-cell office:value-type="float" office:value="1.212163" calcext:value-type="float">
            <text:p>1.212163</text:p>
          </table:table-cell>
          <table:table-cell office:value-type="float" office:value="1.18916" calcext:value-type="float">
            <text:p>1.189160</text:p>
          </table:table-cell>
          <table:table-cell office:value-type="float" office:value="1.125631" calcext:value-type="float">
            <text:p>1.125631</text:p>
          </table:table-cell>
          <table:table-cell table:style-name="ce12" office:value-type="float" office:value="1.090181" calcext:value-type="float">
            <text:p>1.09018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30-05-40-4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30-05-40-4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7042" calcext:value-type="float">
            <text:p>1.107042</text:p>
          </table:table-cell>
          <table:table-cell office:value-type="float" office:value="0.987652" calcext:value-type="float">
            <text:p>0.987652</text:p>
          </table:table-cell>
          <table:table-cell office:value-type="float" office:value="0.917032" calcext:value-type="float">
            <text:p>0.917032</text:p>
          </table:table-cell>
          <table:table-cell office:value-type="float" office:value="0.864055" calcext:value-type="float">
            <text:p>0.864055</text:p>
          </table:table-cell>
          <table:table-cell office:value-type="float" office:value="0.780069" calcext:value-type="float">
            <text:p>0.780069</text:p>
          </table:table-cell>
          <table:table-cell office:value-type="float" office:value="0.751455" calcext:value-type="float">
            <text:p>0.751455</text:p>
          </table:table-cell>
          <table:table-cell office:value-type="float" office:value="0.762656" calcext:value-type="float">
            <text:p>0.762656</text:p>
          </table:table-cell>
          <table:table-cell office:value-type="float" office:value="0.715192" calcext:value-type="float">
            <text:p>0.715192</text:p>
          </table:table-cell>
          <table:table-cell office:value-type="float" office:value="0.694901" calcext:value-type="float">
            <text:p>0.694901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23169" calcext:value-type="float">
            <text:p>1.123169</text:p>
          </table:table-cell>
          <table:table-cell table:number-columns-repeated="3"/>
          <table:table-cell office:value-type="float" office:value="1.803607" calcext:value-type="float">
            <text:p>1.803607</text:p>
          </table:table-cell>
          <table:table-cell office:value-type="float" office:value="1.578346" calcext:value-type="float">
            <text:p>1.578346</text:p>
          </table:table-cell>
          <table:table-cell table:style-name="ce13" office:value-type="float" office:value="1.546751" calcext:value-type="float">
            <text:p>1.546751</text:p>
          </table:table-cell>
          <table:table-cell office:value-type="float" office:value="1.489817" calcext:value-type="float">
            <text:p>1.489817</text:p>
          </table:table-cell>
          <table:table-cell office:value-type="float" office:value="1.311872" calcext:value-type="float">
            <text:p>1.311872</text:p>
          </table:table-cell>
          <table:table-cell office:value-type="float" office:value="1.255378" calcext:value-type="float">
            <text:p>1.255378</text:p>
          </table:table-cell>
          <table:table-cell office:value-type="float" office:value="1.213245" calcext:value-type="float">
            <text:p>1.213245</text:p>
          </table:table-cell>
          <table:table-cell office:value-type="float" office:value="1.169236" calcext:value-type="float">
            <text:p>1.169236</text:p>
          </table:table-cell>
          <table:table-cell office:value-type="float" office:value="1.153614" calcext:value-type="float">
            <text:p>1.153614</text:p>
          </table:table-cell>
          <table:table-cell table:style-name="ce12" office:value-type="float" office:value="1.123169" calcext:value-type="float">
            <text:p>1.12316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1-12-57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1-12-57-2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6709" calcext:value-type="float">
            <text:p>0.7767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6854" calcext:value-type="float">
            <text:p>1.868540</text:p>
          </table:table-cell>
          <table:table-cell office:value-type="float" office:value="1.366248" calcext:value-type="float">
            <text:p>1.366248</text:p>
          </table:table-cell>
          <table:table-cell office:value-type="float" office:value="1.146919" calcext:value-type="float">
            <text:p>1.146919</text:p>
          </table:table-cell>
          <table:table-cell office:value-type="float" office:value="1.085095" calcext:value-type="float">
            <text:p>1.085095</text:p>
          </table:table-cell>
          <table:table-cell office:value-type="float" office:value="0.990956" calcext:value-type="float">
            <text:p>0.990956</text:p>
          </table:table-cell>
          <table:table-cell office:value-type="float" office:value="0.947668" calcext:value-type="float">
            <text:p>0.947668</text:p>
          </table:table-cell>
          <table:table-cell office:value-type="float" office:value="0.90621" calcext:value-type="float">
            <text:p>0.906210</text:p>
          </table:table-cell>
          <table:table-cell office:value-type="float" office:value="0.82099" calcext:value-type="float">
            <text:p>0.820990</text:p>
          </table:table-cell>
          <table:table-cell office:value-type="float" office:value="0.79275" calcext:value-type="float">
            <text:p>0.792750</text:p>
          </table:table-cell>
          <table:table-cell office:value-type="float" office:value="0.776709" calcext:value-type="float">
            <text:p>0.776709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2-07-21-5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2-07-21-52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0607" calcext:value-type="float">
            <text:p>0.7706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85" calcext:value-type="float">
            <text:p>1.738500</text:p>
          </table:table-cell>
          <table:table-cell office:value-type="float" office:value="1.323034" calcext:value-type="float">
            <text:p>1.323034</text:p>
          </table:table-cell>
          <table:table-cell office:value-type="float" office:value="1.139176" calcext:value-type="float">
            <text:p>1.139176</text:p>
          </table:table-cell>
          <table:table-cell office:value-type="float" office:value="1.075568" calcext:value-type="float">
            <text:p>1.075568</text:p>
          </table:table-cell>
          <table:table-cell office:value-type="float" office:value="0.942656" calcext:value-type="float">
            <text:p>0.942656</text:p>
          </table:table-cell>
          <table:table-cell office:value-type="float" office:value="0.922221" calcext:value-type="float">
            <text:p>0.922221</text:p>
          </table:table-cell>
          <table:table-cell office:value-type="float" office:value="0.862478" calcext:value-type="float">
            <text:p>0.862478</text:p>
          </table:table-cell>
          <table:table-cell office:value-type="float" office:value="0.819047" calcext:value-type="float">
            <text:p>0.819047</text:p>
          </table:table-cell>
          <table:table-cell office:value-type="float" office:value="0.788379" calcext:value-type="float">
            <text:p>0.788379</text:p>
          </table:table-cell>
          <table:table-cell office:value-type="float" office:value="0.770607" calcext:value-type="float">
            <text:p>0.77060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3-00-08-3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3-00-08-37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6917" calcext:value-type="float">
            <text:p>0.7769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83056" calcext:value-type="float">
            <text:p>1.783056</text:p>
          </table:table-cell>
          <table:table-cell office:value-type="float" office:value="1.376416" calcext:value-type="float">
            <text:p>1.376416</text:p>
          </table:table-cell>
          <table:table-cell office:value-type="float" office:value="1.125938" calcext:value-type="float">
            <text:p>1.125938</text:p>
          </table:table-cell>
          <table:table-cell office:value-type="float" office:value="1.090712" calcext:value-type="float">
            <text:p>1.090712</text:p>
          </table:table-cell>
          <table:table-cell office:value-type="float" office:value="0.979696" calcext:value-type="float">
            <text:p>0.979696</text:p>
          </table:table-cell>
          <table:table-cell office:value-type="float" office:value="0.932314" calcext:value-type="float">
            <text:p>0.932314</text:p>
          </table:table-cell>
          <table:table-cell office:value-type="float" office:value="0.880135" calcext:value-type="float">
            <text:p>0.880135</text:p>
          </table:table-cell>
          <table:table-cell office:value-type="float" office:value="0.840247" calcext:value-type="float">
            <text:p>0.840247</text:p>
          </table:table-cell>
          <table:table-cell office:value-type="float" office:value="0.79466" calcext:value-type="float">
            <text:p>0.794660</text:p>
          </table:table-cell>
          <table:table-cell office:value-type="float" office:value="0.776917" calcext:value-type="float">
            <text:p>0.77691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3-16-54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3-16-54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1041" calcext:value-type="float">
            <text:p>1.4104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12743" calcext:value-type="float">
            <text:p>1.612743</text:p>
          </table:table-cell>
          <table:table-cell office:value-type="float" office:value="1.716259" calcext:value-type="float">
            <text:p>1.716259</text:p>
          </table:table-cell>
          <table:table-cell office:value-type="float" office:value="1.650423" calcext:value-type="float">
            <text:p>1.650423</text:p>
          </table:table-cell>
          <table:table-cell office:value-type="float" office:value="1.502534" calcext:value-type="float">
            <text:p>1.502534</text:p>
          </table:table-cell>
          <table:table-cell office:value-type="float" office:value="1.552629" calcext:value-type="float">
            <text:p>1.552629</text:p>
          </table:table-cell>
          <table:table-cell office:value-type="float" office:value="1.488422" calcext:value-type="float">
            <text:p>1.488422</text:p>
          </table:table-cell>
          <table:table-cell office:value-type="float" office:value="1.543553" calcext:value-type="float">
            <text:p>1.543553</text:p>
          </table:table-cell>
          <table:table-cell office:value-type="float" office:value="1.392956" calcext:value-type="float">
            <text:p>1.392956</text:p>
          </table:table-cell>
          <table:table-cell office:value-type="float" office:value="1.420086" calcext:value-type="float">
            <text:p>1.420086</text:p>
          </table:table-cell>
          <table:table-cell office:value-type="float" office:value="1.41041" calcext:value-type="float">
            <text:p>1.4104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0835" calcext:value-type="float">
            <text:p>2.700835</text:p>
          </table:table-cell>
          <table:table-cell table:number-columns-repeated="3"/>
          <table:table-cell office:value-type="float" office:value="3.215208" calcext:value-type="float">
            <text:p>3.215208</text:p>
          </table:table-cell>
          <table:table-cell office:value-type="float" office:value="2.980677" calcext:value-type="float">
            <text:p>2.980677</text:p>
          </table:table-cell>
          <table:table-cell office:value-type="float" office:value="3.041152" calcext:value-type="float">
            <text:p>3.041152</text:p>
          </table:table-cell>
          <table:table-cell office:value-type="float" office:value="2.843014" calcext:value-type="float">
            <text:p>2.843014</text:p>
          </table:table-cell>
          <table:table-cell office:value-type="float" office:value="2.94251" calcext:value-type="float">
            <text:p>2.942510</text:p>
          </table:table-cell>
          <table:table-cell office:value-type="float" office:value="2.734921" calcext:value-type="float">
            <text:p>2.734921</text:p>
          </table:table-cell>
          <table:table-cell office:value-type="float" office:value="2.726938" calcext:value-type="float">
            <text:p>2.726938</text:p>
          </table:table-cell>
          <table:table-cell office:value-type="float" office:value="2.710843" calcext:value-type="float">
            <text:p>2.710843</text:p>
          </table:table-cell>
          <table:table-cell office:value-type="float" office:value="2.766237" calcext:value-type="float">
            <text:p>2.766237</text:p>
          </table:table-cell>
          <table:table-cell office:value-type="float" office:value="2.700835" calcext:value-type="float">
            <text:p>2.7008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4-21-08-3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4-21-0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02997" calcext:value-type="float">
            <text:p>1.4029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8012" calcext:value-type="float">
            <text:p>1.688012</text:p>
          </table:table-cell>
          <table:table-cell office:value-type="float" office:value="1.759806" calcext:value-type="float">
            <text:p>1.759806</text:p>
          </table:table-cell>
          <table:table-cell office:value-type="float" office:value="1.54747" calcext:value-type="float">
            <text:p>1.547470</text:p>
          </table:table-cell>
          <table:table-cell office:value-type="float" office:value="1.464867" calcext:value-type="float">
            <text:p>1.464867</text:p>
          </table:table-cell>
          <table:table-cell office:value-type="float" office:value="1.522204" calcext:value-type="float">
            <text:p>1.522204</text:p>
          </table:table-cell>
          <table:table-cell office:value-type="float" office:value="1.405552" calcext:value-type="float">
            <text:p>1.405552</text:p>
          </table:table-cell>
          <table:table-cell office:value-type="float" office:value="1.575744" calcext:value-type="float">
            <text:p>1.575744</text:p>
          </table:table-cell>
          <table:table-cell office:value-type="float" office:value="1.402797" calcext:value-type="float">
            <text:p>1.402797</text:p>
          </table:table-cell>
          <table:table-cell office:value-type="float" office:value="1.449592" calcext:value-type="float">
            <text:p>1.449592</text:p>
          </table:table-cell>
          <table:table-cell office:value-type="float" office:value="1.402997" calcext:value-type="float">
            <text:p>1.4029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43559" calcext:value-type="float">
            <text:p>2.743559</text:p>
          </table:table-cell>
          <table:table-cell table:number-columns-repeated="3"/>
          <table:table-cell office:value-type="float" office:value="3.173181" calcext:value-type="float">
            <text:p>3.173181</text:p>
          </table:table-cell>
          <table:table-cell office:value-type="float" office:value="3.02075" calcext:value-type="float">
            <text:p>3.020750</text:p>
          </table:table-cell>
          <table:table-cell office:value-type="float" office:value="2.929274" calcext:value-type="float">
            <text:p>2.929274</text:p>
          </table:table-cell>
          <table:table-cell office:value-type="float" office:value="2.881202" calcext:value-type="float">
            <text:p>2.881202</text:p>
          </table:table-cell>
          <table:table-cell office:value-type="float" office:value="2.971478" calcext:value-type="float">
            <text:p>2.971478</text:p>
          </table:table-cell>
          <table:table-cell office:value-type="float" office:value="2.798536" calcext:value-type="float">
            <text:p>2.798536</text:p>
          </table:table-cell>
          <table:table-cell office:value-type="float" office:value="2.754977" calcext:value-type="float">
            <text:p>2.754977</text:p>
          </table:table-cell>
          <table:table-cell office:value-type="float" office:value="2.683306" calcext:value-type="float">
            <text:p>2.683306</text:p>
          </table:table-cell>
          <table:table-cell office:value-type="float" office:value="2.822234" calcext:value-type="float">
            <text:p>2.822234</text:p>
          </table:table-cell>
          <table:table-cell office:value-type="float" office:value="2.743559" calcext:value-type="float">
            <text:p>2.7435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lbedo</text:p>
          </table:table-cell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7-15-5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7-15-59-1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6946" calcext:value-type="float">
            <text:p>1.056946</text:p>
          </table:table-cell>
          <table:table-cell office:value-type="float" office:value="0.944011" calcext:value-type="float">
            <text:p>0.944011</text:p>
          </table:table-cell>
          <table:table-cell office:value-type="float" office:value="0.877858" calcext:value-type="float">
            <text:p>0.877858</text:p>
          </table:table-cell>
          <table:table-cell office:value-type="float" office:value="0.82298" calcext:value-type="float">
            <text:p>0.822980</text:p>
          </table:table-cell>
          <table:table-cell office:value-type="float" office:value="0.767066" calcext:value-type="float">
            <text:p>0.767066</text:p>
          </table:table-cell>
          <table:table-cell office:value-type="float" office:value="0.702038" calcext:value-type="float">
            <text:p>0.702038</text:p>
          </table:table-cell>
          <table:table-cell office:value-type="float" office:value="0.696362" calcext:value-type="float">
            <text:p>0.696362</text:p>
          </table:table-cell>
          <table:table-cell office:value-type="float" office:value="0.680005" calcext:value-type="float">
            <text:p>0.680005</text:p>
          </table:table-cell>
          <table:table-cell office:value-type="float" office:value="0.648369" calcext:value-type="float">
            <text:p>0.648369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lidation (albedo) EPE: 0.780667, 1px: 0.930956, 3px: 0.969917, 5px: 0.979228</text:p>
          </table:table-cell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4615" calcext:value-type="float">
            <text:p>1.094615</text:p>
          </table:table-cell>
          <table:table-cell table:number-columns-repeated="3"/>
          <table:table-cell office:value-type="float" office:value="1.761358" calcext:value-type="float">
            <text:p>1.761358</text:p>
          </table:table-cell>
          <table:table-cell office:value-type="float" office:value="1.583239" calcext:value-type="float">
            <text:p>1.583239</text:p>
          </table:table-cell>
          <table:table-cell office:value-type="float" office:value="1.430842" calcext:value-type="float">
            <text:p>1.430842</text:p>
          </table:table-cell>
          <table:table-cell office:value-type="float" office:value="1.480538" calcext:value-type="float">
            <text:p>1.480538</text:p>
          </table:table-cell>
          <table:table-cell office:value-type="float" office:value="1.335005" calcext:value-type="float">
            <text:p>1.335005</text:p>
          </table:table-cell>
          <table:table-cell office:value-type="float" office:value="1.249724" calcext:value-type="float">
            <text:p>1.249724</text:p>
          </table:table-cell>
          <table:table-cell office:value-type="float" office:value="1.186101" calcext:value-type="float">
            <text:p>1.186101</text:p>
          </table:table-cell>
          <table:table-cell office:value-type="float" office:value="1.14221" calcext:value-type="float">
            <text:p>1.142210</text:p>
          </table:table-cell>
          <table:table-cell office:value-type="float" office:value="1.123057" calcext:value-type="float">
            <text:p>1.123057</text:p>
          </table:table-cell>
          <table:table-cell table:style-name="ce12" office:value-type="float" office:value="1.094615" calcext:value-type="float">
            <text:p>1.0946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8-18-54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8-18-54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997" calcext:value-type="float">
            <text:p>1.076997</text:p>
          </table:table-cell>
          <table:table-cell office:value-type="float" office:value="0.901029" calcext:value-type="float">
            <text:p>0.901029</text:p>
          </table:table-cell>
          <table:table-cell office:value-type="float" office:value="0.851072" calcext:value-type="float">
            <text:p>0.851072</text:p>
          </table:table-cell>
          <table:table-cell office:value-type="float" office:value="0.789344" calcext:value-type="float">
            <text:p>0.789344</text:p>
          </table:table-cell>
          <table:table-cell office:value-type="float" office:value="0.76436" calcext:value-type="float">
            <text:p>0.764360</text:p>
          </table:table-cell>
          <table:table-cell office:value-type="float" office:value="0.729285" calcext:value-type="float">
            <text:p>0.729285</text:p>
          </table:table-cell>
          <table:table-cell office:value-type="float" office:value="0.682076" calcext:value-type="float">
            <text:p>0.682076</text:p>
          </table:table-cell>
          <table:table-cell office:value-type="float" office:value="0.667187" calcext:value-type="float">
            <text:p>0.667187</text:p>
          </table:table-cell>
          <table:table-cell office:value-type="float" office:value="0.647067" calcext:value-type="float">
            <text:p>0.647067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0049" calcext:value-type="float">
            <text:p>1.090049</text:p>
          </table:table-cell>
          <table:table-cell table:number-columns-repeated="3"/>
          <table:table-cell office:value-type="float" office:value="1.892558" calcext:value-type="float">
            <text:p>1.892558</text:p>
          </table:table-cell>
          <table:table-cell office:value-type="float" office:value="1.529615" calcext:value-type="float">
            <text:p>1.529615</text:p>
          </table:table-cell>
          <table:table-cell office:value-type="float" office:value="1.475713" calcext:value-type="float">
            <text:p>1.475713</text:p>
          </table:table-cell>
          <table:table-cell office:value-type="float" office:value="1.382339" calcext:value-type="float">
            <text:p>1.382339</text:p>
          </table:table-cell>
          <table:table-cell office:value-type="float" office:value="1.357228" calcext:value-type="float">
            <text:p>1.357228</text:p>
          </table:table-cell>
          <table:table-cell office:value-type="float" office:value="1.293796" calcext:value-type="float">
            <text:p>1.293796</text:p>
          </table:table-cell>
          <table:table-cell office:value-type="float" office:value="1.194777" calcext:value-type="float">
            <text:p>1.194777</text:p>
          </table:table-cell>
          <table:table-cell office:value-type="float" office:value="1.134361" calcext:value-type="float">
            <text:p>1.134361</text:p>
          </table:table-cell>
          <table:table-cell office:value-type="float" office:value="1.1057" calcext:value-type="float">
            <text:p>1.105700</text:p>
          </table:table-cell>
          <table:table-cell table:style-name="ce12" office:value-type="float" office:value="1.090049" calcext:value-type="float">
            <text:p>1.0900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9-20-34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9-20-34-0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675" calcext:value-type="float">
            <text:p>1.056750</text:p>
          </table:table-cell>
          <table:table-cell office:value-type="float" office:value="0.924704" calcext:value-type="float">
            <text:p>0.924704</text:p>
          </table:table-cell>
          <table:table-cell office:value-type="float" office:value="0.843998" calcext:value-type="float">
            <text:p>0.843998</text:p>
          </table:table-cell>
          <table:table-cell office:value-type="float" office:value="0.81268" calcext:value-type="float">
            <text:p>0.812680</text:p>
          </table:table-cell>
          <table:table-cell office:value-type="float" office:value="0.756751" calcext:value-type="float">
            <text:p>0.756751</text:p>
          </table:table-cell>
          <table:table-cell office:value-type="float" office:value="0.71697" calcext:value-type="float">
            <text:p>0.716970</text:p>
          </table:table-cell>
          <table:table-cell office:value-type="float" office:value="0.698993" calcext:value-type="float">
            <text:p>0.698993</text:p>
          </table:table-cell>
          <table:table-cell office:value-type="float" office:value="0.668492" calcext:value-type="float">
            <text:p>0.668492</text:p>
          </table:table-cell>
          <table:table-cell office:value-type="float" office:value="0.655057" calcext:value-type="float">
            <text:p>0.655057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9992" calcext:value-type="float">
            <text:p>1.109992</text:p>
          </table:table-cell>
          <table:table-cell table:number-columns-repeated="3"/>
          <table:table-cell office:value-type="float" office:value="1.889761" calcext:value-type="float">
            <text:p>1.889761</text:p>
          </table:table-cell>
          <table:table-cell office:value-type="float" office:value="1.534662" calcext:value-type="float">
            <text:p>1.534662</text:p>
          </table:table-cell>
          <table:table-cell office:value-type="float" office:value="1.427618" calcext:value-type="float">
            <text:p>1.427618</text:p>
          </table:table-cell>
          <table:table-cell office:value-type="float" office:value="1.55812" calcext:value-type="float">
            <text:p>1.558120</text:p>
          </table:table-cell>
          <table:table-cell office:value-type="float" office:value="1.325885" calcext:value-type="float">
            <text:p>1.325885</text:p>
          </table:table-cell>
          <table:table-cell office:value-type="float" office:value="1.356866" calcext:value-type="float">
            <text:p>1.356866</text:p>
          </table:table-cell>
          <table:table-cell office:value-type="float" office:value="1.206685" calcext:value-type="float">
            <text:p>1.206685</text:p>
          </table:table-cell>
          <table:table-cell office:value-type="float" office:value="1.147922" calcext:value-type="float">
            <text:p>1.147922</text:p>
          </table:table-cell>
          <table:table-cell office:value-type="float" office:value="1.118472" calcext:value-type="float">
            <text:p>1.118472</text:p>
          </table:table-cell>
          <table:table-cell table:style-name="ce12" office:value-type="float" office:value="1.109992" calcext:value-type="float">
            <text:p>1.109992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0-22-57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0-22-57-5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8077" calcext:value-type="float">
            <text:p>0.7880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7543" calcext:value-type="float">
            <text:p>1.777543</text:p>
          </table:table-cell>
          <table:table-cell office:value-type="float" office:value="1.357602" calcext:value-type="float">
            <text:p>1.357602</text:p>
          </table:table-cell>
          <table:table-cell office:value-type="float" office:value="1.167421" calcext:value-type="float">
            <text:p>1.167421</text:p>
          </table:table-cell>
          <table:table-cell office:value-type="float" office:value="1.084509" calcext:value-type="float">
            <text:p>1.084509</text:p>
          </table:table-cell>
          <table:table-cell office:value-type="float" office:value="0.959375" calcext:value-type="float">
            <text:p>0.959375</text:p>
          </table:table-cell>
          <table:table-cell office:value-type="float" office:value="0.901815" calcext:value-type="float">
            <text:p>0.901815</text:p>
          </table:table-cell>
          <table:table-cell office:value-type="float" office:value="0.873863" calcext:value-type="float">
            <text:p>0.873863</text:p>
          </table:table-cell>
          <table:table-cell office:value-type="float" office:value="0.840272" calcext:value-type="float">
            <text:p>0.840272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788077" calcext:value-type="float">
            <text:p>0.78807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1-17-56-5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1-17-56-51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4102" calcext:value-type="float">
            <text:p>0.7941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59199" calcext:value-type="float">
            <text:p>1.759199</text:p>
          </table:table-cell>
          <table:table-cell office:value-type="float" office:value="1.374087" calcext:value-type="float">
            <text:p>1.374087</text:p>
          </table:table-cell>
          <table:table-cell office:value-type="float" office:value="1.13657" calcext:value-type="float">
            <text:p>1.136570</text:p>
          </table:table-cell>
          <table:table-cell office:value-type="float" office:value="1.083009" calcext:value-type="float">
            <text:p>1.083009</text:p>
          </table:table-cell>
          <table:table-cell office:value-type="float" office:value="0.961977" calcext:value-type="float">
            <text:p>0.961977</text:p>
          </table:table-cell>
          <table:table-cell office:value-type="float" office:value="0.91732" calcext:value-type="float">
            <text:p>0.917320</text:p>
          </table:table-cell>
          <table:table-cell office:value-type="float" office:value="0.86019" calcext:value-type="float">
            <text:p>0.860190</text:p>
          </table:table-cell>
          <table:table-cell office:value-type="float" office:value="0.840143" calcext:value-type="float">
            <text:p>0.840143</text:p>
          </table:table-cell>
          <table:table-cell office:value-type="float" office:value="0.808542" calcext:value-type="float">
            <text:p>0.808542</text:p>
          </table:table-cell>
          <table:table-cell office:value-type="float" office:value="0.794102" calcext:value-type="float">
            <text:p>0.79410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2-13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2-13-02-0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4162" calcext:value-type="float">
            <text:p>0.7941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43187" calcext:value-type="float">
            <text:p>1.843187</text:p>
          </table:table-cell>
          <table:table-cell office:value-type="float" office:value="1.404497" calcext:value-type="float">
            <text:p>1.404497</text:p>
          </table:table-cell>
          <table:table-cell office:value-type="float" office:value="1.16391" calcext:value-type="float">
            <text:p>1.163910</text:p>
          </table:table-cell>
          <table:table-cell office:value-type="float" office:value="1.090678" calcext:value-type="float">
            <text:p>1.090678</text:p>
          </table:table-cell>
          <table:table-cell office:value-type="float" office:value="0.981541" calcext:value-type="float">
            <text:p>0.981541</text:p>
          </table:table-cell>
          <table:table-cell office:value-type="float" office:value="0.915946" calcext:value-type="float">
            <text:p>0.915946</text:p>
          </table:table-cell>
          <table:table-cell office:value-type="float" office:value="0.884048" calcext:value-type="float">
            <text:p>0.884048</text:p>
          </table:table-cell>
          <table:table-cell office:value-type="float" office:value="0.837923" calcext:value-type="float">
            <text:p>0.837923</text:p>
          </table:table-cell>
          <table:table-cell office:value-type="float" office:value="0.798627" calcext:value-type="float">
            <text:p>0.798627</text:p>
          </table:table-cell>
          <table:table-cell office:value-type="float" office:value="0.794162" calcext:value-type="float">
            <text:p>0.79416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3-06-38-3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3-06-3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66127" calcext:value-type="float">
            <text:p>1.4661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2" calcext:value-type="float">
            <text:p>1.761200</text:p>
          </table:table-cell>
          <table:table-cell office:value-type="float" office:value="1.674603" calcext:value-type="float">
            <text:p>1.674603</text:p>
          </table:table-cell>
          <table:table-cell office:value-type="float" office:value="1.627611" calcext:value-type="float">
            <text:p>1.627611</text:p>
          </table:table-cell>
          <table:table-cell office:value-type="float" office:value="1.526162" calcext:value-type="float">
            <text:p>1.526162</text:p>
          </table:table-cell>
          <table:table-cell office:value-type="float" office:value="1.479527" calcext:value-type="float">
            <text:p>1.479527</text:p>
          </table:table-cell>
          <table:table-cell office:value-type="float" office:value="1.445454" calcext:value-type="float">
            <text:p>1.445454</text:p>
          </table:table-cell>
          <table:table-cell office:value-type="float" office:value="1.488409" calcext:value-type="float">
            <text:p>1.488409</text:p>
          </table:table-cell>
          <table:table-cell office:value-type="float" office:value="1.475112" calcext:value-type="float">
            <text:p>1.475112</text:p>
          </table:table-cell>
          <table:table-cell office:value-type="float" office:value="1.377507" calcext:value-type="float">
            <text:p>1.377507</text:p>
          </table:table-cell>
          <table:table-cell office:value-type="float" office:value="1.466127" calcext:value-type="float">
            <text:p>1.4661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64382" calcext:value-type="float">
            <text:p>2.643820</text:p>
          </table:table-cell>
          <table:table-cell table:number-columns-repeated="3"/>
          <table:table-cell office:value-type="float" office:value="3.070782" calcext:value-type="float">
            <text:p>3.070782</text:p>
          </table:table-cell>
          <table:table-cell office:value-type="float" office:value="2.967465" calcext:value-type="float">
            <text:p>2.967465</text:p>
          </table:table-cell>
          <table:table-cell office:value-type="float" office:value="2.885037" calcext:value-type="float">
            <text:p>2.885037</text:p>
          </table:table-cell>
          <table:table-cell office:value-type="float" office:value="2.958987" calcext:value-type="float">
            <text:p>2.958987</text:p>
          </table:table-cell>
          <table:table-cell office:value-type="float" office:value="2.834682" calcext:value-type="float">
            <text:p>2.834682</text:p>
          </table:table-cell>
          <table:table-cell office:value-type="float" office:value="2.669867" calcext:value-type="float">
            <text:p>2.669867</text:p>
          </table:table-cell>
          <table:table-cell office:value-type="float" office:value="2.793615" calcext:value-type="float">
            <text:p>2.793615</text:p>
          </table:table-cell>
          <table:table-cell office:value-type="float" office:value="2.631979" calcext:value-type="float">
            <text:p>2.631979</text:p>
          </table:table-cell>
          <table:table-cell office:value-type="float" office:value="2.620088" calcext:value-type="float">
            <text:p>2.620088</text:p>
          </table:table-cell>
          <table:table-cell office:value-type="float" office:value="2.64382" calcext:value-type="float">
            <text:p>2.64382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4-11-4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4-11-45-15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68936" calcext:value-type="float">
            <text:p>1.4689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148" calcext:value-type="float">
            <text:p>1.761148</text:p>
          </table:table-cell>
          <table:table-cell office:value-type="float" office:value="1.672473" calcext:value-type="float">
            <text:p>1.672473</text:p>
          </table:table-cell>
          <table:table-cell office:value-type="float" office:value="1.665054" calcext:value-type="float">
            <text:p>1.665054</text:p>
          </table:table-cell>
          <table:table-cell office:value-type="float" office:value="1.573203" calcext:value-type="float">
            <text:p>1.573203</text:p>
          </table:table-cell>
          <table:table-cell office:value-type="float" office:value="1.449693" calcext:value-type="float">
            <text:p>1.449693</text:p>
          </table:table-cell>
          <table:table-cell office:value-type="float" office:value="1.46241" calcext:value-type="float">
            <text:p>1.462410</text:p>
          </table:table-cell>
          <table:table-cell office:value-type="float" office:value="1.493502" calcext:value-type="float">
            <text:p>1.493502</text:p>
          </table:table-cell>
          <table:table-cell office:value-type="float" office:value="1.359223" calcext:value-type="float">
            <text:p>1.359223</text:p>
          </table:table-cell>
          <table:table-cell office:value-type="float" office:value="1.388959" calcext:value-type="float">
            <text:p>1.388959</text:p>
          </table:table-cell>
          <table:table-cell office:value-type="float" office:value="1.468936" calcext:value-type="float">
            <text:p>1.4689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00695" calcext:value-type="float">
            <text:p>2.700695</text:p>
          </table:table-cell>
          <table:table-cell table:number-columns-repeated="3"/>
          <table:table-cell office:value-type="float" office:value="3.102551" calcext:value-type="float">
            <text:p>3.102551</text:p>
          </table:table-cell>
          <table:table-cell office:value-type="float" office:value="2.917608" calcext:value-type="float">
            <text:p>2.917608</text:p>
          </table:table-cell>
          <table:table-cell office:value-type="float" office:value="2.895552" calcext:value-type="float">
            <text:p>2.895552</text:p>
          </table:table-cell>
          <table:table-cell office:value-type="float" office:value="3.002143" calcext:value-type="float">
            <text:p>3.002143</text:p>
          </table:table-cell>
          <table:table-cell office:value-type="float" office:value="2.855544" calcext:value-type="float">
            <text:p>2.855544</text:p>
          </table:table-cell>
          <table:table-cell office:value-type="float" office:value="2.799322" calcext:value-type="float">
            <text:p>2.799322</text:p>
          </table:table-cell>
          <table:table-cell office:value-type="float" office:value="2.833159" calcext:value-type="float">
            <text:p>2.833159</text:p>
          </table:table-cell>
          <table:table-cell office:value-type="float" office:value="2.67712" calcext:value-type="float">
            <text:p>2.677120</text:p>
          </table:table-cell>
          <table:table-cell office:value-type="float" office:value="2.661764" calcext:value-type="float">
            <text:p>2.661764</text:p>
          </table:table-cell>
          <table:table-cell office:value-type="float" office:value="2.700695" calcext:value-type="float">
            <text:p>2.70069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15-16-2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15-16-21-09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13431" calcext:value-type="float">
            <text:p>1.4134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1603" calcext:value-type="float">
            <text:p>1.641603</text:p>
          </table:table-cell>
          <table:table-cell office:value-type="float" office:value="1.679085" calcext:value-type="float">
            <text:p>1.679085</text:p>
          </table:table-cell>
          <table:table-cell office:value-type="float" office:value="1.57935" calcext:value-type="float">
            <text:p>1.579350</text:p>
          </table:table-cell>
          <table:table-cell office:value-type="float" office:value="1.54185" calcext:value-type="float">
            <text:p>1.541850</text:p>
          </table:table-cell>
          <table:table-cell office:value-type="float" office:value="1.463486" calcext:value-type="float">
            <text:p>1.463486</text:p>
          </table:table-cell>
          <table:table-cell office:value-type="float" office:value="1.488615" calcext:value-type="float">
            <text:p>1.488615</text:p>
          </table:table-cell>
          <table:table-cell office:value-type="float" office:value="1.452399" calcext:value-type="float">
            <text:p>1.452399</text:p>
          </table:table-cell>
          <table:table-cell office:value-type="float" office:value="1.3384765" calcext:value-type="float">
            <text:p>1.338477</text:p>
          </table:table-cell>
          <table:table-cell office:value-type="float" office:value="1.423203" calcext:value-type="float">
            <text:p>1.423203</text:p>
          </table:table-cell>
          <table:table-cell office:value-type="float" office:value="1.413431" calcext:value-type="float">
            <text:p>1.4134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810053" calcext:value-type="float">
            <text:p>2.810053</text:p>
          </table:table-cell>
          <table:table-cell table:number-columns-repeated="3"/>
          <table:table-cell office:value-type="float" office:value="3.033506" calcext:value-type="float">
            <text:p>3.033506</text:p>
          </table:table-cell>
          <table:table-cell office:value-type="float" office:value="2.979906" calcext:value-type="float">
            <text:p>2.979906</text:p>
          </table:table-cell>
          <table:table-cell office:value-type="float" office:value="2.897229" calcext:value-type="float">
            <text:p>2.897229</text:p>
          </table:table-cell>
          <table:table-cell office:value-type="float" office:value="2.912939" calcext:value-type="float">
            <text:p>2.912939</text:p>
          </table:table-cell>
          <table:table-cell office:value-type="float" office:value="2.808237" calcext:value-type="float">
            <text:p>2.808237</text:p>
          </table:table-cell>
          <table:table-cell office:value-type="float" office:value="2.818747" calcext:value-type="float">
            <text:p>2.818747</text:p>
          </table:table-cell>
          <table:table-cell office:value-type="float" office:value="2.735249" calcext:value-type="float">
            <text:p>2.735249</text:p>
          </table:table-cell>
          <table:table-cell office:value-type="float" office:value="2.663805" calcext:value-type="float">
            <text:p>2.663805</text:p>
          </table:table-cell>
          <table:table-cell office:value-type="float" office:value="2.857846" calcext:value-type="float">
            <text:p>2.857846</text:p>
          </table:table-cell>
          <table:table-cell office:value-type="float" office:value="2.810053" calcext:value-type="float">
            <text:p>2.81005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6-21-1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6-21-1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264" calcext:value-type="float">
            <text:p>1.077264</text:p>
          </table:table-cell>
          <table:table-cell office:value-type="float" office:value="0.94408" calcext:value-type="float">
            <text:p>0.944080</text:p>
          </table:table-cell>
          <table:table-cell office:value-type="float" office:value="0.889692" calcext:value-type="float">
            <text:p>0.889692</text:p>
          </table:table-cell>
          <table:table-cell office:value-type="float" office:value="0.825037" calcext:value-type="float">
            <text:p>0.825037</text:p>
          </table:table-cell>
          <table:table-cell office:value-type="float" office:value="0.768435" calcext:value-type="float">
            <text:p>0.768435</text:p>
          </table:table-cell>
          <table:table-cell office:value-type="float" office:value="0.731777" calcext:value-type="float">
            <text:p>0.731777</text:p>
          </table:table-cell>
          <table:table-cell office:value-type="float" office:value="0.709773" calcext:value-type="float">
            <text:p>0.709773</text:p>
          </table:table-cell>
          <table:table-cell office:value-type="float" office:value="0.672404" calcext:value-type="float">
            <text:p>0.672404</text:p>
          </table:table-cell>
          <table:table-cell office:value-type="float" office:value="0.662549" calcext:value-type="float">
            <text:p>0.662549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2" calcext:value-type="float">
            <text:p>1.120000</text:p>
          </table:table-cell>
          <table:table-cell table:number-columns-repeated="3"/>
          <table:table-cell office:value-type="float" office:value="1.694209" calcext:value-type="float">
            <text:p>1.694209</text:p>
          </table:table-cell>
          <table:table-cell office:value-type="float" office:value="1.54053" calcext:value-type="float">
            <text:p>1.540530</text:p>
          </table:table-cell>
          <table:table-cell office:value-type="float" office:value="1.497788" calcext:value-type="float">
            <text:p>1.497788</text:p>
          </table:table-cell>
          <table:table-cell office:value-type="float" office:value="1.312467" calcext:value-type="float">
            <text:p>1.312467</text:p>
          </table:table-cell>
          <table:table-cell office:value-type="float" office:value="1.286387" calcext:value-type="float">
            <text:p>1.286387</text:p>
          </table:table-cell>
          <table:table-cell office:value-type="float" office:value="1.267767" calcext:value-type="float">
            <text:p>1.267767</text:p>
          </table:table-cell>
          <table:table-cell office:value-type="float" office:value="1.174009" calcext:value-type="float">
            <text:p>1.174009</text:p>
          </table:table-cell>
          <table:table-cell office:value-type="float" office:value="1.162584" calcext:value-type="float">
            <text:p>1.162584</text:p>
          </table:table-cell>
          <table:table-cell office:value-type="float" office:value="1.142393" calcext:value-type="float">
            <text:p>1.142393</text:p>
          </table:table-cell>
          <table:table-cell table:style-name="ce12" office:value-type="float" office:value="1.12" calcext:value-type="float">
            <text:p>1.12000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8-01-40-3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8-01-40-3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3412" calcext:value-type="float">
            <text:p>1.034120</text:p>
          </table:table-cell>
          <table:table-cell office:value-type="float" office:value="0.949678" calcext:value-type="float">
            <text:p>0.949678</text:p>
          </table:table-cell>
          <table:table-cell office:value-type="float" office:value="0.893277" calcext:value-type="float">
            <text:p>0.893277</text:p>
          </table:table-cell>
          <table:table-cell office:value-type="float" office:value="0.820877" calcext:value-type="float">
            <text:p>0.820877</text:p>
          </table:table-cell>
          <table:table-cell office:value-type="float" office:value="0.764656" calcext:value-type="float">
            <text:p>0.764656</text:p>
          </table:table-cell>
          <table:table-cell office:value-type="float" office:value="0.75325" calcext:value-type="float">
            <text:p>0.753250</text:p>
          </table:table-cell>
          <table:table-cell office:value-type="float" office:value="0.719185" calcext:value-type="float">
            <text:p>0.719185</text:p>
          </table:table-cell>
          <table:table-cell office:value-type="float" office:value="0.688639" calcext:value-type="float">
            <text:p>0.688639</text:p>
          </table:table-cell>
          <table:table-cell office:value-type="float" office:value="0.6623" calcext:value-type="float">
            <text:p>0.662300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8315" calcext:value-type="float">
            <text:p>1.098315</text:p>
          </table:table-cell>
          <table:table-cell table:number-columns-repeated="3"/>
          <table:table-cell office:value-type="float" office:value="1.746171" calcext:value-type="float">
            <text:p>1.746171</text:p>
          </table:table-cell>
          <table:table-cell office:value-type="float" office:value="1.523803" calcext:value-type="float">
            <text:p>1.523803</text:p>
          </table:table-cell>
          <table:table-cell office:value-type="float" office:value="1.448439" calcext:value-type="float">
            <text:p>1.448439</text:p>
          </table:table-cell>
          <table:table-cell office:value-type="float" office:value="1.481724" calcext:value-type="float">
            <text:p>1.481724</text:p>
          </table:table-cell>
          <table:table-cell office:value-type="float" office:value="1.281999" calcext:value-type="float">
            <text:p>1.281999</text:p>
          </table:table-cell>
          <table:table-cell office:value-type="float" office:value="1.262644" calcext:value-type="float">
            <text:p>1.262644</text:p>
          </table:table-cell>
          <table:table-cell office:value-type="float" office:value="1.198148" calcext:value-type="float">
            <text:p>1.198148</text:p>
          </table:table-cell>
          <table:table-cell office:value-type="float" office:value="1.164835" calcext:value-type="float">
            <text:p>1.164835</text:p>
          </table:table-cell>
          <table:table-cell office:value-type="float" office:value="1.136462" calcext:value-type="float">
            <text:p>1.136462</text:p>
          </table:table-cell>
          <table:table-cell table:style-name="ce12" office:value-type="float" office:value="1.098315" calcext:value-type="float">
            <text:p>1.0983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9-06-19-4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9-06-19-4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2904" calcext:value-type="float">
            <text:p>1.042904</text:p>
          </table:table-cell>
          <table:table-cell office:value-type="float" office:value="0.974158" calcext:value-type="float">
            <text:p>0.974158</text:p>
          </table:table-cell>
          <table:table-cell office:value-type="float" office:value="0.939773" calcext:value-type="float">
            <text:p>0.939773</text:p>
          </table:table-cell>
          <table:table-cell office:value-type="float" office:value="0.819105" calcext:value-type="float">
            <text:p>0.819105</text:p>
          </table:table-cell>
          <table:table-cell office:value-type="float" office:value="0.751743" calcext:value-type="float">
            <text:p>0.751743</text:p>
          </table:table-cell>
          <table:table-cell office:value-type="float" office:value="0.732579" calcext:value-type="float">
            <text:p>0.732579</text:p>
          </table:table-cell>
          <table:table-cell office:value-type="float" office:value="0.706943" calcext:value-type="float">
            <text:p>0.706943</text:p>
          </table:table-cell>
          <table:table-cell office:value-type="float" office:value="0.677937" calcext:value-type="float">
            <text:p>0.677937</text:p>
          </table:table-cell>
          <table:table-cell office:value-type="float" office:value="0.660041" calcext:value-type="float">
            <text:p>0.660041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09675" calcext:value-type="float">
            <text:p>1.096750</text:p>
          </table:table-cell>
          <table:table-cell table:number-columns-repeated="3"/>
          <table:table-cell office:value-type="float" office:value="1.787448" calcext:value-type="float">
            <text:p>1.787448</text:p>
          </table:table-cell>
          <table:table-cell office:value-type="float" office:value="1.55474" calcext:value-type="float">
            <text:p>1.554740</text:p>
          </table:table-cell>
          <table:table-cell office:value-type="float" office:value="1.581681" calcext:value-type="float">
            <text:p>1.581681</text:p>
          </table:table-cell>
          <table:table-cell office:value-type="float" office:value="1.335733" calcext:value-type="float">
            <text:p>1.335733</text:p>
          </table:table-cell>
          <table:table-cell office:value-type="float" office:value="1.278033" calcext:value-type="float">
            <text:p>1.278033</text:p>
          </table:table-cell>
          <table:table-cell office:value-type="float" office:value="1.233641" calcext:value-type="float">
            <text:p>1.233641</text:p>
          </table:table-cell>
          <table:table-cell office:value-type="float" office:value="1.188703" calcext:value-type="float">
            <text:p>1.188703</text:p>
          </table:table-cell>
          <table:table-cell office:value-type="float" office:value="1.139136" calcext:value-type="float">
            <text:p>1.139136</text:p>
          </table:table-cell>
          <table:table-cell office:value-type="float" office:value="1.125356" calcext:value-type="float">
            <text:p>1.125356</text:p>
          </table:table-cell>
          <table:table-cell office:value-type="float" office:value="1.09675" calcext:value-type="float">
            <text:p>1.09675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0-16-17-5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0-16-17-59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382" calcext:value-type="float">
            <text:p>0.8038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842" calcext:value-type="float">
            <text:p>1.761842</text:p>
          </table:table-cell>
          <table:table-cell office:value-type="float" office:value="1.429316" calcext:value-type="float">
            <text:p>1.429316</text:p>
          </table:table-cell>
          <table:table-cell office:value-type="float" office:value="1.221536" calcext:value-type="float">
            <text:p>1.221536</text:p>
          </table:table-cell>
          <table:table-cell office:value-type="float" office:value="1.099569" calcext:value-type="float">
            <text:p>1.099569</text:p>
          </table:table-cell>
          <table:table-cell office:value-type="float" office:value="1.016807" calcext:value-type="float">
            <text:p>1.016807</text:p>
          </table:table-cell>
          <table:table-cell office:value-type="float" office:value="0.941308" calcext:value-type="float">
            <text:p>0.941308</text:p>
          </table:table-cell>
          <table:table-cell office:value-type="float" office:value="0.920898" calcext:value-type="float">
            <text:p>0.920898</text:p>
          </table:table-cell>
          <table:table-cell office:value-type="float" office:value="0.871922" calcext:value-type="float">
            <text:p>0.871922</text:p>
          </table:table-cell>
          <table:table-cell office:value-type="float" office:value="0.833491" calcext:value-type="float">
            <text:p>0.833491</text:p>
          </table:table-cell>
          <table:table-cell office:value-type="float" office:value="0.80382" calcext:value-type="float">
            <text:p>0.80382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1-07-23-4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1-07-23-4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6322" calcext:value-type="float">
            <text:p>0.8063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28959" calcext:value-type="float">
            <text:p>1.828959</text:p>
          </table:table-cell>
          <table:table-cell office:value-type="float" office:value="1.425646" calcext:value-type="float">
            <text:p>1.425646</text:p>
          </table:table-cell>
          <table:table-cell office:value-type="float" office:value="1.207739" calcext:value-type="float">
            <text:p>1.207739</text:p>
          </table:table-cell>
          <table:table-cell office:value-type="float" office:value="1.087882" calcext:value-type="float">
            <text:p>1.087882</text:p>
          </table:table-cell>
          <table:table-cell office:value-type="float" office:value="1.013925" calcext:value-type="float">
            <text:p>1.013925</text:p>
          </table:table-cell>
          <table:table-cell office:value-type="float" office:value="0.981002" calcext:value-type="float">
            <text:p>0.981002</text:p>
          </table:table-cell>
          <table:table-cell office:value-type="float" office:value="0.894134" calcext:value-type="float">
            <text:p>0.894134</text:p>
          </table:table-cell>
          <table:table-cell office:value-type="float" office:value="0.847966" calcext:value-type="float">
            <text:p>0.847966</text:p>
          </table:table-cell>
          <table:table-cell office:value-type="float" office:value="0.818709" calcext:value-type="float">
            <text:p>0.818709</text:p>
          </table:table-cell>
          <table:table-cell office:value-type="float" office:value="0.806322" calcext:value-type="float">
            <text:p>0.80632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1-22-24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1-22-24-1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4445" calcext:value-type="float">
            <text:p>0.7844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26133" calcext:value-type="float">
            <text:p>1.726133</text:p>
          </table:table-cell>
          <table:table-cell office:value-type="float" office:value="1.37689" calcext:value-type="float">
            <text:p>1.376890</text:p>
          </table:table-cell>
          <table:table-cell office:value-type="float" office:value="1.205045" calcext:value-type="float">
            <text:p>1.205045</text:p>
          </table:table-cell>
          <table:table-cell office:value-type="float" office:value="1.063505" calcext:value-type="float">
            <text:p>1.063505</text:p>
          </table:table-cell>
          <table:table-cell office:value-type="float" office:value="1.014908" calcext:value-type="float">
            <text:p>1.014908</text:p>
          </table:table-cell>
          <table:table-cell office:value-type="float" office:value="0.972732" calcext:value-type="float">
            <text:p>0.972732</text:p>
          </table:table-cell>
          <table:table-cell office:value-type="float" office:value="0.883059" calcext:value-type="float">
            <text:p>0.883059</text:p>
          </table:table-cell>
          <table:table-cell office:value-type="float" office:value="0.860113" calcext:value-type="float">
            <text:p>0.860113</text:p>
          </table:table-cell>
          <table:table-cell office:value-type="float" office:value="0.80267" calcext:value-type="float">
            <text:p>0.802670</text:p>
          </table:table-cell>
          <table:table-cell office:value-type="float" office:value="0.784445" calcext:value-type="float">
            <text:p>0.784445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2-15-05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2-15-05-0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79703" calcext:value-type="float">
            <text:p>1.4797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379" calcext:value-type="float">
            <text:p>1.679379</text:p>
          </table:table-cell>
          <table:table-cell office:value-type="float" office:value="1.641225" calcext:value-type="float">
            <text:p>1.641225</text:p>
          </table:table-cell>
          <table:table-cell office:value-type="float" office:value="1.699727" calcext:value-type="float">
            <text:p>1.699727</text:p>
          </table:table-cell>
          <table:table-cell office:value-type="float" office:value="1.530531" calcext:value-type="float">
            <text:p>1.530531</text:p>
          </table:table-cell>
          <table:table-cell office:value-type="float" office:value="1.519912" calcext:value-type="float">
            <text:p>1.519912</text:p>
          </table:table-cell>
          <table:table-cell office:value-type="float" office:value="1.436667" calcext:value-type="float">
            <text:p>1.436667</text:p>
          </table:table-cell>
          <table:table-cell office:value-type="float" office:value="1.740417" calcext:value-type="float">
            <text:p>1.740417</text:p>
          </table:table-cell>
          <table:table-cell office:value-type="float" office:value="1.428095" calcext:value-type="float">
            <text:p>1.428095</text:p>
          </table:table-cell>
          <table:table-cell office:value-type="float" office:value="1.426181" calcext:value-type="float">
            <text:p>1.426181</text:p>
          </table:table-cell>
          <table:table-cell office:value-type="float" office:value="1.479703" calcext:value-type="float">
            <text:p>1.47970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05426" calcext:value-type="float">
            <text:p>2.705426</text:p>
          </table:table-cell>
          <table:table-cell table:number-columns-repeated="3"/>
          <table:table-cell office:value-type="float" office:value="3.109624" calcext:value-type="float">
            <text:p>3.109624</text:p>
          </table:table-cell>
          <table:table-cell office:value-type="float" office:value="2.934191" calcext:value-type="float">
            <text:p>2.934191</text:p>
          </table:table-cell>
          <table:table-cell office:value-type="float" office:value="2.918364" calcext:value-type="float">
            <text:p>2.918364</text:p>
          </table:table-cell>
          <table:table-cell office:value-type="float" office:value="2.970419" calcext:value-type="float">
            <text:p>2.970419</text:p>
          </table:table-cell>
          <table:table-cell office:value-type="float" office:value="2.870828" calcext:value-type="float">
            <text:p>2.870828</text:p>
          </table:table-cell>
          <table:table-cell office:value-type="float" office:value="2.731775" calcext:value-type="float">
            <text:p>2.731775</text:p>
          </table:table-cell>
          <table:table-cell office:value-type="float" office:value="2.780415" calcext:value-type="float">
            <text:p>2.780415</text:p>
          </table:table-cell>
          <table:table-cell office:value-type="float" office:value="2.746914" calcext:value-type="float">
            <text:p>2.746914</text:p>
          </table:table-cell>
          <table:table-cell office:value-type="float" office:value="2.727061" calcext:value-type="float">
            <text:p>2.727061</text:p>
          </table:table-cell>
          <table:table-cell office:value-type="float" office:value="2.705426" calcext:value-type="float">
            <text:p>2.70542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3-13-16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3-13-16-2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31208" calcext:value-type="float">
            <text:p>1.4312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00784" calcext:value-type="float">
            <text:p>1.700784</text:p>
          </table:table-cell>
          <table:table-cell office:value-type="float" office:value="1.552365" calcext:value-type="float">
            <text:p>1.552365</text:p>
          </table:table-cell>
          <table:table-cell office:value-type="float" office:value="1.689816" calcext:value-type="float">
            <text:p>1.689816</text:p>
          </table:table-cell>
          <table:table-cell office:value-type="float" office:value="1.512931" calcext:value-type="float">
            <text:p>1.512931</text:p>
          </table:table-cell>
          <table:table-cell office:value-type="float" office:value="1.525369" calcext:value-type="float">
            <text:p>1.525369</text:p>
          </table:table-cell>
          <table:table-cell office:value-type="float" office:value="1.435063" calcext:value-type="float">
            <text:p>1.435063</text:p>
          </table:table-cell>
          <table:table-cell office:value-type="float" office:value="1.444659" calcext:value-type="float">
            <text:p>1.444659</text:p>
          </table:table-cell>
          <table:table-cell office:value-type="float" office:value="1.435163" calcext:value-type="float">
            <text:p>1.435163</text:p>
          </table:table-cell>
          <table:table-cell office:value-type="float" office:value="1.429554" calcext:value-type="float">
            <text:p>1.429554</text:p>
          </table:table-cell>
          <table:table-cell office:value-type="float" office:value="1.431208" calcext:value-type="float">
            <text:p>1.4312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694643" calcext:value-type="float">
            <text:p>2.694643</text:p>
          </table:table-cell>
          <table:table-cell table:number-columns-repeated="3"/>
          <table:table-cell office:value-type="float" office:value="3.117481" calcext:value-type="float">
            <text:p>3.117481</text:p>
          </table:table-cell>
          <table:table-cell office:value-type="float" office:value="3.076416" calcext:value-type="float">
            <text:p>3.076416</text:p>
          </table:table-cell>
          <table:table-cell office:value-type="float" office:value="2.937181" calcext:value-type="float">
            <text:p>2.937181</text:p>
          </table:table-cell>
          <table:table-cell office:value-type="float" office:value="2.988153" calcext:value-type="float">
            <text:p>2.988153</text:p>
          </table:table-cell>
          <table:table-cell office:value-type="float" office:value="2.820214" calcext:value-type="float">
            <text:p>2.820214</text:p>
          </table:table-cell>
          <table:table-cell office:value-type="float" office:value="2.756717" calcext:value-type="float">
            <text:p>2.756717</text:p>
          </table:table-cell>
          <table:table-cell office:value-type="float" office:value="2.792687" calcext:value-type="float">
            <text:p>2.792687</text:p>
          </table:table-cell>
          <table:table-cell office:value-type="float" office:value="2.723235" calcext:value-type="float">
            <text:p>2.723235</text:p>
          </table:table-cell>
          <table:table-cell office:value-type="float" office:value="2.702178" calcext:value-type="float">
            <text:p>2.702178</text:p>
          </table:table-cell>
          <table:table-cell office:value-type="float" office:value="2.694643" calcext:value-type="float">
            <text:p>2.69464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24-12-05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24-12-05-1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99835" calcext:value-type="float">
            <text:p>1.3998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58025" calcext:value-type="float">
            <text:p>1.658025</text:p>
          </table:table-cell>
          <table:table-cell office:value-type="float" office:value="1.607398" calcext:value-type="float">
            <text:p>1.607398</text:p>
          </table:table-cell>
          <table:table-cell office:value-type="float" office:value="1.69965" calcext:value-type="float">
            <text:p>1.699650</text:p>
          </table:table-cell>
          <table:table-cell office:value-type="float" office:value="1.469343" calcext:value-type="float">
            <text:p>1.469343</text:p>
          </table:table-cell>
          <table:table-cell office:value-type="float" office:value="1.516876" calcext:value-type="float">
            <text:p>1.516876</text:p>
          </table:table-cell>
          <table:table-cell office:value-type="float" office:value="1.495085" calcext:value-type="float">
            <text:p>1.495085</text:p>
          </table:table-cell>
          <table:table-cell office:value-type="float" office:value="1.475773" calcext:value-type="float">
            <text:p>1.475773</text:p>
          </table:table-cell>
          <table:table-cell office:value-type="float" office:value="1.398453" calcext:value-type="float">
            <text:p>1.398453</text:p>
          </table:table-cell>
          <table:table-cell office:value-type="float" office:value="1.425787" calcext:value-type="float">
            <text:p>1.425787</text:p>
          </table:table-cell>
          <table:table-cell office:value-type="float" office:value="1.399835" calcext:value-type="float">
            <text:p>1.3998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30757" calcext:value-type="float">
            <text:p>2.730757</text:p>
          </table:table-cell>
          <table:table-cell table:number-columns-repeated="3"/>
          <table:table-cell office:value-type="float" office:value="3.014194" calcext:value-type="float">
            <text:p>3.014194</text:p>
          </table:table-cell>
          <table:table-cell office:value-type="float" office:value="2.950065" calcext:value-type="float">
            <text:p>2.950065</text:p>
          </table:table-cell>
          <table:table-cell office:value-type="float" office:value="2.979968" calcext:value-type="float">
            <text:p>2.979968</text:p>
          </table:table-cell>
          <table:table-cell office:value-type="float" office:value="2.895304" calcext:value-type="float">
            <text:p>2.895304</text:p>
          </table:table-cell>
          <table:table-cell office:value-type="float" office:value="2.877501" calcext:value-type="float">
            <text:p>2.877501</text:p>
          </table:table-cell>
          <table:table-cell office:value-type="float" office:value="2.752704" calcext:value-type="float">
            <text:p>2.752704</text:p>
          </table:table-cell>
          <table:table-cell office:value-type="float" office:value="2.81158" calcext:value-type="float">
            <text:p>2.811580</text:p>
          </table:table-cell>
          <table:table-cell office:value-type="float" office:value="2.737951" calcext:value-type="float">
            <text:p>2.737951</text:p>
          </table:table-cell>
          <table:table-cell office:value-type="float" office:value="2.728056" calcext:value-type="float">
            <text:p>2.728056</text:p>
          </table:table-cell>
          <table:table-cell office:value-type="float" office:value="2.730757" calcext:value-type="float">
            <text:p>2.73075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5-10-05-3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5-10-05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4322" calcext:value-type="float">
            <text:p>0.6643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4407" calcext:value-type="float">
            <text:p>1.054407</text:p>
          </table:table-cell>
          <table:table-cell office:value-type="float" office:value="0.90596" calcext:value-type="float">
            <text:p>0.905960</text:p>
          </table:table-cell>
          <table:table-cell office:value-type="float" office:value="0.887454" calcext:value-type="float">
            <text:p>0.887454</text:p>
          </table:table-cell>
          <table:table-cell office:value-type="float" office:value="0.821379" calcext:value-type="float">
            <text:p>0.821379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0.739142" calcext:value-type="float">
            <text:p>0.739142</text:p>
          </table:table-cell>
          <table:table-cell office:value-type="float" office:value="0.742167" calcext:value-type="float">
            <text:p>0.742167</text:p>
          </table:table-cell>
          <table:table-cell office:value-type="float" office:value="0.68509" calcext:value-type="float">
            <text:p>0.685090</text:p>
          </table:table-cell>
          <table:table-cell office:value-type="float" office:value="0.670033" calcext:value-type="float">
            <text:p>0.670033</text:p>
          </table:table-cell>
          <table:table-cell table:style-name="ce12" office:value-type="float" office:value="0.664322" calcext:value-type="float">
            <text:p>0.66432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72675" calcext:value-type="float">
            <text:p>1.172675</text:p>
          </table:table-cell>
          <table:table-cell table:number-columns-repeated="3"/>
          <table:table-cell office:value-type="float" office:value="1.739322" calcext:value-type="float">
            <text:p>1.739322</text:p>
          </table:table-cell>
          <table:table-cell office:value-type="float" office:value="1.543346" calcext:value-type="float">
            <text:p>1.543346</text:p>
          </table:table-cell>
          <table:table-cell office:value-type="float" office:value="1.466534" calcext:value-type="float">
            <text:p>1.466534</text:p>
          </table:table-cell>
          <table:table-cell office:value-type="float" office:value="1.365987" calcext:value-type="float">
            <text:p>1.365987</text:p>
          </table:table-cell>
          <table:table-cell office:value-type="float" office:value="1.295802" calcext:value-type="float">
            <text:p>1.295802</text:p>
          </table:table-cell>
          <table:table-cell office:value-type="float" office:value="1.291534" calcext:value-type="float">
            <text:p>1.291534</text:p>
          </table:table-cell>
          <table:table-cell office:value-type="float" office:value="1.328471" calcext:value-type="float">
            <text:p>1.328471</text:p>
          </table:table-cell>
          <table:table-cell office:value-type="float" office:value="1.223202" calcext:value-type="float">
            <text:p>1.223202</text:p>
          </table:table-cell>
          <table:table-cell office:value-type="float" office:value="1.163125" calcext:value-type="float">
            <text:p>1.163125</text:p>
          </table:table-cell>
          <table:table-cell table:style-name="ce12" office:value-type="float" office:value="1.172675" calcext:value-type="float">
            <text:p>1.1726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6-07-58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6-07-58-2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63101" calcext:value-type="float">
            <text:p>0.6663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40244" calcext:value-type="float">
            <text:p>1.140244</text:p>
          </table:table-cell>
          <table:table-cell office:value-type="float" office:value="0.897407" calcext:value-type="float">
            <text:p>0.897407</text:p>
          </table:table-cell>
          <table:table-cell office:value-type="float" office:value="0.914033" calcext:value-type="float">
            <text:p>0.914033</text:p>
          </table:table-cell>
          <table:table-cell office:value-type="float" office:value="0.83266" calcext:value-type="float">
            <text:p>0.832660</text:p>
          </table:table-cell>
          <table:table-cell office:value-type="float" office:value="0.805384" calcext:value-type="float">
            <text:p>0.805384</text:p>
          </table:table-cell>
          <table:table-cell office:value-type="float" office:value="0.741722" calcext:value-type="float">
            <text:p>0.741722</text:p>
          </table:table-cell>
          <table:table-cell office:value-type="float" office:value="0.74527" calcext:value-type="float">
            <text:p>0.745270</text:p>
          </table:table-cell>
          <table:table-cell office:value-type="float" office:value="0.702017" calcext:value-type="float">
            <text:p>0.702017</text:p>
          </table:table-cell>
          <table:table-cell office:value-type="float" office:value="0.665479" calcext:value-type="float">
            <text:p>0.665479</text:p>
          </table:table-cell>
          <table:table-cell table:style-name="ce12" office:value-type="float" office:value="0.6663101" calcext:value-type="float">
            <text:p>0.666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55028" calcext:value-type="float">
            <text:p>1.155028</text:p>
          </table:table-cell>
          <table:table-cell table:number-columns-repeated="3"/>
          <table:table-cell office:value-type="float" office:value="1.886759" calcext:value-type="float">
            <text:p>1.886759</text:p>
          </table:table-cell>
          <table:table-cell office:value-type="float" office:value="1.60187" calcext:value-type="float">
            <text:p>1.601870</text:p>
          </table:table-cell>
          <table:table-cell office:value-type="float" office:value="1.474318" calcext:value-type="float">
            <text:p>1.474318</text:p>
          </table:table-cell>
          <table:table-cell office:value-type="float" office:value="1.427347" calcext:value-type="float">
            <text:p>1.427347</text:p>
          </table:table-cell>
          <table:table-cell office:value-type="float" office:value="1.325059" calcext:value-type="float">
            <text:p>1.325059</text:p>
          </table:table-cell>
          <table:table-cell office:value-type="float" office:value="1.316859" calcext:value-type="float">
            <text:p>1.316859</text:p>
          </table:table-cell>
          <table:table-cell office:value-type="float" office:value="1.255241" calcext:value-type="float">
            <text:p>1.255241</text:p>
          </table:table-cell>
          <table:table-cell office:value-type="float" office:value="1.217411" calcext:value-type="float">
            <text:p>1.217411</text:p>
          </table:table-cell>
          <table:table-cell office:value-type="float" office:value="1.133797" calcext:value-type="float">
            <text:p>1.133797</text:p>
          </table:table-cell>
          <table:table-cell table:style-name="ce12" office:value-type="float" office:value="1.155028" calcext:value-type="float">
            <text:p>1.15502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7-05-47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7-05-47-1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501" calcext:value-type="float">
            <text:p>0.6685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4155" calcext:value-type="float">
            <text:p>1.104155</text:p>
          </table:table-cell>
          <table:table-cell office:value-type="float" office:value="0.89809" calcext:value-type="float">
            <text:p>0.898090</text:p>
          </table:table-cell>
          <table:table-cell office:value-type="float" office:value="0.917534" calcext:value-type="float">
            <text:p>0.917534</text:p>
          </table:table-cell>
          <table:table-cell office:value-type="float" office:value="0.844335" calcext:value-type="float">
            <text:p>0.844335</text:p>
          </table:table-cell>
          <table:table-cell office:value-type="float" office:value="0.847488" calcext:value-type="float">
            <text:p>0.847488</text:p>
          </table:table-cell>
          <table:table-cell office:value-type="float" office:value="0.760318" calcext:value-type="float">
            <text:p>0.760318</text:p>
          </table:table-cell>
          <table:table-cell office:value-type="float" office:value="0.750182" calcext:value-type="float">
            <text:p>0.750182</text:p>
          </table:table-cell>
          <table:table-cell office:value-type="float" office:value="0.725241" calcext:value-type="float">
            <text:p>0.725241</text:p>
          </table:table-cell>
          <table:table-cell office:value-type="float" office:value="0.680471" calcext:value-type="float">
            <text:p>0.680471</text:p>
          </table:table-cell>
          <table:table-cell table:style-name="ce12" office:value-type="float" office:value="0.668501" calcext:value-type="float">
            <text:p>0.66850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139623" calcext:value-type="float">
            <text:p>1.139623</text:p>
          </table:table-cell>
          <table:table-cell table:number-columns-repeated="3"/>
          <table:table-cell office:value-type="float" office:value="1.805251" calcext:value-type="float">
            <text:p>1.805251</text:p>
          </table:table-cell>
          <table:table-cell office:value-type="float" office:value="1.628274" calcext:value-type="float">
            <text:p>1.628274</text:p>
          </table:table-cell>
          <table:table-cell office:value-type="float" office:value="1.45176" calcext:value-type="float">
            <text:p>1.451760</text:p>
          </table:table-cell>
          <table:table-cell office:value-type="float" office:value="1.348804" calcext:value-type="float">
            <text:p>1.348804</text:p>
          </table:table-cell>
          <table:table-cell office:value-type="float" office:value="1.302172" calcext:value-type="float">
            <text:p>1.302172</text:p>
          </table:table-cell>
          <table:table-cell office:value-type="float" office:value="1.316288" calcext:value-type="float">
            <text:p>1.316288</text:p>
          </table:table-cell>
          <table:table-cell office:value-type="float" office:value="1.269059" calcext:value-type="float">
            <text:p>1.269059</text:p>
          </table:table-cell>
          <table:table-cell office:value-type="float" office:value="1.215339" calcext:value-type="float">
            <text:p>1.215339</text:p>
          </table:table-cell>
          <table:table-cell office:value-type="float" office:value="1.147385" calcext:value-type="float">
            <text:p>1.147385</text:p>
          </table:table-cell>
          <table:table-cell office:value-type="float" office:value="1.139623" calcext:value-type="float">
            <text:p>1.139623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8-03-40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8-03-40-32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6861" calcext:value-type="float">
            <text:p>0.7968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830428" calcext:value-type="float">
            <text:p>1.830428</text:p>
          </table:table-cell>
          <table:table-cell table:style-name="ce13" office:value-type="float" office:value="1.343593" calcext:value-type="float">
            <text:p>1.343593</text:p>
          </table:table-cell>
          <table:table-cell table:style-name="ce13" office:value-type="float" office:value="1.173718" calcext:value-type="float">
            <text:p>1.173718</text:p>
          </table:table-cell>
          <table:table-cell table:style-name="ce13" office:value-type="float" office:value="1.069038" calcext:value-type="float">
            <text:p>1.069038</text:p>
          </table:table-cell>
          <table:table-cell table:style-name="ce13" office:value-type="float" office:value="0.991747" calcext:value-type="float">
            <text:p>0.991747</text:p>
          </table:table-cell>
          <table:table-cell table:style-name="ce13" office:value-type="float" office:value="0.908675" calcext:value-type="float">
            <text:p>0.908675</text:p>
          </table:table-cell>
          <table:table-cell office:value-type="float" office:value="0.872218" calcext:value-type="float">
            <text:p>0.872218</text:p>
          </table:table-cell>
          <table:table-cell office:value-type="float" office:value="0.833842" calcext:value-type="float">
            <text:p>0.833842</text:p>
          </table:table-cell>
          <table:table-cell office:value-type="float" office:value="0.814052" calcext:value-type="float">
            <text:p>0.814052</text:p>
          </table:table-cell>
          <table:table-cell office:value-type="float" office:value="0.796861" calcext:value-type="float">
            <text:p>0.796861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3"/>
          <table:table-cell table:style-name="Default"/>
          <table:table-cell table:style-name="ce13" table:number-columns-repeated="4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8-20-08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8-20-08-2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9603" calcext:value-type="float">
            <text:p>0.7896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751475" calcext:value-type="float">
            <text:p>1.751475</text:p>
          </table:table-cell>
          <table:table-cell table:style-name="ce13" office:value-type="float" office:value="1.319351" calcext:value-type="float">
            <text:p>1.319351</text:p>
          </table:table-cell>
          <table:table-cell table:style-name="ce13" office:value-type="float" office:value="1.166946" calcext:value-type="float">
            <text:p>1.166946</text:p>
          </table:table-cell>
          <table:table-cell table:style-name="ce13" office:value-type="float" office:value="1.053025" calcext:value-type="float">
            <text:p>1.053025</text:p>
          </table:table-cell>
          <table:table-cell table:style-name="ce13" office:value-type="float" office:value="0.992809" calcext:value-type="float">
            <text:p>0.992809</text:p>
          </table:table-cell>
          <table:table-cell table:style-name="ce13" office:value-type="float" office:value="0.974834" calcext:value-type="float">
            <text:p>0.974834</text:p>
          </table:table-cell>
          <table:table-cell office:value-type="float" office:value="0.888709" calcext:value-type="float">
            <text:p>0.888709</text:p>
          </table:table-cell>
          <table:table-cell office:value-type="float" office:value="0.83072" calcext:value-type="float">
            <text:p>0.830720</text:p>
          </table:table-cell>
          <table:table-cell office:value-type="float" office:value="0.807972" calcext:value-type="float">
            <text:p>0.807972</text:p>
          </table:table-cell>
          <table:table-cell office:value-type="float" office:value="0.789603" calcext:value-type="float">
            <text:p>0.789603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9-11-48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9-11-48-17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3759" calcext:value-type="float">
            <text:p>0.7937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808375" calcext:value-type="float">
            <text:p>1.808375</text:p>
          </table:table-cell>
          <table:table-cell table:style-name="ce13" office:value-type="float" office:value="1.338628" calcext:value-type="float">
            <text:p>1.338628</text:p>
          </table:table-cell>
          <table:table-cell table:style-name="ce13" office:value-type="float" office:value="1.18635" calcext:value-type="float">
            <text:p>1.18635</text:p>
          </table:table-cell>
          <table:table-cell table:style-name="ce13" office:value-type="float" office:value="1.057545" calcext:value-type="float">
            <text:p>1.057545</text:p>
          </table:table-cell>
          <table:table-cell table:style-name="ce13" office:value-type="float" office:value="1.002132" calcext:value-type="float">
            <text:p>1.002132</text:p>
          </table:table-cell>
          <table:table-cell table:style-name="ce13" office:value-type="float" office:value="0.925955" calcext:value-type="float">
            <text:p>0.925955</text:p>
          </table:table-cell>
          <table:table-cell office:value-type="float" office:value="0.887134" calcext:value-type="float">
            <text:p>0.887134</text:p>
          </table:table-cell>
          <table:table-cell office:value-type="float" office:value="0.847127" calcext:value-type="float">
            <text:p>0.847127</text:p>
          </table:table-cell>
          <table:table-cell office:value-type="float" office:value="0.809255" calcext:value-type="float">
            <text:p>0.809255</text:p>
          </table:table-cell>
          <table:table-cell office:value-type="float" office:value="0.793759" calcext:value-type="float">
            <text:p>0.793759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30-03-31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30-03-31-05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90056" calcext:value-type="float">
            <text:p>1.3900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791594" calcext:value-type="float">
            <text:p>1.791594</text:p>
          </table:table-cell>
          <table:table-cell table:style-name="ce13" office:value-type="float" office:value="1.627193" calcext:value-type="float">
            <text:p>1.627193</text:p>
          </table:table-cell>
          <table:table-cell table:style-name="ce13" office:value-type="float" office:value="1.922553" calcext:value-type="float">
            <text:p>1.922553</text:p>
          </table:table-cell>
          <table:table-cell table:style-name="ce13" office:value-type="float" office:value="1.461892" calcext:value-type="float">
            <text:p>1.461892</text:p>
          </table:table-cell>
          <table:table-cell table:style-name="ce13" office:value-type="float" office:value="1.595582" calcext:value-type="float">
            <text:p>1.595582</text:p>
          </table:table-cell>
          <table:table-cell table:style-name="ce13" office:value-type="float" office:value="1.52085" calcext:value-type="float">
            <text:p>1.52085</text:p>
          </table:table-cell>
          <table:table-cell office:value-type="float" office:value="1.477065" calcext:value-type="float">
            <text:p>1.477065</text:p>
          </table:table-cell>
          <table:table-cell office:value-type="float" office:value="1.451024" calcext:value-type="float">
            <text:p>1.451024</text:p>
          </table:table-cell>
          <table:table-cell office:value-type="float" office:value="1.399741" calcext:value-type="float">
            <text:p>1.399741</text:p>
          </table:table-cell>
          <table:table-cell office:value-type="float" office:value="1.390056" calcext:value-type="float">
            <text:p>1.39005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28441" calcext:value-type="float">
            <text:p>2.728441</text:p>
          </table:table-cell>
          <table:table-cell table:number-columns-repeated="3"/>
          <table:table-cell office:value-type="float" office:value="3.155547" calcext:value-type="float">
            <text:p>3.155547</text:p>
          </table:table-cell>
          <table:table-cell office:value-type="float" office:value="3.110612" calcext:value-type="float">
            <text:p>3.110612</text:p>
          </table:table-cell>
          <table:table-cell office:value-type="float" office:value="3.362513" calcext:value-type="float">
            <text:p>3.362513</text:p>
          </table:table-cell>
          <table:table-cell office:value-type="float" office:value="2.850624" calcext:value-type="float">
            <text:p>2.850624</text:p>
          </table:table-cell>
          <table:table-cell office:value-type="float" office:value="2.813766" calcext:value-type="float">
            <text:p>2.813766</text:p>
          </table:table-cell>
          <table:table-cell office:value-type="float" office:value="2.853766" calcext:value-type="float">
            <text:p>2.853766</text:p>
          </table:table-cell>
          <table:table-cell office:value-type="float" office:value="2.815671" calcext:value-type="float">
            <text:p>2.815671</text:p>
          </table:table-cell>
          <table:table-cell office:value-type="float" office:value="2.745813" calcext:value-type="float">
            <text:p>2.745813</text:p>
          </table:table-cell>
          <table:table-cell office:value-type="float" office:value="2.786263" calcext:value-type="float">
            <text:p>2.786263</text:p>
          </table:table-cell>
          <table:table-cell office:value-type="float" office:value="2.728441" calcext:value-type="float">
            <text:p>2.728441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31-02-50-5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31-02-50-5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48957" calcext:value-type="float">
            <text:p>1.3489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82" calcext:value-type="float">
            <text:p>1.779882</text:p>
          </table:table-cell>
          <table:table-cell office:value-type="float" office:value="1.576816" calcext:value-type="float">
            <text:p>1.576816</text:p>
          </table:table-cell>
          <table:table-cell office:value-type="float" office:value="1.687783" calcext:value-type="float">
            <text:p>1.687783</text:p>
          </table:table-cell>
          <table:table-cell office:value-type="float" office:value="1.488186" calcext:value-type="float">
            <text:p>1.488186</text:p>
          </table:table-cell>
          <table:table-cell office:value-type="float" office:value="1.578194" calcext:value-type="float">
            <text:p>1.578194</text:p>
          </table:table-cell>
          <table:table-cell office:value-type="float" office:value="1.47111" calcext:value-type="float">
            <text:p>1.471110</text:p>
          </table:table-cell>
          <table:table-cell office:value-type="float" office:value="1.614608" calcext:value-type="float">
            <text:p>1.614608</text:p>
          </table:table-cell>
          <table:table-cell office:value-type="float" office:value="1.491433" calcext:value-type="float">
            <text:p>1.491433</text:p>
          </table:table-cell>
          <table:table-cell office:value-type="float" office:value="1.492046" calcext:value-type="float">
            <text:p>1.492046</text:p>
          </table:table-cell>
          <table:table-cell office:value-type="float" office:value="1.348957" calcext:value-type="float">
            <text:p>1.348957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16207" calcext:value-type="float">
            <text:p>2.716207</text:p>
          </table:table-cell>
          <table:table-cell table:number-columns-repeated="3"/>
          <table:table-cell office:value-type="float" office:value="3.181431" calcext:value-type="float">
            <text:p>3.181431</text:p>
          </table:table-cell>
          <table:table-cell office:value-type="float" office:value="3.035938" calcext:value-type="float">
            <text:p>3.035938</text:p>
          </table:table-cell>
          <table:table-cell office:value-type="float" office:value="3.078194" calcext:value-type="float">
            <text:p>3.078194</text:p>
          </table:table-cell>
          <table:table-cell office:value-type="float" office:value="2.903851" calcext:value-type="float">
            <text:p>2.903851</text:p>
          </table:table-cell>
          <table:table-cell office:value-type="float" office:value="3.063138" calcext:value-type="float">
            <text:p>3.063138</text:p>
          </table:table-cell>
          <table:table-cell office:value-type="float" office:value="2.78077" calcext:value-type="float">
            <text:p>2.780770</text:p>
          </table:table-cell>
          <table:table-cell office:value-type="float" office:value="2.835609" calcext:value-type="float">
            <text:p>2.835609</text:p>
          </table:table-cell>
          <table:table-cell office:value-type="float" office:value="2.707855" calcext:value-type="float">
            <text:p>2.707855</text:p>
          </table:table-cell>
          <table:table-cell office:value-type="float" office:value="2.780322" calcext:value-type="float">
            <text:p>2.780322</text:p>
          </table:table-cell>
          <table:table-cell office:value-type="float" office:value="2.716207" calcext:value-type="float">
            <text:p>2.716207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28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6-01-01-57-5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6-01-01-57-5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58883" calcext:value-type="float">
            <text:p>1.358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31665" calcext:value-type="float">
            <text:p>1.831665</text:p>
          </table:table-cell>
          <table:table-cell office:value-type="float" office:value="1.594062" calcext:value-type="float">
            <text:p>1.594062</text:p>
          </table:table-cell>
          <table:table-cell office:value-type="float" office:value="1.634919" calcext:value-type="float">
            <text:p>1.634919</text:p>
          </table:table-cell>
          <table:table-cell office:value-type="float" office:value="1.467497" calcext:value-type="float">
            <text:p>1.467497</text:p>
          </table:table-cell>
          <table:table-cell office:value-type="float" office:value="1.585473" calcext:value-type="float">
            <text:p>1.585473</text:p>
          </table:table-cell>
          <table:table-cell office:value-type="float" office:value="1.609094" calcext:value-type="float">
            <text:p>1.609094</text:p>
          </table:table-cell>
          <table:table-cell office:value-type="float" office:value="1.460172" calcext:value-type="float">
            <text:p>1.460172</text:p>
          </table:table-cell>
          <table:table-cell office:value-type="float" office:value="1.434769" calcext:value-type="float">
            <text:p>1.434769</text:p>
          </table:table-cell>
          <table:table-cell office:value-type="float" office:value="1.368805" calcext:value-type="float">
            <text:p>1.368805</text:p>
          </table:table-cell>
          <table:table-cell office:value-type="float" office:value="1.358883" calcext:value-type="float">
            <text:p>1.358883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689901" calcext:value-type="float">
            <text:p>2.689901</text:p>
          </table:table-cell>
          <table:table-cell table:number-columns-repeated="3"/>
          <table:table-cell office:value-type="float" office:value="3.28535" calcext:value-type="float">
            <text:p>3.285350</text:p>
          </table:table-cell>
          <table:table-cell office:value-type="float" office:value="3.005484" calcext:value-type="float">
            <text:p>3.005484</text:p>
          </table:table-cell>
          <table:table-cell office:value-type="float" office:value="3.032557" calcext:value-type="float">
            <text:p>3.032557</text:p>
          </table:table-cell>
          <table:table-cell office:value-type="float" office:value="3.06052" calcext:value-type="float">
            <text:p>3.060520</text:p>
          </table:table-cell>
          <table:table-cell office:value-type="float" office:value="2.806643" calcext:value-type="float">
            <text:p>2.806643</text:p>
          </table:table-cell>
          <table:table-cell office:value-type="float" office:value="2.855364" calcext:value-type="float">
            <text:p>2.855364</text:p>
          </table:table-cell>
          <table:table-cell office:value-type="float" office:value="2.959431" calcext:value-type="float">
            <text:p>2.959431</text:p>
          </table:table-cell>
          <table:table-cell office:value-type="float" office:value="2.784313" calcext:value-type="float">
            <text:p>2.784313</text:p>
          </table:table-cell>
          <table:table-cell office:value-type="float" office:value="2.715164" calcext:value-type="float">
            <text:p>2.715164</text:p>
          </table:table-cell>
          <table:table-cell office:value-type="float" office:value="2.689901" calcext:value-type="float">
            <text:p>2.689901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2-01-16-3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2-01-16-3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3249" calcext:value-type="float">
            <text:p>0.653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62112" calcext:value-type="float">
            <text:p>1.062112</text:p>
          </table:table-cell>
          <table:table-cell office:value-type="float" office:value="0.926842" calcext:value-type="float">
            <text:p>0.926842</text:p>
          </table:table-cell>
          <table:table-cell office:value-type="float" office:value="0.838055" calcext:value-type="float">
            <text:p>0.838055</text:p>
          </table:table-cell>
          <table:table-cell office:value-type="float" office:value="0.842983" calcext:value-type="float">
            <text:p>0.842983</text:p>
          </table:table-cell>
          <table:table-cell office:value-type="float" office:value="0.770481" calcext:value-type="float">
            <text:p>0.770481</text:p>
          </table:table-cell>
          <table:table-cell office:value-type="float" office:value="0.748022" calcext:value-type="float">
            <text:p>0.748022</text:p>
          </table:table-cell>
          <table:table-cell office:value-type="float" office:value="0.690985" calcext:value-type="float">
            <text:p>0.690985</text:p>
          </table:table-cell>
          <table:table-cell office:value-type="float" office:value="0.689644" calcext:value-type="float">
            <text:p>0.689644</text:p>
          </table:table-cell>
          <table:table-cell office:value-type="float" office:value="0.662782" calcext:value-type="float">
            <text:p>0.662782</text:p>
          </table:table-cell>
          <table:table-cell table:style-name="ce12" office:value-type="float" office:value="0.653249" calcext:value-type="float">
            <text:p>0.653249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4932" calcext:value-type="float">
            <text:p>1.104932</text:p>
          </table:table-cell>
          <table:table-cell table:number-columns-repeated="3"/>
          <table:table-cell office:value-type="float" office:value="1.71068" calcext:value-type="float">
            <text:p>1.710680</text:p>
          </table:table-cell>
          <table:table-cell office:value-type="float" office:value="1.510443" calcext:value-type="float">
            <text:p>1.510443</text:p>
          </table:table-cell>
          <table:table-cell office:value-type="float" office:value="1.407506" calcext:value-type="float">
            <text:p>1.407506</text:p>
          </table:table-cell>
          <table:table-cell office:value-type="float" office:value="1.34607" calcext:value-type="float">
            <text:p>1.346070</text:p>
          </table:table-cell>
          <table:table-cell office:value-type="float" office:value="1.351312" calcext:value-type="float">
            <text:p>1.351312</text:p>
          </table:table-cell>
          <table:table-cell office:value-type="float" office:value="1.235107" calcext:value-type="float">
            <text:p>1.235107</text:p>
          </table:table-cell>
          <table:table-cell office:value-type="float" office:value="1.262108" calcext:value-type="float">
            <text:p>1.262108</text:p>
          </table:table-cell>
          <table:table-cell office:value-type="float" office:value="1.142591" calcext:value-type="float">
            <text:p>1.142591</text:p>
          </table:table-cell>
          <table:table-cell office:value-type="float" office:value="1.11612" calcext:value-type="float">
            <text:p>1.116120</text:p>
          </table:table-cell>
          <table:table-cell table:style-name="ce12" office:value-type="float" office:value="1.104932" calcext:value-type="float">
            <text:p>1.104932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3-00-31-3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3-00-31-3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4284" calcext:value-type="float">
            <text:p>0.6642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035" calcext:value-type="float">
            <text:p>1.100350</text:p>
          </table:table-cell>
          <table:table-cell office:value-type="float" office:value="0.910701" calcext:value-type="float">
            <text:p>0.910701</text:p>
          </table:table-cell>
          <table:table-cell office:value-type="float" office:value="0.815216" calcext:value-type="float">
            <text:p>0.815216</text:p>
          </table:table-cell>
          <table:table-cell office:value-type="float" office:value="0.833443" calcext:value-type="float">
            <text:p>0.833443</text:p>
          </table:table-cell>
          <table:table-cell office:value-type="float" office:value="0.824637" calcext:value-type="float">
            <text:p>0.824637</text:p>
          </table:table-cell>
          <table:table-cell office:value-type="float" office:value="0.729714" calcext:value-type="float">
            <text:p>0.729714</text:p>
          </table:table-cell>
          <table:table-cell office:value-type="float" office:value="0.694842" calcext:value-type="float">
            <text:p>0.694842</text:p>
          </table:table-cell>
          <table:table-cell office:value-type="float" office:value="0.6768" calcext:value-type="float">
            <text:p>0.676800</text:p>
          </table:table-cell>
          <table:table-cell office:value-type="float" office:value="0.661301" calcext:value-type="float">
            <text:p>0.661301</text:p>
          </table:table-cell>
          <table:table-cell table:style-name="ce12" office:value-type="float" office:value="0.664284" calcext:value-type="float">
            <text:p>0.664284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1833" calcext:value-type="float">
            <text:p>1.091833</text:p>
          </table:table-cell>
          <table:table-cell table:number-columns-repeated="3"/>
          <table:table-cell office:value-type="float" office:value="1.665992" calcext:value-type="float">
            <text:p>1.665992</text:p>
          </table:table-cell>
          <table:table-cell office:value-type="float" office:value="1.502241" calcext:value-type="float">
            <text:p>1.502241</text:p>
          </table:table-cell>
          <table:table-cell office:value-type="float" office:value="1.385315" calcext:value-type="float">
            <text:p>1.385315</text:p>
          </table:table-cell>
          <table:table-cell office:value-type="float" office:value="1.398644" calcext:value-type="float">
            <text:p>1.398644</text:p>
          </table:table-cell>
          <table:table-cell office:value-type="float" office:value="1.325155" calcext:value-type="float">
            <text:p>1.325155</text:p>
          </table:table-cell>
          <table:table-cell office:value-type="float" office:value="1.25837" calcext:value-type="float">
            <text:p>1.258370</text:p>
          </table:table-cell>
          <table:table-cell office:value-type="float" office:value="1.298196" calcext:value-type="float">
            <text:p>1.298196</text:p>
          </table:table-cell>
          <table:table-cell table:style-name="ce13" office:value-type="float" office:value="1.156646" calcext:value-type="float">
            <text:p>1.156646</text:p>
          </table:table-cell>
          <table:table-cell office:value-type="float" office:value="1.114193" calcext:value-type="float">
            <text:p>1.114193</text:p>
          </table:table-cell>
          <table:table-cell table:style-name="ce12" office:value-type="float" office:value="1.091833" calcext:value-type="float">
            <text:p>1.091833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3-23-35-5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3-23-35-5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54691" calcext:value-type="float">
            <text:p>0.6546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297" calcext:value-type="float">
            <text:p>1.020297</text:p>
          </table:table-cell>
          <table:table-cell office:value-type="float" office:value="0.917515" calcext:value-type="float">
            <text:p>0.917515</text:p>
          </table:table-cell>
          <table:table-cell office:value-type="float" office:value="0.822002" calcext:value-type="float">
            <text:p>0.822002</text:p>
          </table:table-cell>
          <table:table-cell office:value-type="float" office:value="0.794388" calcext:value-type="float">
            <text:p>0.794388</text:p>
          </table:table-cell>
          <table:table-cell office:value-type="float" office:value="0.818233" calcext:value-type="float">
            <text:p>0.818233</text:p>
          </table:table-cell>
          <table:table-cell office:value-type="float" office:value="0.745489" calcext:value-type="float">
            <text:p>0.745489</text:p>
          </table:table-cell>
          <table:table-cell office:value-type="float" office:value="0.696998" calcext:value-type="float">
            <text:p>0.696998</text:p>
          </table:table-cell>
          <table:table-cell office:value-type="float" office:value="0.679483" calcext:value-type="float">
            <text:p>0.679483</text:p>
          </table:table-cell>
          <table:table-cell office:value-type="float" office:value="0.664474" calcext:value-type="float">
            <text:p>0.664474</text:p>
          </table:table-cell>
          <table:table-cell office:value-type="float" office:value="0.654691" calcext:value-type="float">
            <text:p>0.65469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097986" calcext:value-type="float">
            <text:p>1.097986</text:p>
          </table:table-cell>
          <table:table-cell table:number-columns-repeated="3"/>
          <table:table-cell office:value-type="float" office:value="1.786757" calcext:value-type="float">
            <text:p>1.786757</text:p>
          </table:table-cell>
          <table:table-cell office:value-type="float" office:value="1.527093" calcext:value-type="float">
            <text:p>1.527093</text:p>
          </table:table-cell>
          <table:table-cell office:value-type="float" office:value="1.386043" calcext:value-type="float">
            <text:p>1.386043</text:p>
          </table:table-cell>
          <table:table-cell office:value-type="float" office:value="1.330024" calcext:value-type="float">
            <text:p>1.330024</text:p>
          </table:table-cell>
          <table:table-cell office:value-type="float" office:value="1.321474" calcext:value-type="float">
            <text:p>1.321474</text:p>
          </table:table-cell>
          <table:table-cell office:value-type="float" office:value="1.259896" calcext:value-type="float">
            <text:p>1.259896</text:p>
          </table:table-cell>
          <table:table-cell office:value-type="float" office:value="1.256625" calcext:value-type="float">
            <text:p>1.256625</text:p>
          </table:table-cell>
          <table:table-cell office:value-type="float" office:value="1.13505" calcext:value-type="float">
            <text:p>1.135050</text:p>
          </table:table-cell>
          <table:table-cell office:value-type="float" office:value="1.112991" calcext:value-type="float">
            <text:p>1.112991</text:p>
          </table:table-cell>
          <table:table-cell office:value-type="float" office:value="1.097986" calcext:value-type="float">
            <text:p>1.097986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7-00-39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7-00-39-0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0192" calcext:value-type="float">
            <text:p>1.370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93788" calcext:value-type="float">
            <text:p>1.937880</text:p>
          </table:table-cell>
          <table:table-cell office:value-type="float" office:value="1.770146" calcext:value-type="float">
            <text:p>1.770146</text:p>
          </table:table-cell>
          <table:table-cell office:value-type="float" office:value="1.63871" calcext:value-type="float">
            <text:p>1.638710</text:p>
          </table:table-cell>
          <table:table-cell office:value-type="float" office:value="1.590567" calcext:value-type="float">
            <text:p>1.590567</text:p>
          </table:table-cell>
          <table:table-cell office:value-type="float" office:value="1.475338" calcext:value-type="float">
            <text:p>1.475338</text:p>
          </table:table-cell>
          <table:table-cell office:value-type="float" office:value="1.596967" calcext:value-type="float">
            <text:p>1.596967</text:p>
          </table:table-cell>
          <table:table-cell office:value-type="float" office:value="1.592041" calcext:value-type="float">
            <text:p>1.592041</text:p>
          </table:table-cell>
          <table:table-cell office:value-type="float" office:value="1.406112" calcext:value-type="float">
            <text:p>1.406112</text:p>
          </table:table-cell>
          <table:table-cell office:value-type="float" office:value="1.486314" calcext:value-type="float">
            <text:p>1.486314</text:p>
          </table:table-cell>
          <table:table-cell office:value-type="float" office:value="1.370192" calcext:value-type="float">
            <text:p>1.370192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45931" calcext:value-type="float">
            <text:p>2.745931</text:p>
          </table:table-cell>
          <table:table-cell table:number-columns-repeated="3"/>
          <table:table-cell office:value-type="float" office:value="3.217871" calcext:value-type="float">
            <text:p>3.217871</text:p>
          </table:table-cell>
          <table:table-cell office:value-type="float" office:value="3.161414" calcext:value-type="float">
            <text:p>3.161414</text:p>
          </table:table-cell>
          <table:table-cell office:value-type="float" office:value="2.935374" calcext:value-type="float">
            <text:p>2.935374</text:p>
          </table:table-cell>
          <table:table-cell office:value-type="float" office:value="2.908569" calcext:value-type="float">
            <text:p>2.908569</text:p>
          </table:table-cell>
          <table:table-cell office:value-type="float" office:value="2.831603" calcext:value-type="float">
            <text:p>2.831603</text:p>
          </table:table-cell>
          <table:table-cell office:value-type="float" office:value="2.848822" calcext:value-type="float">
            <text:p>2.848822</text:p>
          </table:table-cell>
          <table:table-cell office:value-type="float" office:value="2.808451" calcext:value-type="float">
            <text:p>2.808451</text:p>
          </table:table-cell>
          <table:table-cell office:value-type="float" office:value="2.852946" calcext:value-type="float">
            <text:p>2.852946</text:p>
          </table:table-cell>
          <table:table-cell office:value-type="float" office:value="2.763668" calcext:value-type="float">
            <text:p>2.763668</text:p>
          </table:table-cell>
          <table:table-cell office:value-type="float" office:value="2.745931" calcext:value-type="float">
            <text:p>2.74593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7-12-38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7-12-38-2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72937" calcext:value-type="float">
            <text:p>0.7293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30706" calcext:value-type="float">
            <text:p>1.130706</text:p>
          </table:table-cell>
          <table:table-cell office:value-type="float" office:value="1.055781" calcext:value-type="float">
            <text:p>1.055781</text:p>
          </table:table-cell>
          <table:table-cell office:value-type="float" office:value="1.018007" calcext:value-type="float">
            <text:p>1.018007</text:p>
          </table:table-cell>
          <table:table-cell office:value-type="float" office:value="0.863014" calcext:value-type="float">
            <text:p>0.863014</text:p>
          </table:table-cell>
          <table:table-cell office:value-type="float" office:value="0.864937" calcext:value-type="float">
            <text:p>0.864937</text:p>
          </table:table-cell>
          <table:table-cell office:value-type="float" office:value="0.80831" calcext:value-type="float">
            <text:p>0.808310</text:p>
          </table:table-cell>
          <table:table-cell office:value-type="float" office:value="0.792" calcext:value-type="float">
            <text:p>0.792000</text:p>
          </table:table-cell>
          <table:table-cell office:value-type="float" office:value="0.777918" calcext:value-type="float">
            <text:p>0.777918</text:p>
          </table:table-cell>
          <table:table-cell office:value-type="float" office:value="0.755176" calcext:value-type="float">
            <text:p>0.755176</text:p>
          </table:table-cell>
          <table:table-cell office:value-type="float" office:value="0.72937" calcext:value-type="float">
            <text:p>0.72937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235383" calcext:value-type="float">
            <text:p>1.235383</text:p>
          </table:table-cell>
          <table:table-cell table:number-columns-repeated="3"/>
          <table:table-cell office:value-type="float" office:value="1.8416" calcext:value-type="float">
            <text:p>1.841600</text:p>
          </table:table-cell>
          <table:table-cell office:value-type="float" office:value="1.65063" calcext:value-type="float">
            <text:p>1.650630</text:p>
          </table:table-cell>
          <table:table-cell office:value-type="float" office:value="1.602813" calcext:value-type="float">
            <text:p>1.602813</text:p>
          </table:table-cell>
          <table:table-cell office:value-type="float" office:value="1.393166" calcext:value-type="float">
            <text:p>1.393166</text:p>
          </table:table-cell>
          <table:table-cell office:value-type="float" office:value="1.496151" calcext:value-type="float">
            <text:p>1.496151</text:p>
          </table:table-cell>
          <table:table-cell office:value-type="float" office:value="1.319024" calcext:value-type="float">
            <text:p>1.319024</text:p>
          </table:table-cell>
          <table:table-cell office:value-type="float" office:value="1.336958" calcext:value-type="float">
            <text:p>1.336958</text:p>
          </table:table-cell>
          <table:table-cell office:value-type="float" office:value="1.296852" calcext:value-type="float">
            <text:p>1.296852</text:p>
          </table:table-cell>
          <table:table-cell office:value-type="float" office:value="1.297955" calcext:value-type="float">
            <text:p>1.297955</text:p>
          </table:table-cell>
          <table:table-cell office:value-type="float" office:value="1.235383" calcext:value-type="float">
            <text:p>1.235383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2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 table:number-columns-repeated="18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8-00-09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8-00-09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0859" calcext:value-type="float">
            <text:p>1.4085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3364" calcext:value-type="float">
            <text:p>1.643364</text:p>
          </table:table-cell>
          <table:table-cell office:value-type="float" office:value="1.826147" calcext:value-type="float">
            <text:p>1.826147</text:p>
          </table:table-cell>
          <table:table-cell office:value-type="float" office:value="1.446466" calcext:value-type="float">
            <text:p>1.446466</text:p>
          </table:table-cell>
          <table:table-cell office:value-type="float" office:value="1.556612" calcext:value-type="float">
            <text:p>1.556612</text:p>
          </table:table-cell>
          <table:table-cell office:value-type="float" office:value="1.608215" calcext:value-type="float">
            <text:p>1.608215</text:p>
          </table:table-cell>
          <table:table-cell office:value-type="float" office:value="1.510387" calcext:value-type="float">
            <text:p>1.510387</text:p>
          </table:table-cell>
          <table:table-cell office:value-type="float" office:value="1.48086" calcext:value-type="float">
            <text:p>1.480860</text:p>
          </table:table-cell>
          <table:table-cell office:value-type="float" office:value="1.443035" calcext:value-type="float">
            <text:p>1.443035</text:p>
          </table:table-cell>
          <table:table-cell office:value-type="float" office:value="1.410019" calcext:value-type="float">
            <text:p>1.410019</text:p>
          </table:table-cell>
          <table:table-cell office:value-type="float" office:value="1.40859" calcext:value-type="float">
            <text:p>1.40859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673399" calcext:value-type="float">
            <text:p>2.673399</text:p>
          </table:table-cell>
          <table:table-cell table:number-columns-repeated="3"/>
          <table:table-cell office:value-type="float" office:value="3.13163" calcext:value-type="float">
            <text:p>3.131630</text:p>
          </table:table-cell>
          <table:table-cell office:value-type="float" office:value="3.040656" calcext:value-type="float">
            <text:p>3.040656</text:p>
          </table:table-cell>
          <table:table-cell office:value-type="float" office:value="2.813812" calcext:value-type="float">
            <text:p>2.813812</text:p>
          </table:table-cell>
          <table:table-cell office:value-type="float" office:value="2.949613" calcext:value-type="float">
            <text:p>2.949613</text:p>
          </table:table-cell>
          <table:table-cell office:value-type="float" office:value="2.753345" calcext:value-type="float">
            <text:p>2.753345</text:p>
          </table:table-cell>
          <table:table-cell office:value-type="float" office:value="2.746321" calcext:value-type="float">
            <text:p>2.746321</text:p>
          </table:table-cell>
          <table:table-cell office:value-type="float" office:value="2.780318" calcext:value-type="float">
            <text:p>2.780318</text:p>
          </table:table-cell>
          <table:table-cell office:value-type="float" office:value="2.679549" calcext:value-type="float">
            <text:p>2.679549</text:p>
          </table:table-cell>
          <table:table-cell office:value-type="float" office:value="2.69988" calcext:value-type="float">
            <text:p>2.699880</text:p>
          </table:table-cell>
          <table:table-cell office:value-type="float" office:value="2.673399" calcext:value-type="float">
            <text:p>2.673399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9-08-15-4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9-08-15-4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1743" calcext:value-type="float">
            <text:p>0.6217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4528" calcext:value-type="float">
            <text:p>1.004528</text:p>
          </table:table-cell>
          <table:table-cell office:value-type="float" office:value="0.880955" calcext:value-type="float">
            <text:p>0.880955</text:p>
          </table:table-cell>
          <table:table-cell office:value-type="float" office:value="0.78693" calcext:value-type="float">
            <text:p>0.786930</text:p>
          </table:table-cell>
          <table:table-cell office:value-type="float" office:value="0.750178" calcext:value-type="float">
            <text:p>0.750178</text:p>
          </table:table-cell>
          <table:table-cell office:value-type="float" office:value="0.714872" calcext:value-type="float">
            <text:p>0.714872</text:p>
          </table:table-cell>
          <table:table-cell office:value-type="float" office:value="0.676763" calcext:value-type="float">
            <text:p>0.676763</text:p>
          </table:table-cell>
          <table:table-cell office:value-type="float" office:value="0.660109" calcext:value-type="float">
            <text:p>0.660109</text:p>
          </table:table-cell>
          <table:table-cell office:value-type="float" office:value="0.638473" calcext:value-type="float">
            <text:p>0.638473</text:p>
          </table:table-cell>
          <table:table-cell office:value-type="float" office:value="0.628846" calcext:value-type="float">
            <text:p>0.628846</text:p>
          </table:table-cell>
          <table:table-cell office:value-type="float" office:value="0.621743" calcext:value-type="float">
            <text:p>0.621743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031567" calcext:value-type="float">
            <text:p>1.031567</text:p>
          </table:table-cell>
          <table:table-cell table:number-columns-repeated="3"/>
          <table:table-cell office:value-type="float" office:value="1.794657" calcext:value-type="float">
            <text:p>1.794657</text:p>
          </table:table-cell>
          <table:table-cell office:value-type="float" office:value="1.621394" calcext:value-type="float">
            <text:p>1.621394</text:p>
          </table:table-cell>
          <table:table-cell office:value-type="float" office:value="1.353554" calcext:value-type="float">
            <text:p>1.353554</text:p>
          </table:table-cell>
          <table:table-cell office:value-type="float" office:value="1.261499" calcext:value-type="float">
            <text:p>1.261499</text:p>
          </table:table-cell>
          <table:table-cell office:value-type="float" office:value="1.212045" calcext:value-type="float">
            <text:p>1.212045</text:p>
          </table:table-cell>
          <table:table-cell office:value-type="float" office:value="1.135508" calcext:value-type="float">
            <text:p>1.135508</text:p>
          </table:table-cell>
          <table:table-cell office:value-type="float" office:value="1.099388" calcext:value-type="float">
            <text:p>1.099388</text:p>
          </table:table-cell>
          <table:table-cell office:value-type="float" office:value="1.059732" calcext:value-type="float">
            <text:p>1.059732</text:p>
          </table:table-cell>
          <table:table-cell office:value-type="float" office:value="1.054928" calcext:value-type="float">
            <text:p>1.054928</text:p>
          </table:table-cell>
          <table:table-cell office:value-type="float" office:value="1.031567" calcext:value-type="float">
            <text:p>1.03156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style-name="Default"/>
          <table:table-cell table:number-columns-repeated="21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1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5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 table:number-columns-repeated="18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0-16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0-16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3827" calcext:value-type="float">
            <text:p>0.5638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325" calcext:value-type="float">
            <text:p>0.991325</text:p>
          </table:table-cell>
          <table:table-cell office:value-type="float" office:value="0.829098" calcext:value-type="float">
            <text:p>0.829098</text:p>
          </table:table-cell>
          <table:table-cell office:value-type="float" office:value="0.750319" calcext:value-type="float">
            <text:p>0.750319</text:p>
          </table:table-cell>
          <table:table-cell office:value-type="float" office:value="0.688533" calcext:value-type="float">
            <text:p>0.688533</text:p>
          </table:table-cell>
          <table:table-cell office:value-type="float" office:value="0.655234" calcext:value-type="float">
            <text:p>0.655234</text:p>
          </table:table-cell>
          <table:table-cell office:value-type="float" office:value="0.628608" calcext:value-type="float">
            <text:p>0.628608</text:p>
          </table:table-cell>
          <table:table-cell office:value-type="float" office:value="0.608072" calcext:value-type="float">
            <text:p>0.608072</text:p>
          </table:table-cell>
          <table:table-cell office:value-type="float" office:value="0.586202" calcext:value-type="float">
            <text:p>0.586202</text:p>
          </table:table-cell>
          <table:table-cell office:value-type="float" office:value="0.57217" calcext:value-type="float">
            <text:p>0.572170</text:p>
          </table:table-cell>
          <table:table-cell office:value-type="float" office:value="0.563827" calcext:value-type="float">
            <text:p>0.56382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2</text:p>
          </table:table-cell>
          <table:table-cell table:style-name="Default" table:number-columns-repeated="12"/>
          <table:table-cell office:value-type="float" office:value="1.195844" calcext:value-type="float">
            <text:p>1.195844</text:p>
          </table:table-cell>
          <table:table-cell table:style-name="Default" table:number-columns-repeated="3"/>
          <table:table-cell office:value-type="float" office:value="3.241326" calcext:value-type="float">
            <text:p>3.241326</text:p>
          </table:table-cell>
          <table:table-cell office:value-type="float" office:value="2.383721" calcext:value-type="float">
            <text:p>2.383721</text:p>
          </table:table-cell>
          <table:table-cell office:value-type="float" office:value="1.970864" calcext:value-type="float">
            <text:p>1.970864</text:p>
          </table:table-cell>
          <table:table-cell office:value-type="float" office:value="1.705898" calcext:value-type="float">
            <text:p>1.705898</text:p>
          </table:table-cell>
          <table:table-cell office:value-type="float" office:value="1.527428" calcext:value-type="float">
            <text:p>1.527428</text:p>
          </table:table-cell>
          <table:table-cell office:value-type="float" office:value="1.443614" calcext:value-type="float">
            <text:p>1.443614</text:p>
          </table:table-cell>
          <table:table-cell office:value-type="float" office:value="1.320632" calcext:value-type="float">
            <text:p>1.320632</text:p>
          </table:table-cell>
          <table:table-cell office:value-type="float" office:value="1.294254" calcext:value-type="float">
            <text:p>1.294254</text:p>
          </table:table-cell>
          <table:table-cell office:value-type="float" office:value="1.227735" calcext:value-type="float">
            <text:p>1.227735</text:p>
          </table:table-cell>
          <table:table-cell office:value-type="float" office:value="1.195844" calcext:value-type="float">
            <text:p>1.195844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2"/>
          <table:table-cell table:style-name="Default"/>
          <table:table-cell table:number-columns-repeated="5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3-12-33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3-12-33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9236" calcext:value-type="float">
            <text:p>1.019236</text:p>
          </table:table-cell>
          <table:table-cell office:value-type="float" office:value="0.855509" calcext:value-type="float">
            <text:p>0.855509</text:p>
          </table:table-cell>
          <table:table-cell office:value-type="float" office:value="0.759024" calcext:value-type="float">
            <text:p>0.759024</text:p>
          </table:table-cell>
          <table:table-cell office:value-type="float" office:value="0.725772" calcext:value-type="float">
            <text:p>0.725772</text:p>
          </table:table-cell>
          <table:table-cell office:value-type="float" office:value="0.658368" calcext:value-type="float">
            <text:p>0.658368</text:p>
          </table:table-cell>
          <table:table-cell office:value-type="float" office:value="0.632233" calcext:value-type="float">
            <text:p>0.632233</text:p>
          </table:table-cell>
          <table:table-cell office:value-type="float" office:value="0.609129" calcext:value-type="float">
            <text:p>0.609129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579136" calcext:value-type="float">
            <text:p>0.579136</text:p>
          </table:table-cell>
          <table:table-cell office:value-type="float" office:value="0.573289" calcext:value-type="float">
            <text:p>0.573289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3</text:p>
          </table:table-cell>
          <table:table-cell table:style-name="Default" table:number-columns-repeated="16"/>
          <table:table-cell office:value-type="float" office:value="3.372204" calcext:value-type="float">
            <text:p>3.372204</text:p>
          </table:table-cell>
          <table:table-cell office:value-type="float" office:value="2.496749" calcext:value-type="float">
            <text:p>2.496749</text:p>
          </table:table-cell>
          <table:table-cell office:value-type="float" office:value="2.063245" calcext:value-type="float">
            <text:p>2.063245</text:p>
          </table:table-cell>
          <table:table-cell office:value-type="float" office:value="1.83492" calcext:value-type="float">
            <text:p>1.834920</text:p>
          </table:table-cell>
          <table:table-cell office:value-type="float" office:value="1.552114" calcext:value-type="float">
            <text:p>1.552114</text:p>
          </table:table-cell>
          <table:table-cell office:value-type="float" office:value="1.445878" calcext:value-type="float">
            <text:p>1.445878</text:p>
          </table:table-cell>
          <table:table-cell office:value-type="float" office:value="1.363212" calcext:value-type="float">
            <text:p>1.363212</text:p>
          </table:table-cell>
          <table:table-cell office:value-type="float" office:value="1.301286" calcext:value-type="float">
            <text:p>1.301286</text:p>
          </table:table-cell>
          <table:table-cell office:value-type="float" office:value="1.22262" calcext:value-type="float">
            <text:p>1.222620</text:p>
          </table:table-cell>
          <table:table-cell office:value-type="float" office:value="1.214418" calcext:value-type="float">
            <text:p>1.214418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2-11-4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2-11-4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78447" calcext:value-type="float">
            <text:p>0.5784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32858" calcext:value-type="float">
            <text:p>1.032858</text:p>
          </table:table-cell>
          <table:table-cell office:value-type="float" office:value="0.880698" calcext:value-type="float">
            <text:p>0.880698</text:p>
          </table:table-cell>
          <table:table-cell office:value-type="float" office:value="0.761689" calcext:value-type="float">
            <text:p>0.761689</text:p>
          </table:table-cell>
          <table:table-cell office:value-type="float" office:value="0.706757" calcext:value-type="float">
            <text:p>0.706757</text:p>
          </table:table-cell>
          <table:table-cell office:value-type="float" office:value="0.660745" calcext:value-type="float">
            <text:p>0.660745</text:p>
          </table:table-cell>
          <table:table-cell office:value-type="float" office:value="0.642385" calcext:value-type="float">
            <text:p>0.642385</text:p>
          </table:table-cell>
          <table:table-cell office:value-type="float" office:value="0.632106" calcext:value-type="float">
            <text:p>0.632106</text:p>
          </table:table-cell>
          <table:table-cell office:value-type="float" office:value="0.605823" calcext:value-type="float">
            <text:p>0.605823</text:p>
          </table:table-cell>
          <table:table-cell office:value-type="float" office:value="0.590551" calcext:value-type="float">
            <text:p>0.590551</text:p>
          </table:table-cell>
          <table:table-cell office:value-type="float" office:value="0.578447" calcext:value-type="float">
            <text:p>0.57844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2"/>
          <table:table-cell office:value-type="float" office:value="1.228105" calcext:value-type="float">
            <text:p>1.228105</text:p>
          </table:table-cell>
          <table:table-cell table:style-name="Default" table:number-columns-repeated="3"/>
          <table:table-cell office:value-type="float" office:value="3.538586" calcext:value-type="float">
            <text:p>3.538586</text:p>
          </table:table-cell>
          <table:table-cell office:value-type="float" office:value="2.597379" calcext:value-type="float">
            <text:p>2.597379</text:p>
          </table:table-cell>
          <table:table-cell office:value-type="float" office:value="1.956813" calcext:value-type="float">
            <text:p>1.956813</text:p>
          </table:table-cell>
          <table:table-cell office:value-type="float" office:value="1.773962" calcext:value-type="float">
            <text:p>1.773962</text:p>
          </table:table-cell>
          <table:table-cell office:value-type="float" office:value="1.577806" calcext:value-type="float">
            <text:p>1.577806</text:p>
          </table:table-cell>
          <table:table-cell office:value-type="float" office:value="1.498237" calcext:value-type="float">
            <text:p>1.498237</text:p>
          </table:table-cell>
          <table:table-cell office:value-type="float" office:value="1.413361" calcext:value-type="float">
            <text:p>1.413361</text:p>
          </table:table-cell>
          <table:table-cell office:value-type="float" office:value="1.317149" calcext:value-type="float">
            <text:p>1.317149</text:p>
          </table:table-cell>
          <table:table-cell office:value-type="float" office:value="1.251185" calcext:value-type="float">
            <text:p>1.251185</text:p>
          </table:table-cell>
          <table:table-cell office:value-type="float" office:value="1.228105" calcext:value-type="float">
            <text:p>1.228105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1-03-36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1-03-36-3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5881" calcext:value-type="float">
            <text:p>0.6358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4428" calcext:value-type="float">
            <text:p>1.004428</text:p>
          </table:table-cell>
          <table:table-cell office:value-type="float" office:value="0.874208" calcext:value-type="float">
            <text:p>0.874208</text:p>
          </table:table-cell>
          <table:table-cell office:value-type="float" office:value="0.801746" calcext:value-type="float">
            <text:p>0.801746</text:p>
          </table:table-cell>
          <table:table-cell office:value-type="float" office:value="0.760703" calcext:value-type="float">
            <text:p>0.760703</text:p>
          </table:table-cell>
          <table:table-cell office:value-type="float" office:value="0.712031" calcext:value-type="float">
            <text:p>0.712031</text:p>
          </table:table-cell>
          <table:table-cell office:value-type="float" office:value="0.710519" calcext:value-type="float">
            <text:p>0.710519</text:p>
          </table:table-cell>
          <table:table-cell office:value-type="float" office:value="0.679692" calcext:value-type="float">
            <text:p>0.679692</text:p>
          </table:table-cell>
          <table:table-cell office:value-type="float" office:value="0.66851" calcext:value-type="float">
            <text:p>0.668510</text:p>
          </table:table-cell>
          <table:table-cell office:value-type="float" office:value="0.640714" calcext:value-type="float">
            <text:p>0.640714</text:p>
          </table:table-cell>
          <table:table-cell office:value-type="float" office:value="0.635881" calcext:value-type="float">
            <text:p>0.63588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style-name="Default" table:number-columns-repeated="12"/>
          <table:table-cell office:value-type="float" office:value="1.06592" calcext:value-type="float">
            <text:p>1.065920</text:p>
          </table:table-cell>
          <table:table-cell table:style-name="Default" table:number-columns-repeated="3"/>
          <table:table-cell office:value-type="float" office:value="1.654282" calcext:value-type="float">
            <text:p>1.654282</text:p>
          </table:table-cell>
          <table:table-cell office:value-type="float" office:value="1.548866" calcext:value-type="float">
            <text:p>1.548866</text:p>
          </table:table-cell>
          <table:table-cell office:value-type="float" office:value="1.493746" calcext:value-type="float">
            <text:p>1.493746</text:p>
          </table:table-cell>
          <table:table-cell office:value-type="float" office:value="1.363258" calcext:value-type="float">
            <text:p>1.363258</text:p>
          </table:table-cell>
          <table:table-cell office:value-type="float" office:value="1.251532" calcext:value-type="float">
            <text:p>1.251532</text:p>
          </table:table-cell>
          <table:table-cell office:value-type="float" office:value="1.204809" calcext:value-type="float">
            <text:p>1.204809</text:p>
          </table:table-cell>
          <table:table-cell office:value-type="float" office:value="1.156632" calcext:value-type="float">
            <text:p>1.156632</text:p>
          </table:table-cell>
          <table:table-cell office:value-type="float" office:value="1.105281" calcext:value-type="float">
            <text:p>1.105281</text:p>
          </table:table-cell>
          <table:table-cell office:value-type="float" office:value="1.045398" calcext:value-type="float">
            <text:p>1.045398</text:p>
          </table:table-cell>
          <table:table-cell office:value-type="float" office:value="1.06592" calcext:value-type="float">
            <text:p>1.06592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EPE,F1</text:p>
          </table:table-cell>
          <table:table-cell/>
          <table:table-cell office:value-type="float" office:value="1.684954" calcext:value-type="float">
            <text:p>1.684954</text:p>
          </table:table-cell>
          <table:table-cell table:number-columns-repeated="3"/>
          <table:table-cell office:value-type="float" office:value="2.87913" calcext:value-type="float">
            <text:p>2.879130</text:p>
          </table:table-cell>
          <table:table-cell office:value-type="float" office:value="2.40015" calcext:value-type="float">
            <text:p>2.400150</text:p>
          </table:table-cell>
          <table:table-cell office:value-type="float" office:value="2.346639" calcext:value-type="float">
            <text:p>2.346639</text:p>
          </table:table-cell>
          <table:table-cell office:value-type="float" office:value="2.109907" calcext:value-type="float">
            <text:p>2.109907</text:p>
          </table:table-cell>
          <table:table-cell office:value-type="float" office:value="1.966022" calcext:value-type="float">
            <text:p>1.966022</text:p>
          </table:table-cell>
          <table:table-cell office:value-type="float" office:value="1.967163" calcext:value-type="float">
            <text:p>1.967163</text:p>
          </table:table-cell>
          <table:table-cell office:value-type="float" office:value="1.80485" calcext:value-type="float">
            <text:p>1.804850</text:p>
          </table:table-cell>
          <table:table-cell office:value-type="float" office:value="1.789929" calcext:value-type="float">
            <text:p>1.789929</text:p>
          </table:table-cell>
          <table:table-cell office:value-type="float" office:value="1.697525" calcext:value-type="float">
            <text:p>1.697525</text:p>
          </table:table-cell>
          <table:table-cell office:value-type="float" office:value="1.684954" calcext:value-type="float">
            <text:p>1.684954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14"/>
          <table:table-cell office:value-type="float" office:value="6.175862" calcext:value-type="float">
            <text:p>6.175862</text:p>
          </table:table-cell>
          <table:table-cell table:number-columns-repeated="3"/>
          <table:table-cell office:value-type="float" office:value="10.473876" calcext:value-type="float">
            <text:p>10.473876</text:p>
          </table:table-cell>
          <table:table-cell office:value-type="float" office:value="9.294478" calcext:value-type="float">
            <text:p>9.294478</text:p>
          </table:table-cell>
          <table:table-cell office:value-type="float" office:value="8.53992" calcext:value-type="float">
            <text:p>8.539920</text:p>
          </table:table-cell>
          <table:table-cell office:value-type="float" office:value="7.855354" calcext:value-type="float">
            <text:p>7.855354</text:p>
          </table:table-cell>
          <table:table-cell office:value-type="float" office:value="7.349198" calcext:value-type="float">
            <text:p>7.349198</text:p>
          </table:table-cell>
          <table:table-cell office:value-type="float" office:value="7.194973" calcext:value-type="float">
            <text:p>7.194973</text:p>
          </table:table-cell>
          <table:table-cell office:value-type="float" office:value="6.885723" calcext:value-type="float">
            <text:p>6.885723</text:p>
          </table:table-cell>
          <table:table-cell office:value-type="float" office:value="6.578553" calcext:value-type="float">
            <text:p>6.578553</text:p>
          </table:table-cell>
          <table:table-cell office:value-type="float" office:value="6.289559" calcext:value-type="float">
            <text:p>6.289559</text:p>
          </table:table-cell>
          <table:table-cell office:value-type="float" office:value="6.175862" calcext:value-type="float">
            <text:p>6.175862</text:p>
          </table:table-cell>
          <table:table-cell table:style-name="ce25" table:number-columns-repeated="3"/>
          <table:table-cell table:number-columns-repeated="993"/>
        </table:table-row>
        <table:table-row table:style-name="ro1" table:number-rows-repeated="62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2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/>
          <table:table-cell/>
          <table:table-cell table:style-name="ce3" table:number-columns-repeated="2"/>
          <table:table-cell table:style-name="ce24"/>
          <table:table-cell/>
          <table:table-cell table:style-name="ce3" table:number-columns-repeated="2"/>
          <table:table-cell table:number-columns-repeated="18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29" office:value-type="float" office:value="1.297586" calcext:value-type="float">
            <text:p>1.297586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29" office:value-type="float" office:value="2.731167" calcext:value-type="float">
            <text:p>2.731167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29"/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29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29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29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29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17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29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29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29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29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29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29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29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29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29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29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29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29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30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30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30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30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30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8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29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29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21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29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29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29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29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13" office:value-type="string" calcext:value-type="string">
            <text:p>4.71% &amp; 6.86% &amp; 5.07 </text:p>
          </table:table-cell>
          <table:table-cell table:style-name="Default"/>
          <table:table-cell table:style-name="ce21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29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29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29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29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29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29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29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29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29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29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29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29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29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29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29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29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29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29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29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29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3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29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29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29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29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29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29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3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29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3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29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29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29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29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29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29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29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29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29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29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29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2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29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29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29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29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29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29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29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29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30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30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30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30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30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30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30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4.81% &amp; 6.63% &amp; 5.12</text:p>
          </table:table-cell>
          <table:table-cell table:style-name="ce16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2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30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30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30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30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style-name="ce13"/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30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30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30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30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30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30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30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30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30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30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30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text:s/>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12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12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1" calcext:value-type="date">
            <text:p>2022-03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8165" calcext:value-type="float">
            <text:p>0.578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office:value-type="float" office:value="0.673544" calcext:value-type="float">
            <text:p>0.67354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0.615787" calcext:value-type="float">
            <text:p>0.615787</text:p>
          </table:table-cell>
          <table:table-cell office:value-type="float" office:value="0.618229" calcext:value-type="float">
            <text:p>0.618229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585522" calcext:value-type="float">
            <text:p>0.585522</text:p>
          </table:table-cell>
          <table:table-cell table:style-name="ce12" office:value-type="float" office:value="0.578165" calcext:value-type="float">
            <text:p>0.5781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2822" calcext:value-type="float">
            <text:p>0.928220</text:p>
          </table:table-cell>
          <table:table-cell table:number-columns-repeated="3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office:value-type="float" office:value="1.222742" calcext:value-type="float">
            <text:p>1.222742</text:p>
          </table:table-cell>
          <table:table-cell office:value-type="float" office:value="1.151425" calcext:value-type="float">
            <text:p>1.151425</text:p>
          </table:table-cell>
          <table:table-cell office:value-type="float" office:value="1.059254" calcext:value-type="float">
            <text:p>1.059254</text:p>
          </table:table-cell>
          <table:table-cell office:value-type="float" office:value="1.03909" calcext:value-type="float">
            <text:p>1.039090</text:p>
          </table:table-cell>
          <table:table-cell office:value-type="float" office:value="1.003491" calcext:value-type="float">
            <text:p>1.003491</text:p>
          </table:table-cell>
          <table:table-cell office:value-type="float" office:value="0.952628" calcext:value-type="float">
            <text:p>0.952628</text:p>
          </table:table-cell>
          <table:table-cell table:style-name="ce12" office:value-type="float" office:value="0.92822" calcext:value-type="float">
            <text:p>0.9282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Default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50177" calcext:value-type="float">
            <text:p>1.3501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53159" calcext:value-type="float">
            <text:p>1.853159</text:p>
          </table:table-cell>
          <table:table-cell office:value-type="float" office:value="1.608853" calcext:value-type="float">
            <text:p>1.608853</text:p>
          </table:table-cell>
          <table:table-cell office:value-type="float" office:value="1.563274" calcext:value-type="float">
            <text:p>1.563274</text:p>
          </table:table-cell>
          <table:table-cell office:value-type="float" office:value="1.747169" calcext:value-type="float">
            <text:p>1.747169</text:p>
          </table:table-cell>
          <table:table-cell office:value-type="float" office:value="1.496701" calcext:value-type="float">
            <text:p>1.496701</text:p>
          </table:table-cell>
          <table:table-cell office:value-type="float" office:value="1.463213" calcext:value-type="float">
            <text:p>1.463213</text:p>
          </table:table-cell>
          <table:table-cell office:value-type="float" office:value="1.507646" calcext:value-type="float">
            <text:p>1.507646</text:p>
          </table:table-cell>
          <table:table-cell office:value-type="float" office:value="1.398377" calcext:value-type="float">
            <text:p>1.398377</text:p>
          </table:table-cell>
          <table:table-cell office:value-type="float" office:value="1.325249" calcext:value-type="float">
            <text:p>1.325249</text:p>
          </table:table-cell>
          <table:table-cell table:style-name="ce12" office:value-type="float" office:value="1.350177" calcext:value-type="float">
            <text:p>1.350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2.742199" calcext:value-type="float">
            <text:p>2.742199</text:p>
          </table:table-cell>
          <table:table-cell table:number-columns-repeated="3"/>
          <table:table-cell office:value-type="float" office:value="3.023689" calcext:value-type="float">
            <text:p>3.023689</text:p>
          </table:table-cell>
          <table:table-cell office:value-type="float" office:value="3.133434" calcext:value-type="float">
            <text:p>3.133434</text:p>
          </table:table-cell>
          <table:table-cell office:value-type="float" office:value="2.982185" calcext:value-type="float">
            <text:p>2.982185</text:p>
          </table:table-cell>
          <table:table-cell office:value-type="float" office:value="2.755625" calcext:value-type="float">
            <text:p>2.755625</text:p>
          </table:table-cell>
          <table:table-cell office:value-type="float" office:value="2.848011" calcext:value-type="float">
            <text:p>2.848011</text:p>
          </table:table-cell>
          <table:table-cell office:value-type="float" office:value="2.788334" calcext:value-type="float">
            <text:p>2.788334</text:p>
          </table:table-cell>
          <table:table-cell office:value-type="float" office:value="2.792747" calcext:value-type="float">
            <text:p>2.792747</text:p>
          </table:table-cell>
          <table:table-cell office:value-type="float" office:value="2.807684" calcext:value-type="float">
            <text:p>2.807684</text:p>
          </table:table-cell>
          <table:table-cell office:value-type="float" office:value="2.680905" calcext:value-type="float">
            <text:p>2.680905</text:p>
          </table:table-cell>
          <table:table-cell table:style-name="ce12" office:value-type="float" office:value="2.742199" calcext:value-type="float">
            <text:p>2.7421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4385" calcext:value-type="float">
            <text:p>1.3043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6" calcext:value-type="float">
            <text:p>1.779860</text:p>
          </table:table-cell>
          <table:table-cell office:value-type="float" office:value="1.611307" calcext:value-type="float">
            <text:p>1.611307</text:p>
          </table:table-cell>
          <table:table-cell office:value-type="float" office:value="1.545092" calcext:value-type="float">
            <text:p>1.545092</text:p>
          </table:table-cell>
          <table:table-cell office:value-type="float" office:value="1.457029" calcext:value-type="float">
            <text:p>1.457029</text:p>
          </table:table-cell>
          <table:table-cell office:value-type="float" office:value="1.499593" calcext:value-type="float">
            <text:p>1.499593</text:p>
          </table:table-cell>
          <table:table-cell office:value-type="float" office:value="1.431061" calcext:value-type="float">
            <text:p>1.431061</text:p>
          </table:table-cell>
          <table:table-cell office:value-type="float" office:value="1.42217" calcext:value-type="float">
            <text:p>1.422170</text:p>
          </table:table-cell>
          <table:table-cell office:value-type="float" office:value="1.346529" calcext:value-type="float">
            <text:p>1.346529</text:p>
          </table:table-cell>
          <table:table-cell office:value-type="float" office:value="1.357488" calcext:value-type="float">
            <text:p>1.357488</text:p>
          </table:table-cell>
          <table:table-cell table:style-name="ce12" office:value-type="float" office:value="1.304385" calcext:value-type="float">
            <text:p>1.304385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 office:value-type="float" office:value="2.641148" calcext:value-type="float">
            <text:p>2.641148</text:p>
          </table:table-cell>
          <table:table-cell table:style-name="Default" table:number-columns-repeated="2"/>
          <table:table-cell/>
          <table:table-cell office:value-type="float" office:value="3.234067" calcext:value-type="float">
            <text:p>3.234067</text:p>
          </table:table-cell>
          <table:table-cell office:value-type="float" office:value="3.257187" calcext:value-type="float">
            <text:p>3.257187</text:p>
          </table:table-cell>
          <table:table-cell office:value-type="float" office:value="2.959733" calcext:value-type="float">
            <text:p>2.959733</text:p>
          </table:table-cell>
          <table:table-cell office:value-type="float" office:value="2.786481" calcext:value-type="float">
            <text:p>2.786481</text:p>
          </table:table-cell>
          <table:table-cell office:value-type="float" office:value="2.780146" calcext:value-type="float">
            <text:p>2.780146</text:p>
          </table:table-cell>
          <table:table-cell office:value-type="float" office:value="2.800726" calcext:value-type="float">
            <text:p>2.800726</text:p>
          </table:table-cell>
          <table:table-cell office:value-type="float" office:value="2.880475" calcext:value-type="float">
            <text:p>2.880475</text:p>
          </table:table-cell>
          <table:table-cell office:value-type="float" office:value="2.81939" calcext:value-type="float">
            <text:p>2.819390</text:p>
          </table:table-cell>
          <table:table-cell office:value-type="float" office:value="2.608303" calcext:value-type="float">
            <text:p>2.608303</text:p>
          </table:table-cell>
          <table:table-cell table:style-name="ce12" office:value-type="float" office:value="2.641148" calcext:value-type="float">
            <text:p>2.641148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/>
          <table:table-cell table:style-name="Default" table:number-columns-repeated="2"/>
          <table:table-cell table:number-columns-repeated="10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1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2621" calcext:value-type="float">
            <text:p>1.3026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06461" calcext:value-type="float">
            <text:p>1.806461</text:p>
          </table:table-cell>
          <table:table-cell office:value-type="float" office:value="1.500069" calcext:value-type="float">
            <text:p>1.500069</text:p>
          </table:table-cell>
          <table:table-cell office:value-type="float" office:value="1.4551" calcext:value-type="float">
            <text:p>1.455100</text:p>
          </table:table-cell>
          <table:table-cell office:value-type="float" office:value="1.479423" calcext:value-type="float">
            <text:p>1.479423</text:p>
          </table:table-cell>
          <table:table-cell office:value-type="float" office:value="1.398762" calcext:value-type="float">
            <text:p>1.398762</text:p>
          </table:table-cell>
          <table:table-cell office:value-type="float" office:value="1.444795" calcext:value-type="float">
            <text:p>1.444795</text:p>
          </table:table-cell>
          <table:table-cell office:value-type="float" office:value="1.339641" calcext:value-type="float">
            <text:p>1.339641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1.324502" calcext:value-type="float">
            <text:p>1.324502</text:p>
          </table:table-cell>
          <table:table-cell table:style-name="ce12" office:value-type="float" office:value="1.302621" calcext:value-type="float">
            <text:p>1.3026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18731" calcext:value-type="float">
            <text:p>2.618731</text:p>
          </table:table-cell>
          <table:table-cell table:number-columns-repeated="3"/>
          <table:table-cell office:value-type="float" office:value="3.088038" calcext:value-type="float">
            <text:p>3.088038</text:p>
          </table:table-cell>
          <table:table-cell office:value-type="float" office:value="2.953054" calcext:value-type="float">
            <text:p>2.953054</text:p>
          </table:table-cell>
          <table:table-cell office:value-type="float" office:value="2.934956" calcext:value-type="float">
            <text:p>2.934956</text:p>
          </table:table-cell>
          <table:table-cell office:value-type="float" office:value="2.837873" calcext:value-type="float">
            <text:p>2.837873</text:p>
          </table:table-cell>
          <table:table-cell office:value-type="float" office:value="2.79353" calcext:value-type="float">
            <text:p>2.793530</text:p>
          </table:table-cell>
          <table:table-cell office:value-type="float" office:value="2.791673" calcext:value-type="float">
            <text:p>2.791673</text:p>
          </table:table-cell>
          <table:table-cell office:value-type="float" office:value="2.750635" calcext:value-type="float">
            <text:p>2.750635</text:p>
          </table:table-cell>
          <table:table-cell office:value-type="float" office:value="2.722957" calcext:value-type="float">
            <text:p>2.722957</text:p>
          </table:table-cell>
          <table:table-cell office:value-type="float" office:value="2.638906" calcext:value-type="float">
            <text:p>2.638906</text:p>
          </table:table-cell>
          <table:table-cell office:value-type="float" office:value="2.618731" calcext:value-type="float">
            <text:p>2.6187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0-16-4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239" calcext:value-type="float">
            <text:p>0.6352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5036" calcext:value-type="float">
            <text:p>1.075036</text:p>
          </table:table-cell>
          <table:table-cell office:value-type="float" office:value="0.973001" calcext:value-type="float">
            <text:p>0.973001</text:p>
          </table:table-cell>
          <table:table-cell office:value-type="float" office:value="0.925563" calcext:value-type="float">
            <text:p>0.925563</text:p>
          </table:table-cell>
          <table:table-cell office:value-type="float" office:value="0.830296" calcext:value-type="float">
            <text:p>0.830296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749504" calcext:value-type="float">
            <text:p>0.749504</text:p>
          </table:table-cell>
          <table:table-cell office:value-type="float" office:value="0.70252" calcext:value-type="float">
            <text:p>0.702520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653587" calcext:value-type="float">
            <text:p>0.653587</text:p>
          </table:table-cell>
          <table:table-cell table:style-name="ce12" office:value-type="float" office:value="0.635239" calcext:value-type="float">
            <text:p>0.6352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8857" calcext:value-type="float">
            <text:p>1.138857</text:p>
          </table:table-cell>
          <table:table-cell table:number-columns-repeated="3"/>
          <table:table-cell office:value-type="float" office:value="1.862941" calcext:value-type="float">
            <text:p>1.862941</text:p>
          </table:table-cell>
          <table:table-cell office:value-type="float" office:value="1.658056" calcext:value-type="float">
            <text:p>1.658056</text:p>
          </table:table-cell>
          <table:table-cell office:value-type="float" office:value="1.580745" calcext:value-type="float">
            <text:p>1.580745</text:p>
          </table:table-cell>
          <table:table-cell office:value-type="float" office:value="1.429279" calcext:value-type="float">
            <text:p>1.429279</text:p>
          </table:table-cell>
          <table:table-cell office:value-type="float" office:value="1.311948" calcext:value-type="float">
            <text:p>1.311948</text:p>
          </table:table-cell>
          <table:table-cell office:value-type="float" office:value="1.291251" calcext:value-type="float">
            <text:p>1.291251</text:p>
          </table:table-cell>
          <table:table-cell office:value-type="float" office:value="1.230424" calcext:value-type="float">
            <text:p>1.230424</text:p>
          </table:table-cell>
          <table:table-cell office:value-type="float" office:value="1.211085" calcext:value-type="float">
            <text:p>1.211085</text:p>
          </table:table-cell>
          <table:table-cell office:value-type="float" office:value="1.156454" calcext:value-type="float">
            <text:p>1.156454</text:p>
          </table:table-cell>
          <table:table-cell table:style-name="ce12" office:value-type="float" office:value="1.138857" calcext:value-type="float">
            <text:p>1.1388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0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1906" calcext:value-type="float">
            <text:p>0.6519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566" calcext:value-type="float">
            <text:p>1.077566</text:p>
          </table:table-cell>
          <table:table-cell office:value-type="float" office:value="0.966998" calcext:value-type="float">
            <text:p>0.966998</text:p>
          </table:table-cell>
          <table:table-cell office:value-type="float" office:value="0.925873" calcext:value-type="float">
            <text:p>0.925873</text:p>
          </table:table-cell>
          <table:table-cell office:value-type="float" office:value="0.84062" calcext:value-type="float">
            <text:p>0.840620</text:p>
          </table:table-cell>
          <table:table-cell office:value-type="float" office:value="0.780688" calcext:value-type="float">
            <text:p>0.780688</text:p>
          </table:table-cell>
          <table:table-cell office:value-type="float" office:value="0.734405" calcext:value-type="float">
            <text:p>0.734405</text:p>
          </table:table-cell>
          <table:table-cell office:value-type="float" office:value="0.709097" calcext:value-type="float">
            <text:p>0.709097</text:p>
          </table:table-cell>
          <table:table-cell office:value-type="float" office:value="0.68063" calcext:value-type="float">
            <text:p>0.680630</text:p>
          </table:table-cell>
          <table:table-cell office:value-type="float" office:value="0.663212" calcext:value-type="float">
            <text:p>0.663212</text:p>
          </table:table-cell>
          <table:table-cell table:style-name="ce12" office:value-type="float" office:value="0.651906" calcext:value-type="float">
            <text:p>0.6519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2627" calcext:value-type="float">
            <text:p>1.132627</text:p>
          </table:table-cell>
          <table:table-cell table:number-columns-repeated="3"/>
          <table:table-cell office:value-type="float" office:value="1.9673" calcext:value-type="float">
            <text:p>1.967300</text:p>
          </table:table-cell>
          <table:table-cell office:value-type="float" office:value="1.572696" calcext:value-type="float">
            <text:p>1.572696</text:p>
          </table:table-cell>
          <table:table-cell office:value-type="float" office:value="1.708272" calcext:value-type="float">
            <text:p>1.708272</text:p>
          </table:table-cell>
          <table:table-cell office:value-type="float" office:value="1.477663" calcext:value-type="float">
            <text:p>1.477663</text:p>
          </table:table-cell>
          <table:table-cell office:value-type="float" office:value="1.397427" calcext:value-type="float">
            <text:p>1.397427</text:p>
          </table:table-cell>
          <table:table-cell office:value-type="float" office:value="1.289314" calcext:value-type="float">
            <text:p>1.289314</text:p>
          </table:table-cell>
          <table:table-cell office:value-type="float" office:value="1.278293" calcext:value-type="float">
            <text:p>1.278293</text:p>
          </table:table-cell>
          <table:table-cell office:value-type="float" office:value="1.22469" calcext:value-type="float">
            <text:p>1.224690</text:p>
          </table:table-cell>
          <table:table-cell office:value-type="float" office:value="1.159943" calcext:value-type="float">
            <text:p>1.159943</text:p>
          </table:table-cell>
          <table:table-cell table:style-name="ce12" office:value-type="float" office:value="1.132627" calcext:value-type="float">
            <text:p>1.1326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15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5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6846" calcext:value-type="float">
            <text:p>0.6468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9846" calcext:value-type="float">
            <text:p>1.109846</text:p>
          </table:table-cell>
          <table:table-cell office:value-type="float" office:value="0.940132" calcext:value-type="float">
            <text:p>0.940132</text:p>
          </table:table-cell>
          <table:table-cell office:value-type="float" office:value="0.998531" calcext:value-type="float">
            <text:p>0.998531</text:p>
          </table:table-cell>
          <table:table-cell office:value-type="float" office:value="0.844955" calcext:value-type="float">
            <text:p>0.844955</text:p>
          </table:table-cell>
          <table:table-cell office:value-type="float" office:value="0.808192" calcext:value-type="float">
            <text:p>0.808192</text:p>
          </table:table-cell>
          <table:table-cell office:value-type="float" office:value="0.730619" calcext:value-type="float">
            <text:p>0.730619</text:p>
          </table:table-cell>
          <table:table-cell office:value-type="float" office:value="0.710627" calcext:value-type="float">
            <text:p>0.710627</text:p>
          </table:table-cell>
          <table:table-cell office:value-type="float" office:value="0.678828" calcext:value-type="float">
            <text:p>0.678828</text:p>
          </table:table-cell>
          <table:table-cell office:value-type="float" office:value="0.666647" calcext:value-type="float">
            <text:p>0.666647</text:p>
          </table:table-cell>
          <table:table-cell table:style-name="ce12" office:value-type="float" office:value="0.646846" calcext:value-type="float">
            <text:p>0.6468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16" calcext:value-type="float">
            <text:p>1.134160</text:p>
          </table:table-cell>
          <table:table-cell table:number-columns-repeated="3"/>
          <table:table-cell office:value-type="float" office:value="1.868828" calcext:value-type="float">
            <text:p>1.868828</text:p>
          </table:table-cell>
          <table:table-cell office:value-type="float" office:value="1.547212" calcext:value-type="float">
            <text:p>1.547212</text:p>
          </table:table-cell>
          <table:table-cell office:value-type="float" office:value="1.80064" calcext:value-type="float">
            <text:p>1.800640</text:p>
          </table:table-cell>
          <table:table-cell office:value-type="float" office:value="1.427261" calcext:value-type="float">
            <text:p>1.427261</text:p>
          </table:table-cell>
          <table:table-cell office:value-type="float" office:value="1.417475" calcext:value-type="float">
            <text:p>1.417475</text:p>
          </table:table-cell>
          <table:table-cell office:value-type="float" office:value="1.318526" calcext:value-type="float">
            <text:p>1.318526</text:p>
          </table:table-cell>
          <table:table-cell office:value-type="float" office:value="1.24256" calcext:value-type="float">
            <text:p>1.242560</text:p>
          </table:table-cell>
          <table:table-cell office:value-type="float" office:value="1.224479" calcext:value-type="float">
            <text:p>1.224479</text:p>
          </table:table-cell>
          <table:table-cell office:value-type="float" office:value="1.136225" calcext:value-type="float">
            <text:p>1.136225</text:p>
          </table:table-cell>
          <table:table-cell table:style-name="ce12" office:value-type="float" office:value="1.13416" calcext:value-type="float">
            <text:p>1.1341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47105" calcext:value-type="float">
            <text:p>0.547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4.80% &amp; 6.66% &amp; 5.11</text:p>
          </table:table-cell>
          <table:table-cell table:style-name="ce16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23774" calcext:value-type="float">
            <text:p>1.123774</text:p>
          </table:table-cell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09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9-24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8215" calcext:value-type="float">
            <text:p>0.5482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3662" calcext:value-type="float">
            <text:p>1.023662</text:p>
          </table:table-cell>
          <table:table-cell office:value-type="float" office:value="0.799147" calcext:value-type="float">
            <text:p>0.799147</text:p>
          </table:table-cell>
          <table:table-cell office:value-type="float" office:value="0.733923" calcext:value-type="float">
            <text:p>0.733923</text:p>
          </table:table-cell>
          <table:table-cell office:value-type="float" office:value="0.691323" calcext:value-type="float">
            <text:p>0.691323</text:p>
          </table:table-cell>
          <table:table-cell office:value-type="float" office:value="0.627656" calcext:value-type="float">
            <text:p>0.627656</text:p>
          </table:table-cell>
          <table:table-cell office:value-type="float" office:value="0.616296" calcext:value-type="float">
            <text:p>0.616296</text:p>
          </table:table-cell>
          <table:table-cell office:value-type="float" office:value="0.587061" calcext:value-type="float">
            <text:p>0.587061</text:p>
          </table:table-cell>
          <table:table-cell office:value-type="float" office:value="0.571645" calcext:value-type="float">
            <text:p>0.571645</text:p>
          </table:table-cell>
          <table:table-cell office:value-type="float" office:value="0.556703" calcext:value-type="float">
            <text:p>0.556703</text:p>
          </table:table-cell>
          <table:table-cell table:style-name="ce12" office:value-type="float" office:value="0.548215" calcext:value-type="float">
            <text:p>0.548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9562" calcext:value-type="float">
            <text:p>1.139562</text:p>
          </table:table-cell>
          <table:table-cell table:number-columns-repeated="3"/>
          <table:table-cell office:value-type="float" office:value="3.240738" calcext:value-type="float">
            <text:p>3.240738</text:p>
          </table:table-cell>
          <table:table-cell office:value-type="float" office:value="2.25687" calcext:value-type="float">
            <text:p>2.256870</text:p>
          </table:table-cell>
          <table:table-cell office:value-type="float" office:value="1.869619" calcext:value-type="float">
            <text:p>1.869619</text:p>
          </table:table-cell>
          <table:table-cell office:value-type="float" office:value="1.784156" calcext:value-type="float">
            <text:p>1.784156</text:p>
          </table:table-cell>
          <table:table-cell office:value-type="float" office:value="1.465399" calcext:value-type="float">
            <text:p>1.465399</text:p>
          </table:table-cell>
          <table:table-cell office:value-type="float" office:value="1.347005" calcext:value-type="float">
            <text:p>1.347005</text:p>
          </table:table-cell>
          <table:table-cell office:value-type="float" office:value="1.290031" calcext:value-type="float">
            <text:p>1.290031</text:p>
          </table:table-cell>
          <table:table-cell office:value-type="float" office:value="1.220889" calcext:value-type="float">
            <text:p>1.220889</text:p>
          </table:table-cell>
          <table:table-cell office:value-type="float" office:value="1.16151" calcext:value-type="float">
            <text:p>1.161510</text:p>
          </table:table-cell>
          <table:table-cell table:style-name="ce12" office:value-type="float" office:value="1.139562" calcext:value-type="float">
            <text:p>1.1395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2-4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2-4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767" calcext:value-type="float">
            <text:p>0.5476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3225" calcext:value-type="float">
            <text:p>1.043225</text:p>
          </table:table-cell>
          <table:table-cell office:value-type="float" office:value="0.810218" calcext:value-type="float">
            <text:p>0.810218</text:p>
          </table:table-cell>
          <table:table-cell office:value-type="float" office:value="0.720593" calcext:value-type="float">
            <text:p>0.720593</text:p>
          </table:table-cell>
          <table:table-cell office:value-type="float" office:value="0.696091" calcext:value-type="float">
            <text:p>0.696091</text:p>
          </table:table-cell>
          <table:table-cell table:style-name="ce13" office:value-type="float" office:value="0.636706" calcext:value-type="float">
            <text:p>0.636706</text:p>
          </table:table-cell>
          <table:table-cell office:value-type="float" office:value="0.620831" calcext:value-type="float">
            <text:p>0.620831</text:p>
          </table:table-cell>
          <table:table-cell office:value-type="float" office:value="0.584517" calcext:value-type="float">
            <text:p>0.584517</text:p>
          </table:table-cell>
          <table:table-cell office:value-type="float" office:value="0.569785" calcext:value-type="float">
            <text:p>0.569785</text:p>
          </table:table-cell>
          <table:table-cell office:value-type="float" office:value="0.556905" calcext:value-type="float">
            <text:p>0.556905</text:p>
          </table:table-cell>
          <table:table-cell table:style-name="ce12" office:value-type="float" office:value="0.54767" calcext:value-type="float">
            <text:p>0.5476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038" calcext:value-type="float">
            <text:p>1.134038</text:p>
          </table:table-cell>
          <table:table-cell table:number-columns-repeated="3"/>
          <table:table-cell office:value-type="float" office:value="3.33037" calcext:value-type="float">
            <text:p>3.330370</text:p>
          </table:table-cell>
          <table:table-cell office:value-type="float" office:value="2.316641" calcext:value-type="float">
            <text:p>2.316641</text:p>
          </table:table-cell>
          <table:table-cell office:value-type="float" office:value="1.81215" calcext:value-type="float">
            <text:p>1.812150</text:p>
          </table:table-cell>
          <table:table-cell office:value-type="float" office:value="1.682154" calcext:value-type="float">
            <text:p>1.682154</text:p>
          </table:table-cell>
          <table:table-cell office:value-type="float" office:value="1.49366" calcext:value-type="float">
            <text:p>1.493660</text:p>
          </table:table-cell>
          <table:table-cell office:value-type="float" office:value="1.353416" calcext:value-type="float">
            <text:p>1.353416</text:p>
          </table:table-cell>
          <table:table-cell office:value-type="float" office:value="1.264236" calcext:value-type="float">
            <text:p>1.264236</text:p>
          </table:table-cell>
          <table:table-cell office:value-type="float" office:value="1.212552" calcext:value-type="float">
            <text:p>1.212552</text:p>
          </table:table-cell>
          <table:table-cell office:value-type="float" office:value="1.160204" calcext:value-type="float">
            <text:p>1.160204</text:p>
          </table:table-cell>
          <table:table-cell table:style-name="ce12" office:value-type="float" office:value="1.134038" calcext:value-type="float">
            <text:p>1.134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5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931" calcext:value-type="float">
            <text:p>0.6689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88228" calcext:value-type="float">
            <text:p>1.288228</text:p>
          </table:table-cell>
          <table:table-cell office:value-type="float" office:value="1.010103" calcext:value-type="float">
            <text:p>1.010103</text:p>
          </table:table-cell>
          <table:table-cell office:value-type="float" office:value="0.889084" calcext:value-type="float">
            <text:p>0.889084</text:p>
          </table:table-cell>
          <table:table-cell office:value-type="float" office:value="0.892284" calcext:value-type="float">
            <text:p>0.892284</text:p>
          </table:table-cell>
          <table:table-cell office:value-type="float" office:value="0.811313" calcext:value-type="float">
            <text:p>0.811313</text:p>
          </table:table-cell>
          <table:table-cell office:value-type="float" office:value="0.777538" calcext:value-type="float">
            <text:p>0.777538</text:p>
          </table:table-cell>
          <table:table-cell office:value-type="float" office:value="0.732205" calcext:value-type="float">
            <text:p>0.732205</text:p>
          </table:table-cell>
          <table:table-cell office:value-type="float" office:value="0.714736" calcext:value-type="float">
            <text:p>0.714736</text:p>
          </table:table-cell>
          <table:table-cell office:value-type="float" office:value="0.672581" calcext:value-type="float">
            <text:p>0.672581</text:p>
          </table:table-cell>
          <table:table-cell table:style-name="ce12" office:value-type="float" office:value="0.668931" calcext:value-type="float">
            <text:p>0.6689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926" calcext:value-type="float">
            <text:p>1.189260</text:p>
          </table:table-cell>
          <table:table-cell table:number-columns-repeated="3"/>
          <table:table-cell office:value-type="float" office:value="2.180331" calcext:value-type="float">
            <text:p>2.180331</text:p>
          </table:table-cell>
          <table:table-cell office:value-type="float" office:value="1.662861" calcext:value-type="float">
            <text:p>1.662861</text:p>
          </table:table-cell>
          <table:table-cell office:value-type="float" office:value="1.520708" calcext:value-type="float">
            <text:p>1.520708</text:p>
          </table:table-cell>
          <table:table-cell office:value-type="float" office:value="1.435185" calcext:value-type="float">
            <text:p>1.435185</text:p>
          </table:table-cell>
          <table:table-cell office:value-type="float" office:value="1.484094" calcext:value-type="float">
            <text:p>1.484094</text:p>
          </table:table-cell>
          <table:table-cell office:value-type="float" office:value="1.347715" calcext:value-type="float">
            <text:p>1.347715</text:p>
          </table:table-cell>
          <table:table-cell office:value-type="float" office:value="1.329288" calcext:value-type="float">
            <text:p>1.329288</text:p>
          </table:table-cell>
          <table:table-cell office:value-type="float" office:value="1.219621" calcext:value-type="float">
            <text:p>1.219621</text:p>
          </table:table-cell>
          <table:table-cell office:value-type="float" office:value="1.206511" calcext:value-type="float">
            <text:p>1.206511</text:p>
          </table:table-cell>
          <table:table-cell table:style-name="ce12" office:value-type="float" office:value="1.18926" calcext:value-type="float">
            <text:p>1.1892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0009" calcext:value-type="float">
            <text:p>1.440009</text:p>
          </table:table-cell>
          <table:table-cell table:number-columns-repeated="3"/>
          <table:table-cell office:value-type="float" office:value="2.842161" calcext:value-type="float">
            <text:p>2.842161</text:p>
          </table:table-cell>
          <table:table-cell office:value-type="float" office:value="2.182706" calcext:value-type="float">
            <text:p>2.182706</text:p>
          </table:table-cell>
          <table:table-cell office:value-type="float" office:value="1.997115" calcext:value-type="float">
            <text:p>1.997115</text:p>
          </table:table-cell>
          <table:table-cell office:value-type="float" office:value="1.843069" calcext:value-type="float">
            <text:p>1.843069</text:p>
          </table:table-cell>
          <table:table-cell office:value-type="float" office:value="1.663841" calcext:value-type="float">
            <text:p>1.663841</text:p>
          </table:table-cell>
          <table:table-cell office:value-type="float" office:value="1.947479" calcext:value-type="float">
            <text:p>1.947479</text:p>
          </table:table-cell>
          <table:table-cell office:value-type="float" office:value="1.650771" calcext:value-type="float">
            <text:p>1.650771</text:p>
          </table:table-cell>
          <table:table-cell office:value-type="float" office:value="1.517829" calcext:value-type="float">
            <text:p>1.517829</text:p>
          </table:table-cell>
          <table:table-cell office:value-type="float" office:value="1.454704" calcext:value-type="float">
            <text:p>1.454704</text:p>
          </table:table-cell>
          <table:table-cell table:style-name="ce12" office:value-type="float" office:value="1.440009" calcext:value-type="float">
            <text:p>1.4400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5008" calcext:value-type="float">
            <text:p>5.335008</text:p>
          </table:table-cell>
          <table:table-cell table:number-columns-repeated="3"/>
          <table:table-cell office:value-type="float" office:value="10.060491" calcext:value-type="float">
            <text:p>10.060491</text:p>
          </table:table-cell>
          <table:table-cell office:value-type="float" office:value="8.060675" calcext:value-type="float">
            <text:p>8.060675</text:p>
          </table:table-cell>
          <table:table-cell office:value-type="float" office:value="7.166483" calcext:value-type="float">
            <text:p>7.166483</text:p>
          </table:table-cell>
          <table:table-cell office:value-type="float" office:value="6.778312" calcext:value-type="float">
            <text:p>6.778312</text:p>
          </table:table-cell>
          <table:table-cell office:value-type="float" office:value="6.168978" calcext:value-type="float">
            <text:p>6.168978</text:p>
          </table:table-cell>
          <table:table-cell office:value-type="float" office:value="6.997614" calcext:value-type="float">
            <text:p>6.997614</text:p>
          </table:table-cell>
          <table:table-cell office:value-type="float" office:value="5.9613" calcext:value-type="float">
            <text:p>5.961300</text:p>
          </table:table-cell>
          <table:table-cell office:value-type="float" office:value="5.539317" calcext:value-type="float">
            <text:p>5.539317</text:p>
          </table:table-cell>
          <table:table-cell office:value-type="float" office:value="5.319988" calcext:value-type="float">
            <text:p>5.319988</text:p>
          </table:table-cell>
          <table:table-cell table:style-name="ce12" office:value-type="float" office:value="5.335008" calcext:value-type="float">
            <text:p>5.3350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1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1223" calcext:value-type="float">
            <text:p>0.6612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55618" calcext:value-type="float">
            <text:p>1.355618</text:p>
          </table:table-cell>
          <table:table-cell office:value-type="float" office:value="0.988021" calcext:value-type="float">
            <text:p>0.988021</text:p>
          </table:table-cell>
          <table:table-cell office:value-type="float" office:value="0.899579" calcext:value-type="float">
            <text:p>0.899579</text:p>
          </table:table-cell>
          <table:table-cell office:value-type="float" office:value="0.866729" calcext:value-type="float">
            <text:p>0.866729</text:p>
          </table:table-cell>
          <table:table-cell office:value-type="float" office:value="0.815077" calcext:value-type="float">
            <text:p>0.815077</text:p>
          </table:table-cell>
          <table:table-cell office:value-type="float" office:value="0.747826" calcext:value-type="float">
            <text:p>0.747826</text:p>
          </table:table-cell>
          <table:table-cell office:value-type="float" office:value="0.724661" calcext:value-type="float">
            <text:p>0.724661</text:p>
          </table:table-cell>
          <table:table-cell office:value-type="float" office:value="0.703845" calcext:value-type="float">
            <text:p>0.703845</text:p>
          </table:table-cell>
          <table:table-cell office:value-type="float" office:value="0.682512" calcext:value-type="float">
            <text:p>0.682512</text:p>
          </table:table-cell>
          <table:table-cell table:style-name="ce12" office:value-type="float" office:value="0.661223" calcext:value-type="float">
            <text:p>0.6612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9371" calcext:value-type="float">
            <text:p>1.193710</text:p>
          </table:table-cell>
          <table:table-cell table:number-columns-repeated="3"/>
          <table:table-cell office:value-type="float" office:value="2.38452" calcext:value-type="float">
            <text:p>2.384520</text:p>
          </table:table-cell>
          <table:table-cell office:value-type="float" office:value="1.692607" calcext:value-type="float">
            <text:p>1.692607</text:p>
          </table:table-cell>
          <table:table-cell office:value-type="float" office:value="1.545495" calcext:value-type="float">
            <text:p>1.545495</text:p>
          </table:table-cell>
          <table:table-cell office:value-type="float" office:value="1.459053" calcext:value-type="float">
            <text:p>1.459053</text:p>
          </table:table-cell>
          <table:table-cell office:value-type="float" office:value="1.531646" calcext:value-type="float">
            <text:p>1.531646</text:p>
          </table:table-cell>
          <table:table-cell office:value-type="float" office:value="1.355929" calcext:value-type="float">
            <text:p>1.355929</text:p>
          </table:table-cell>
          <table:table-cell office:value-type="float" office:value="1.310695" calcext:value-type="float">
            <text:p>1.310695</text:p>
          </table:table-cell>
          <table:table-cell office:value-type="float" office:value="1.249138" calcext:value-type="float">
            <text:p>1.249138</text:p>
          </table:table-cell>
          <table:table-cell office:value-type="float" office:value="1.226729" calcext:value-type="float">
            <text:p>1.226729</text:p>
          </table:table-cell>
          <table:table-cell table:style-name="ce12" office:value-type="float" office:value="1.19371" calcext:value-type="float">
            <text:p>1.1937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1595" calcext:value-type="float">
            <text:p>1.415950</text:p>
          </table:table-cell>
          <table:table-cell table:number-columns-repeated="3"/>
          <table:table-cell office:value-type="float" office:value="2.855445" calcext:value-type="float">
            <text:p>2.855445</text:p>
          </table:table-cell>
          <table:table-cell office:value-type="float" office:value="2.151348" calcext:value-type="float">
            <text:p>2.151348</text:p>
          </table:table-cell>
          <table:table-cell office:value-type="float" office:value="1.934808" calcext:value-type="float">
            <text:p>1.934808</text:p>
          </table:table-cell>
          <table:table-cell office:value-type="float" office:value="1.827924" calcext:value-type="float">
            <text:p>1.827924</text:p>
          </table:table-cell>
          <table:table-cell office:value-type="float" office:value="1.686438" calcext:value-type="float">
            <text:p>1.686438</text:p>
          </table:table-cell>
          <table:table-cell office:value-type="float" office:value="1.920914" calcext:value-type="float">
            <text:p>1.920914</text:p>
          </table:table-cell>
          <table:table-cell office:value-type="float" office:value="1.584989" calcext:value-type="float">
            <text:p>1.584989</text:p>
          </table:table-cell>
          <table:table-cell office:value-type="float" office:value="1.495486" calcext:value-type="float">
            <text:p>1.495486</text:p>
          </table:table-cell>
          <table:table-cell office:value-type="float" office:value="1.443898" calcext:value-type="float">
            <text:p>1.443898</text:p>
          </table:table-cell>
          <table:table-cell table:style-name="ce12" office:value-type="float" office:value="1.41595" calcext:value-type="float">
            <text:p>1.4159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247847" calcext:value-type="float">
            <text:p>5.247847</text:p>
          </table:table-cell>
          <table:table-cell table:number-columns-repeated="3"/>
          <table:table-cell office:value-type="float" office:value="9.841157" calcext:value-type="float">
            <text:p>9.841157</text:p>
          </table:table-cell>
          <table:table-cell office:value-type="float" office:value="8.047652" calcext:value-type="float">
            <text:p>8.047652</text:p>
          </table:table-cell>
          <table:table-cell office:value-type="float" office:value="7.061575" calcext:value-type="float">
            <text:p>7.061575</text:p>
          </table:table-cell>
          <table:table-cell office:value-type="float" office:value="6.604201" calcext:value-type="float">
            <text:p>6.604201</text:p>
          </table:table-cell>
          <table:table-cell office:value-type="float" office:value="6.148259" calcext:value-type="float">
            <text:p>6.148259</text:p>
          </table:table-cell>
          <table:table-cell office:value-type="float" office:value="6.686079" calcext:value-type="float">
            <text:p>6.686079</text:p>
          </table:table-cell>
          <table:table-cell office:value-type="float" office:value="5.670396" calcext:value-type="float">
            <text:p>5.670396</text:p>
          </table:table-cell>
          <table:table-cell office:value-type="float" office:value="5.458926" calcext:value-type="float">
            <text:p>5.458926</text:p>
          </table:table-cell>
          <table:table-cell office:value-type="float" office:value="5.302715" calcext:value-type="float">
            <text:p>5.302715</text:p>
          </table:table-cell>
          <table:table-cell table:style-name="ce12" office:value-type="float" office:value="5.247847" calcext:value-type="float">
            <text:p>5.2478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5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5-3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66" calcext:value-type="float">
            <text:p>0.656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26821" calcext:value-type="float">
            <text:p>1.326821</text:p>
          </table:table-cell>
          <table:table-cell office:value-type="float" office:value="0.991182" calcext:value-type="float">
            <text:p>0.991182</text:p>
          </table:table-cell>
          <table:table-cell office:value-type="float" office:value="0.960049" calcext:value-type="float">
            <text:p>0.960049</text:p>
          </table:table-cell>
          <table:table-cell office:value-type="float" office:value="0.886312" calcext:value-type="float">
            <text:p>0.886312</text:p>
          </table:table-cell>
          <table:table-cell office:value-type="float" office:value="0.791336" calcext:value-type="float">
            <text:p>0.791336</text:p>
          </table:table-cell>
          <table:table-cell office:value-type="float" office:value="0.765685" calcext:value-type="float">
            <text:p>0.765685</text:p>
          </table:table-cell>
          <table:table-cell office:value-type="float" office:value="0.726474" calcext:value-type="float">
            <text:p>0.726474</text:p>
          </table:table-cell>
          <table:table-cell office:value-type="float" office:value="0.709081" calcext:value-type="float">
            <text:p>0.709081</text:p>
          </table:table-cell>
          <table:table-cell office:value-type="float" office:value="0.676757" calcext:value-type="float">
            <text:p>0.676757</text:p>
          </table:table-cell>
          <table:table-cell table:style-name="ce12" office:value-type="float" office:value="0.6566" calcext:value-type="float">
            <text:p>0.6566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3986" calcext:value-type="float">
            <text:p>1.183986</text:p>
          </table:table-cell>
          <table:table-cell table:number-columns-repeated="3"/>
          <table:table-cell office:value-type="float" office:value="2.401354" calcext:value-type="float">
            <text:p>2.401354</text:p>
          </table:table-cell>
          <table:table-cell office:value-type="float" office:value="1.644895" calcext:value-type="float">
            <text:p>1.644895</text:p>
          </table:table-cell>
          <table:table-cell office:value-type="float" office:value="1.509771" calcext:value-type="float">
            <text:p>1.509771</text:p>
          </table:table-cell>
          <table:table-cell office:value-type="float" office:value="1.456383" calcext:value-type="float">
            <text:p>1.456383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334431" calcext:value-type="float">
            <text:p>1.334431</text:p>
          </table:table-cell>
          <table:table-cell office:value-type="float" office:value="1.291343" calcext:value-type="float">
            <text:p>1.291343</text:p>
          </table:table-cell>
          <table:table-cell office:value-type="float" office:value="1.232625" calcext:value-type="float">
            <text:p>1.232625</text:p>
          </table:table-cell>
          <table:table-cell office:value-type="float" office:value="1.212749" calcext:value-type="float">
            <text:p>1.212749</text:p>
          </table:table-cell>
          <table:table-cell table:style-name="ce12" office:value-type="float" office:value="1.183986" calcext:value-type="float">
            <text:p>1.1839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7206" calcext:value-type="float">
            <text:p>1.447206</text:p>
          </table:table-cell>
          <table:table-cell table:number-columns-repeated="3"/>
          <table:table-cell office:value-type="float" office:value="2.588811" calcext:value-type="float">
            <text:p>2.588811</text:p>
          </table:table-cell>
          <table:table-cell office:value-type="float" office:value="2.234746" calcext:value-type="float">
            <text:p>2.234746</text:p>
          </table:table-cell>
          <table:table-cell office:value-type="float" office:value="2.132016" calcext:value-type="float">
            <text:p>2.132016</text:p>
          </table:table-cell>
          <table:table-cell office:value-type="float" office:value="1.756059" calcext:value-type="float">
            <text:p>1.756059</text:p>
          </table:table-cell>
          <table:table-cell office:value-type="float" office:value="1.685562" calcext:value-type="float">
            <text:p>1.685562</text:p>
          </table:table-cell>
          <table:table-cell office:value-type="float" office:value="1.828714" calcext:value-type="float">
            <text:p>1.828714</text:p>
          </table:table-cell>
          <table:table-cell office:value-type="float" office:value="1.568953" calcext:value-type="float">
            <text:p>1.568953</text:p>
          </table:table-cell>
          <table:table-cell office:value-type="float" office:value="1.506528" calcext:value-type="float">
            <text:p>1.506528</text:p>
          </table:table-cell>
          <table:table-cell office:value-type="float" office:value="1.474788" calcext:value-type="float">
            <text:p>1.474788</text:p>
          </table:table-cell>
          <table:table-cell table:style-name="ce12" office:value-type="float" office:value="1.447206" calcext:value-type="float">
            <text:p>1.4472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4197" calcext:value-type="float">
            <text:p>5.334197</text:p>
          </table:table-cell>
          <table:table-cell table:number-columns-repeated="3"/>
          <table:table-cell office:value-type="float" office:value="9.356257" calcext:value-type="float">
            <text:p>9.356257</text:p>
          </table:table-cell>
          <table:table-cell office:value-type="float" office:value="8.198584" calcext:value-type="float">
            <text:p>8.198584</text:p>
          </table:table-cell>
          <table:table-cell office:value-type="float" office:value="7.306607" calcext:value-type="float">
            <text:p>7.306607</text:p>
          </table:table-cell>
          <table:table-cell office:value-type="float" office:value="6.582999" calcext:value-type="float">
            <text:p>6.582999</text:p>
          </table:table-cell>
          <table:table-cell office:value-type="float" office:value="6.143639" calcext:value-type="float">
            <text:p>6.143639</text:p>
          </table:table-cell>
          <table:table-cell office:value-type="float" office:value="6.606705" calcext:value-type="float">
            <text:p>6.606705</text:p>
          </table:table-cell>
          <table:table-cell office:value-type="float" office:value="5.625143" calcext:value-type="float">
            <text:p>5.625143</text:p>
          </table:table-cell>
          <table:table-cell office:value-type="float" office:value="5.441521" calcext:value-type="float">
            <text:p>5.441521</text:p>
          </table:table-cell>
          <table:table-cell office:value-type="float" office:value="5.384548" calcext:value-type="float">
            <text:p>5.384548</text:p>
          </table:table-cell>
          <table:table-cell table:style-name="ce12" office:value-type="float" office:value="5.334197" calcext:value-type="float">
            <text:p>5.334197</text:p>
          </table:table-cell>
          <table:table-cell table:number-columns-repeated="996"/>
        </table:table-row>
        <table:table-row table:style-name="ro1" table:number-rows-repeated="6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200kitti=&gt;27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3" calcext:value-type="date">
            <text:p>2022-03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3" calcext:value-type="date">
            <text:p>2022-03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19091" calcext:value-type="float">
            <text:p>1.31909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69035" calcext:value-type="float">
            <text:p>0.869035</text:p>
          </table:table-cell>
          <table:table-cell office:value-type="float" office:value="0.806101" calcext:value-type="float">
            <text:p>0.806101</text:p>
          </table:table-cell>
          <table:table-cell office:value-type="float" office:value="0.73986" calcext:value-type="float">
            <text:p>0.739860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7174" calcext:value-type="float">
            <text:p>0.757174</text:p>
          </table:table-cell>
          <table:table-cell table:style-name="ce12" office:value-type="float" office:value="0.735076" calcext:value-type="float">
            <text:p>0.7350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204058" calcext:value-type="float">
            <text:p>2.204058</text:p>
          </table:table-cell>
          <table:table-cell office:value-type="float" office:value="1.72628" calcext:value-type="float">
            <text:p>1.726280</text:p>
          </table:table-cell>
          <table:table-cell office:value-type="float" office:value="1.634486" calcext:value-type="float">
            <text:p>1.634486</text:p>
          </table:table-cell>
          <table:table-cell office:value-type="float" office:value="1.65298" calcext:value-type="float">
            <text:p>1.652980</text:p>
          </table:table-cell>
          <table:table-cell office:value-type="float" office:value="1.492055" calcext:value-type="float">
            <text:p>1.492055</text:p>
          </table:table-cell>
          <table:table-cell office:value-type="float" office:value="1.416244" calcext:value-type="float">
            <text:p>1.416244</text:p>
          </table:table-cell>
          <table:table-cell office:value-type="float" office:value="1.346832" calcext:value-type="float">
            <text:p>1.346832</text:p>
          </table:table-cell>
          <table:table-cell office:value-type="float" office:value="1.314284" calcext:value-type="float">
            <text:p>1.314284</text:p>
          </table:table-cell>
          <table:table-cell office:value-type="float" office:value="1.268822" calcext:value-type="float">
            <text:p>1.268822</text:p>
          </table:table-cell>
          <table:table-cell table:style-name="ce12" office:value-type="float" office:value="1.274174" calcext:value-type="float">
            <text:p>1.274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5"/>
          <table:table-cell office:value-type="float" office:value="1.575584" calcext:value-type="float">
            <text:p>1.575584</text:p>
          </table:table-cell>
          <table:table-cell office:value-type="float" office:value="1.429918" calcext:value-type="float">
            <text:p>1.429918</text:p>
          </table:table-cell>
          <table:table-cell office:value-type="float" office:value="1.251938" calcext:value-type="float">
            <text:p>1.251938</text:p>
          </table:table-cell>
          <table:table-cell office:value-type="float" office:value="1.166698" calcext:value-type="float">
            <text:p>1.166698</text:p>
          </table:table-cell>
          <table:table-cell office:value-type="float" office:value="1.07959" calcext:value-type="float">
            <text:p>1.079590</text:p>
          </table:table-cell>
          <table:table-cell office:value-type="float" office:value="1.03106" calcext:value-type="float">
            <text:p>1.031060</text:p>
          </table:table-cell>
          <table:table-cell office:value-type="float" office:value="1.003519" calcext:value-type="float">
            <text:p>1.003519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0.949305" calcext:value-type="float">
            <text:p>0.949305</text:p>
          </table:table-cell>
          <table:table-cell table:style-name="ce12" office:value-type="float" office:value="0.922925" calcext:value-type="float">
            <text:p>0.9229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5.858259" calcext:value-type="float">
            <text:p>5.858259</text:p>
          </table:table-cell>
          <table:table-cell office:value-type="float" office:value="5.062183" calcext:value-type="float">
            <text:p>5.062183</text:p>
          </table:table-cell>
          <table:table-cell office:value-type="float" office:value="4.350994" calcext:value-type="float">
            <text:p>4.350994</text:p>
          </table:table-cell>
          <table:table-cell office:value-type="float" office:value="3.974871" calcext:value-type="float">
            <text:p>3.974871</text:p>
          </table:table-cell>
          <table:table-cell office:value-type="float" office:value="3.74678" calcext:value-type="float">
            <text:p>3.746780</text:p>
          </table:table-cell>
          <table:table-cell office:value-type="float" office:value="3.302572" calcext:value-type="float">
            <text:p>3.302572</text:p>
          </table:table-cell>
          <table:table-cell office:value-type="float" office:value="3.232237" calcext:value-type="float">
            <text:p>3.232237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3.011945" calcext:value-type="float">
            <text:p>3.011945</text:p>
          </table:table-cell>
          <table:table-cell table:style-name="ce12" office:value-type="float" office:value="2.859658" calcext:value-type="float">
            <text:p>2.8596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500kitti + 1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600kitti + 3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6" calcext:value-type="date">
            <text:p>2022-03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6" calcext:value-type="date">
            <text:p>2022-03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style-name="Default" table:number-columns-repeated="17"/>
          <table:table-cell table:number-columns-repeated="1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3">
          <table:table-cell table:style-name="Default" table:number-columns-repeated="17"/>
          <table:table-cell table:number-columns-repeated="11"/>
          <table:table-cell table:style-name="Default"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style-name="ce17"/>
          <table:table-cell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5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2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55885" calcext:value-type="float">
            <text:p>0.955885</text:p>
          </table:table-cell>
          <table:table-cell office:value-type="float" office:value="0.806938" calcext:value-type="float">
            <text:p>0.806938</text:p>
          </table:table-cell>
          <table:table-cell office:value-type="float" office:value="0.739316" calcext:value-type="float">
            <text:p>0.739316</text:p>
          </table:table-cell>
          <table:table-cell office:value-type="float" office:value="0.683736" calcext:value-type="float">
            <text:p>0.683736</text:p>
          </table:table-cell>
          <table:table-cell office:value-type="float" office:value="0.635522" calcext:value-type="float">
            <text:p>0.635522</text:p>
          </table:table-cell>
          <table:table-cell office:value-type="float" office:value="0.62126" calcext:value-type="float">
            <text:p>0.621260</text:p>
          </table:table-cell>
          <table:table-cell office:value-type="float" office:value="0.585865" calcext:value-type="float">
            <text:p>0.585865</text:p>
          </table:table-cell>
          <table:table-cell office:value-type="float" office:value="0.570419" calcext:value-type="float">
            <text:p>0.570419</text:p>
          </table:table-cell>
          <table:table-cell office:value-type="float" office:value="0.554382" calcext:value-type="float">
            <text:p>0.554382</text:p>
          </table:table-cell>
          <table:table-cell table:style-name="ce12" office:value-type="float" office:value="0.545385" calcext:value-type="float">
            <text:p>0.5453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2.935162" calcext:value-type="float">
            <text:p>2.935162</text:p>
          </table:table-cell>
          <table:table-cell office:value-type="float" office:value="2.479514" calcext:value-type="float">
            <text:p>2.479514</text:p>
          </table:table-cell>
          <table:table-cell office:value-type="float" office:value="1.868868" calcext:value-type="float">
            <text:p>1.868868</text:p>
          </table:table-cell>
          <table:table-cell office:value-type="float" office:value="1.764145" calcext:value-type="float">
            <text:p>1.764145</text:p>
          </table:table-cell>
          <table:table-cell office:value-type="float" office:value="1.556816" calcext:value-type="float">
            <text:p>1.556816</text:p>
          </table:table-cell>
          <table:table-cell office:value-type="float" office:value="1.457774" calcext:value-type="float">
            <text:p>1.457774</text:p>
          </table:table-cell>
          <table:table-cell office:value-type="float" office:value="1.296948" calcext:value-type="float">
            <text:p>1.296948</text:p>
          </table:table-cell>
          <table:table-cell office:value-type="float" office:value="1.212606" calcext:value-type="float">
            <text:p>1.212606</text:p>
          </table:table-cell>
          <table:table-cell office:value-type="float" office:value="1.155295" calcext:value-type="float">
            <text:p>1.155295</text:p>
          </table:table-cell>
          <table:table-cell table:style-name="ce12" office:value-type="float" office:value="1.119856" calcext:value-type="float">
            <text:p>1.1198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2-14-04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2-14-04-07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Default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Topk 2048 256 12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9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4GPU C+T+K based exp4</text:p>
          </table:table-cell>
          <table:table-cell table:style-name="ce17" office:value-type="string" calcext:value-type="string">
            <text:p>C+T+K</text:p>
          </table:table-cell>
          <table:table-cell table:style-name="ce17" office:value-type="string" calcext:value-type="string">
            <text:p>4 * 3090</text:p>
          </table:table-cell>
          <table:table-cell table:style-name="ce23"/>
          <table:table-cell table:style-name="ce23" office:value-type="string" calcext:value-type="string">
            <text:p>TEST</text:p>
          </table:table-cell>
          <table:table-cell table:style-name="ce17"/>
          <table:table-cell table:style-name="ce17" office:value-type="float" office:value="1234" calcext:value-type="float">
            <text:p>1234</text:p>
          </table:table-cell>
          <table:table-cell table:style-name="ce23" table:number-columns-repeated="2"/>
          <table:table-cell table:style-name="ce17" office:value-type="string" calcext:value-type="string">
            <text:p>kitti</text:p>
          </table:table-cell>
          <table:table-cell table:style-name="ce17" office:value-type="string" calcext:value-type="string">
            <text:p>exp4</text:p>
          </table:table-cell>
          <table:table-cell table:style-name="ce17" office:value-type="string" calcext:value-type="string">
            <text:p>EPE,F1</text:p>
          </table:table-cell>
          <table:table-cell table:style-name="ce17" office:value-type="float" office:value="4" calcext:value-type="float">
            <text:p>4</text:p>
          </table:table-cell>
          <table:table-cell table:style-name="ce12"/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table:style-name="ce14"/>
          <table:table-cell table:style-name="ce17" table:number-columns-repeated="4"/>
          <table:table-cell table:style-name="ce23"/>
          <table:table-cell table:style-name="ce17" table:number-columns-repeated="8"/>
          <table:table-cell table:style-name="ce12"/>
          <table:table-cell table:style-name="ce17" table:number-columns-repeated="2"/>
          <table:table-cell table:style-name="ce17" office:value-type="string" calcext:value-type="string">
            <text:p>lr=0.000125</text:p>
          </table:table-cell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 table:number-columns-spanned="21" table:number-rows-spanned="1">
            <text:p>Channel Attention</text:p>
          </table:table-cell>
          <table:covered-table-cell table:number-columns-repeated="2"/>
          <table:covered-table-cell table:number-columns-repeated="2" table:style-name="ce3"/>
          <table:covered-table-cell table:number-columns-repeated="2"/>
          <table:covered-table-cell table:number-columns-repeated="2" table:style-name="ce3"/>
          <table:covered-table-cell table:number-columns-repeated="8"/>
          <table:covered-table-cell table:number-columns-repeated="4" table:style-name="ce13"/>
          <table:table-cell table:style-name="ce13" table:number-columns-repeated="6"/>
          <table:table-cell table:style-name="Default"/>
          <table:table-cell table:number-columns-repeated="995"/>
        </table:table-row>
        <table:table-row table:style-name="ro1" table:number-rows-repeated="13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style-name="Default" table:number-columns-repeated="18"/>
          <table:table-cell table:style-name="ce13" table:number-columns-repeated="10"/>
          <table:table-cell table:style-name="Default"/>
          <table:table-cell table:style-name="ce17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>
          <table:table-cell table:style-name="Default" table:number-columns-repeated="17"/>
          <table:table-cell table:number-columns-repeated="10"/>
          <table:table-cell table:style-name="ce12"/>
          <table:table-cell/>
          <table:table-cell table:style-name="Default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2" table:number-columns-repeated="10"/>
          <table:table-cell table:style-name="ce17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 table:number-rows-repeated="9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4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"/>
          <table:table-cell table:number-columns-repeated="3"/>
          <table:table-cell table:style-name="ce3" table:number-columns-repeated="2"/>
          <table:table-cell table:style-name="ce13"/>
          <table:table-cell/>
          <table:table-cell table:style-name="ce3" table:number-columns-repeated="2"/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0-16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0-16-01-15</text:p>
          </table:table-cell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pan = 2</text:p>
          </table:table-cell>
          <table:table-cell table:style-name="Default" table:number-columns-repeated="16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table:number-columns-repeated="9"/>
          <table:table-cell table:style-name="ce13"/>
          <table:table-cell table:number-columns-repeated="4"/>
          <table:table-cell table:style-name="ce13" table:number-columns-repeated="3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pan = 3</text:p>
          </table:table-cell>
          <table:table-cell table:style-name="Default" table:number-columns-repeated="17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number-columns-repeated="9"/>
          <table:table-cell table:style-name="ce13"/>
          <table:table-cell table:number-columns-repeated="4"/>
          <table:table-cell table:style-name="ce13" table:number-columns-repeated="3"/>
          <table:table-cell table:number-columns-repeated="1002"/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7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77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3:50:26.024096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6-14T14:57:23.415452205</dc:date>
    <meta:editing-duration>P110DT23H30M16S</meta:editing-duration>
    <meta:editing-cycles>1364</meta:editing-cycles>
    <meta:generator>LibreOffice/6.4.7.2$Linux_X86_64 LibreOffice_project/40$Build-2</meta:generator>
    <meta:document-statistic meta:table-count="1" meta:cell-count="5544" meta:object-count="0"/>
  </office:meta>
</office:document-meta>
</file>